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Garamond-Regular" svg:font-family="AGaramond-Regular" style:font-family-generic="roman"/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CentaurMT" svg:font-family="CentaurMT" style:font-family-generic="roman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empelMARIA-Italic" svg:font-family="StempelMARIA-Italic" style:font-family-generic="swiss"/>
    <style:font-face style:name="StempelMARIA-Roman" svg:font-family="StempelMARIA-Roman"/>
    <style:font-face style:name="Tahoma" svg:font-family="Tahoma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Lodia" style:font-family-generic="roman" style:font-pitch="variable"/>
    <style:font-face style:name="Times New Roman3" svg:font-family="'Times New Roman'" style:font-adornments="Negrita" style:font-family-generic="roman" style:font-pitch="variable"/>
    <style:font-face style:name="Times New Roman4" svg:font-family="'Times New Roman', 'Times New Roman PS'" style:font-family-generic="roman"/>
    <style:font-face style:name="Times New Roman5" svg:font-family="'Times New Roman'"/>
    <style:font-face style:name="Times New Roman6" svg:font-family="'Times New Roman', 'Times New Roman'" style:font-family-generic="roman"/>
    <style:font-face style:name="Times-BoldItalic" svg:font-family="Times-BoldItalic" style:font-family-generic="roman"/>
    <style:font-face style:name="Times-Italic" svg:font-family="Times-Italic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18" style:family="table-cell" style:parent-style-name="Default">
      <style:text-properties style:font-name="Times New Roman" fo:font-size="12pt" fo:language="zxx" fo:country="none" fo:font-style="italic" style:font-name-asian="Andale Sans UI" style:font-size-asian="12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ce19" style:family="table-cell" style:parent-style-name="Defaul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22" style:family="table-cell" style:parent-style-name="Default">
      <style:text-properties fo:color="#000000" style:font-name="Times New Roman" fo:font-size="12pt" fo:language="zxx" fo:country="none" fo:font-style="italic" style:font-name-asian="Andale Sans UI" style:font-size-asian="12pt" style:language-asian="zxx" style:country-asian="none" style:font-style-asian="italic" style:font-name-complex="Times New Roman" style:font-size-complex="12pt" style:language-complex="zxx" style:country-complex="none" style:font-style-complex="italic"/>
    </style:style>
    <style:style style:name="ce13" style:family="table-cell" style:parent-style-name="Default">
      <style:text-properties style:font-name="Times New Roman" fo:font-size="12pt" style:font-size-asian="12pt" style:font-size-complex="12pt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Times New Roman4" fo:font-size="11.5pt" fo:language="none" fo:country="none" fo:font-style="italic" style:font-name-asian="Times New Roman4" style:font-size-asian="11.5pt" style:language-asian="none" style:country-asian="none" style:font-style-asian="italic" style:font-name-complex="Times New Roman4" style:font-size-complex="11.5pt" style:language-complex="none" style:country-complex="none" style:font-style-complex="italic"/>
    </style:style>
    <style:style style:name="ce25" style:family="table-cell" style:parent-style-name="Default">
      <style:text-properties style:use-window-font-color="true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3" style:family="table-cell" style:parent-style-name="Default">
      <style:text-properties fo:color="#000000" style:font-name="Times New Roman2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4" style:family="table-cell" style:parent-style-name="Default">
      <style:text-properties fo:color="#000000" style:font-name="Times New Roman" fo:font-size="12pt" fo:language="none" fo:country="none" fo:font-style="italic" style:font-name-asian="Andale Sans UI" style:font-size-asian="12pt" style:language-asian="none" style:country-asian="none" style:font-style-asian="italic" style:font-name-complex="Times New Roman" style:font-size-complex="12pt" style:language-complex="none" style:country-complex="none" style:font-style-complex="italic"/>
    </style:style>
    <style:style style:name="ce39" style:family="table-cell" style:parent-style-name="Default">
      <style:text-properties fo:color="#000000" style:font-name="Times New Roman" fo:font-size="12pt" fo:language="none" fo:country="none" fo:font-style="italic" style:font-name-asian="Times New Roman6" style:font-size-asian="12pt" style:language-asian="none" style:country-asian="none" style:font-style-asian="italic" style:font-name-complex="Times New Roman6" style:font-size-complex="12pt" style:language-complex="none" style:country-complex="none" style:font-style-complex="italic"/>
    </style:style>
    <style:style style:name="ce24" style:family="table-cell" style:parent-style-name="Default">
      <style:text-properties fo:color="#000000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 New Roman6" style:font-size-asian="12pt" style:language-asian="none" style:country-asian="none" style:font-style-asian="italic" style:font-weight-asian="normal" style:font-name-complex="Times New Roman6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font-name="Times New Roman3" fo:font-size="12pt" fo:language="none" fo:country="none" fo:font-style="italic" style:font-name-asian="Times-Italic" style:font-size-asian="12pt" style:language-asian="none" style:country-asian="none" style:font-style-asian="italic" style:font-name-complex="Times-Italic" style:font-size-complex="12pt" style:language-complex="none" style:country-complex="none" style:font-style-complex="italic"/>
    </style:style>
    <style:style style:name="ce61" style:family="table-cell" style:parent-style-name="Default">
      <style:text-properties style:use-window-font-color="true" style:font-name="Times New Roman3" fo:font-size="12pt" fo:language="none" fo:country="none" fo:font-style="italic" style:font-name-asian="Times-BoldItalic" style:font-size-asian="12pt" style:language-asian="none" style:country-asian="none" style:font-style-asian="italic" style:font-name-complex="Times-BoldItalic" style:font-size-complex="12pt" style:language-complex="none" style:country-complex="none" style:font-style-complex="italic"/>
    </style:style>
    <style:style style:name="ce35" style:family="table-cell" style:parent-style-name="Default">
      <style:text-properties fo:color="#000000" style:font-name="Times New Roman" fo:font-size="12pt" fo:language="none" fo:country="none" fo:font-style="italic" style:font-name-asian="Times New Roman4" style:font-size-asian="12pt" style:language-asian="none" style:country-asian="none" style:font-style-asian="italic" style:font-name-complex="Times New Roman4" style:font-size-complex="12pt" style:language-complex="none" style:country-complex="none" style:font-style-complex="italic"/>
    </style:style>
    <style:style style:name="ce53" style:family="table-cell" style:parent-style-name="Default">
      <style:text-properties style:use-window-font-color="true" style:font-name="Times New Roman" fo:font-size="12pt" fo:language="none" fo:country="none" fo:font-style="italic" style:font-name-asian="TimesNewRomanPSMT" style:font-size-asian="12pt" style:language-asian="none" style:country-asian="none" style:font-style-asian="italic" style:font-name-complex="TimesNewRomanPSMT" style:font-size-complex="12pt" style:language-complex="none" style:country-complex="none" style:font-style-complex="italic"/>
    </style:style>
    <style:style style:name="ce45" style:family="table-cell" style:parent-style-name="Default">
      <style:text-properties fo:color="#000000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Times" style:font-size-asian="12pt" style:language-asian="none" style:country-asian="none" style:font-style-asian="italic" style:font-weight-asian="normal" style:font-name-complex="Times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000000" style:font-name="Times New Roman" fo:font-size="12pt" fo:language="none" fo:country="none" fo:font-style="italic" style:font-name-asian="Times" style:font-size-asian="12pt" style:language-asian="none" style:country-asian="none" style:font-style-asian="italic" style:font-name-complex="Times" style:font-size-complex="12pt" style:language-complex="none" style:country-complex="none" style:font-style-complex="italic"/>
    </style:style>
    <style:style style:name="ce5" style:family="table-cell" style:parent-style-name="Default">
      <style:text-properties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68" style:family="table-cell" style:parent-style-name="Default">
      <style:text-properties style:use-window-font-color="true" style:font-name="Times New Roman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3" style:family="table-cell" style:parent-style-name="Default">
      <style:text-properties style:use-window-font-color="true" style:font-name="Times New Roman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62" style:family="table-cell" style:parent-style-name="Default">
      <style:text-properties style:use-window-font-color="true" style:font-name="Times New Roman" fo:font-size="12pt" fo:language="none" fo:country="none" fo:font-style="italic" style:font-name-asian="ArialUnicodeMS" style:font-size-asian="12pt" style:language-asian="none" style:country-asian="none" style:font-style-asian="italic" style:font-name-complex="ArialUnicodeMS" style:font-size-complex="12pt" style:language-complex="none" style:country-complex="none" style:font-style-complex="italic"/>
    </style:style>
    <style:style style:name="ce23" style:family="table-cell" style:parent-style-name="Default">
      <style:text-properties fo:color="#000000" style:font-name="Times New Roman2" fo:font-size="12pt" fo:language="none" fo:country="none" fo:font-style="italic" style:font-size-asian="12pt" style:language-asian="none" style:country-asian="none" style:font-style-asian="italic" style:font-size-complex="12pt" style:language-complex="none" style:country-complex="none" style:font-style-complex="italic"/>
    </style:style>
    <style:style style:name="ce41" style:family="table-cell" style:parent-style-name="Default">
      <style:text-properties style:use-window-font-color="true" style:font-name="Times New Roman1" fo:font-size="12pt" fo:language="none" fo:country="none" fo:font-style="italic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style:text-underline-mode="continuous" style:text-overline-mode="continuous" style:text-line-through-mode="continuous" style:font-size-asian="12pt" style:language-asian="none" style:country-asian="none" style:font-style-asian="italic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Times New Roman1" fo:font-size="12pt" fo:language="none" fo:country="none" fo:font-style="italic" fo:text-shadow="none" style:text-underline-style="none" style:text-underline-mode="continuous" style:text-overline-mode="continuous" style:text-line-through-mode="continuous" style:font-name-asian="Times New Roman1" style:font-size-asian="12pt" style:language-asian="none" style:country-asian="none" style:font-style-asian="italic" style:font-name-complex="Times New Roman1" style:font-size-complex="12pt" style:language-complex="none" style:country-complex="none" style:font-style-complex="italic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font-name="Times New Roman1" fo:font-size="12pt" fo:language="none" fo:country="none" fo:font-style="italic" fo:font-weight="bold" style:font-name-asian="Times New Roman1" style:font-size-asian="12pt" style:language-asian="none" style:country-asian="none" style:font-style-asian="italic" style:font-weight-asian="bold" style:font-name-complex="Times New Roman1" style:font-size-complex="12pt" style:language-complex="none" style:country-complex="none" style:font-style-complex="italic" style:font-weight-complex="bold"/>
    </style:style>
    <style:style style:name="ce55" style:family="table-cell" style:parent-style-name="Default">
      <style:text-properties style:use-window-font-color="true" style:font-name="Times New Roman" fo:font-size="12pt" fo:language="none" fo:country="none" fo:font-style="italic" fo:font-weight="bold" style:font-name-asian="Times New Roman1" style:font-size-asian="12pt" style:language-asian="none" style:country-asian="none" style:font-style-asian="italic" style:font-weight-asian="bold" style:font-name-complex="Times New Roman1" style:font-size-complex="12pt" style:language-complex="none" style:country-complex="none" style:font-style-complex="italic" style:font-weight-complex="bold"/>
    </style:style>
    <style:style style:name="ce56" style:family="table-cell" style:parent-style-name="Default">
      <style:text-properties style:use-window-font-color="true" style:font-name="Times New Roman" fo:font-size="12pt" fo:language="none" fo:country="none" fo:font-style="italic" fo:font-weight="normal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/>
    </style:style>
    <style:style style:name="ce81" style:family="table-cell" style:parent-style-name="Default">
      <style:text-properties style:use-window-font-color="true" style:font-name="Times New Roman5" fo:font-size="12pt" fo:language="none" fo:country="none" fo:font-style="italic" fo:font-weight="normal" style:font-name-asian="Times New Roman1" style:font-size-asian="12pt" style:language-asian="none" style:country-asian="none" style:font-style-asian="italic" style:font-weight-asian="normal" style:font-name-complex="Times New Roman1" style:font-size-complex="12pt" style:language-complex="none" style:country-complex="none" style:font-style-complex="italic" style:font-weight-complex="normal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ArialNarrow" style:font-size-asian="12pt" style:language-asian="none" style:country-asian="none" style:font-style-asian="italic" style:font-weight-asian="normal" style:font-name-complex="ArialNarrow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use-window-font-color="true" style:font-name="Times New Roman" fo:font-size="12pt" fo:language="none" fo:country="none" fo:font-style="italic" style:font-name-asian="ArialNarrow" style:font-size-asian="12pt" style:language-asian="none" style:country-asian="none" style:font-style-asian="italic" style:font-name-complex="ArialNarrow" style:font-size-complex="12pt" style:language-complex="none" style:country-complex="none" style:font-style-complex="italic"/>
    </style:style>
    <style:style style:name="ce90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italic" style:font-weight-asian="normal" style:font-name-complex="Tahoma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use-window-font-color="true" style:font-name="Times New Roman" fo:font-size="12pt" fo:language="none" fo:country="none" fo:font-style="italic" style:font-name-asian="AGaramond-Regular" style:font-size-asian="12pt" style:language-asian="none" style:country-asian="none" style:font-style-asian="italic" style:font-name-complex="AGaramond-Regular" style:font-size-complex="12pt" style:language-complex="none" style:country-complex="none" style:font-style-complex="italic"/>
    </style:style>
    <style:style style:name="ce95" style:family="table-cell" style:parent-style-name="Default">
      <style:text-properties style:use-window-font-color="true" style:font-name="Times New Roman" fo:font-size="12pt" fo:language="none" fo:country="none" fo:font-style="italic" style:font-name-asian="Segoe UI" style:font-size-asian="6.80000019073486pt" style:language-asian="none" style:country-asian="none" style:font-style-asian="italic" style:font-name-complex="Tahoma" style:font-size-complex="6.80000019073486pt" style:language-complex="none" style:country-complex="none" style:font-style-complex="italic"/>
    </style:style>
    <style:style style:name="ce96" style:family="table-cell" style:parent-style-name="Default">
      <style:text-properties style:use-window-font-color="true" style:font-name="Times New Roman" fo:font-size="12pt" fo:language="none" fo:country="none" fo:font-style="italic" style:font-name-asian="CentaurMT" style:font-size-asian="12pt" style:language-asian="none" style:country-asian="none" style:font-style-asian="italic" style:font-name-complex="CentaurMT" style:font-size-complex="12pt" style:language-complex="none" style:country-complex="none" style:font-style-complex="italic"/>
    </style:style>
    <style:style style:name="ce7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Mang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Times New Roman" fo:font-size="12pt" fo:language="en" fo:country="US" style:font-size-asian="12pt" style:font-name-complex="Mangal" style:font-size-complex="12pt"/>
    </style:style>
    <style:style style:name="ce46" style:family="table-cell" style:parent-style-name="Default"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en" fo:country="US" style:font-size-asian="12pt" style:font-name-complex="Mangal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" style:font-size-complex="12pt" style:language-complex="none" style:country-complex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1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1" style:family="table-cell" style:parent-style-name="Default">
      <style:text-properties style:font-name="Times New Roman" fo:font-size="12pt" fo:language="none" fo:country="none" style:font-name-asian="Segoe UI" style:font-size-asian="12pt" style:language-asian="none" style:country-asian="none" style:font-size-complex="12pt" style:language-complex="none" style:country-complex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none" fo:country="none" style:font-name-asian="Segoe UI" style:font-size-asian="12pt" style:language-asian="none" style:country-asian="none" style:font-name-complex="Times New Roman1" style:font-size-complex="12pt" style:language-complex="none" style:country-complex="non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language="es" fo:country="ES" style:font-size-asian="12pt" style:font-name-complex="Lucida Sans" style:font-size-complex="12pt"/>
    </style:style>
    <style:style style:name="ce97" style:family="table-cell" style:parent-style-name="Defaul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5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style:font-name="Times New Roman" fo:font-size="12pt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7" style:family="text">
      <style:text-properties style:font-name="Times New Roman" fo:font-size="12pt" style:font-name-asian="Times New Roman1" style:font-name-complex="Times New Roman1" style:font-size-asian="12pt" style:font-size-complex="12pt"/>
    </style:style>
    <style:style style:name="T8" style:family="text">
      <style:text-properties style:font-name="Times New Roman" fo:font-size="12pt" style:font-name-asian="Times New Roman1" style:font-name-complex="Times New Roman1" style:font-size-asian="12pt" style:font-size-complex="12pt" fo:font-weight="bold" style:font-weight-asian="bold" style:font-weight-complex="bold"/>
    </style:style>
    <style:style style:name="T9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10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color="#000000" style:font-name="Times New Roman" fo:font-size="12pt" fo:font-weight="bold" style:font-weight-asian="bold" style:font-weight-complex="bold"/>
    </style:style>
    <style:style style:name="T11" style:family="text">
      <style:text-properties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style:font-name="Times New Roman" fo:font-size="12pt" style:use-window-font-color="tru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style:font-size-asian="12pt" style:font-size-complex="12pt" fo:font-weight="normal" style:font-weight-asian="normal" style:font-weight-complex="normal"/>
    </style:style>
    <style:style style:name="T16" style:family="text">
      <style:text-properties style:font-name="Times New Roman" fo:font-size="12pt" style:font-size-asian="12pt" style:font-size-complex="12pt" fo:font-weight="bold" style:font-weight-asian="bold" style:font-weight-complex="bold"/>
    </style:style>
    <style:style style:name="T17" style:family="text">
      <style:text-properties style:font-name="Times New Roman" fo:font-size="12pt" fo:font-weight="bold" style:font-size-asian="12pt" style:font-size-complex="12pt" style:font-weight-asian="bold" style:font-weight-complex="bold"/>
    </style:style>
    <style:style style:name="T18" style:family="text">
      <style:text-properties style:letter-kerning="true"/>
    </style:style>
    <style:style style:name="T19" style:family="text">
      <style:text-properties style:letter-kerning="true" fo:color="#000000" style:font-name="Times New Roman" fo:font-size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0" style:family="text">
      <style:text-properties style:letter-kerning="true" style:font-name="Times New Roman" fo:font-size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 style:use-window-font-color="true"/>
    </style:style>
    <style:style style:name="T21" style:family="text">
      <style:text-properties style:letter-kerning="true" style:font-name="Times New Roman" fo:font-size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2" style:family="text">
      <style:text-properties style:font-name="Times New Roman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3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24" style:family="text">
      <style:text-properties fo:font-size="12pt" style:letter-kerning="true" style:font-size-asian="12pt" style:font-size-complex="12pt"/>
    </style:style>
    <style:style style:name="T25" style:family="text">
      <style:text-properties fo:font-size="12pt" style:letter-kerning="true" style:font-size-asian="12pt" style:font-size-complex="12pt" fo:font-weight="bold" fo:font-style="italic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26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27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/>
    </style:style>
    <style:style style:name="T28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fo:font-weight="normal" style:font-weight-asian="normal" style:font-weight-complex="normal"/>
    </style:style>
    <style:style style:name="T29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fo:font-weight="bold" style:font-weight-asian="bold" style:font-weight-complex="bold"/>
    </style:style>
    <style:style style:name="T30" style:family="text">
      <style:text-properties fo:font-weight="bold" style:font-weight-asian="bold" style:font-weight-complex="bold" style:font-name="Times New Roman1"/>
    </style:style>
    <style:style style:name="T31" style:family="text">
      <style:text-properties style:font-name="Times New Roman1"/>
    </style:style>
    <style:style style:name="T32" style:family="text">
      <style:text-properties style:letter-kerning="true" style:font-name="Times New Roman" fo:font-size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33" style:family="text">
      <style:text-properties fo:font-size="12pt" style:letter-kerning="true" style:font-size-asian="12pt" style:font-size-complex="12pt" fo:font-weight="normal" fo:font-style="italic" fo:language="zxx" fo:country="none" style:language-asian="zxx" style:country-asian="none" style:language-complex="zxx" style:country-complex="none" style:font-name-complex="Times New Roman" style:font-weight-asian="normal" style:font-weight-complex="normal" style:font-style-asian="italic" style:font-style-complex="italic"/>
    </style:style>
    <style:style style:name="T34" style:family="text">
      <style:text-properties style:font-name="Times New Roman" fo:font-size="12pt" fo:font-style="italic" style:font-size-asian="12pt" style:font-size-complex="12pt" style:font-style-asian="italic" style:font-style-complex="italic"/>
    </style:style>
    <style:style style:name="T35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name-asian="Times New Roman1" style:font-name-complex="Times New Roman1" style:font-weight-asian="bold" style:font-weight-complex="bold"/>
    </style:style>
    <style:style style:name="T36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 New Roman1" style:font-name-complex="Times New Roman1"/>
    </style:style>
    <style:style style:name="T37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8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39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0" style:family="text">
      <style:text-properties style:letter-kerning="true" fo:color="#000000"/>
    </style:style>
    <style:style style:name="T41" style:family="text">
      <style:text-properties style:font-name="Times New Roman"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font-weight="bold" style:font-weight-asian="bold" style:font-weight-complex="bold"/>
    </style:style>
    <style:style style:name="T42" style:family="text">
      <style:text-properties fo:font-size="12pt" style:letter-kerning="true" style:font-size-asian="12pt" style:font-size-complex="12pt" fo:font-style="italic" fo:language="zxx" fo:country="none" style:language-asian="zxx" style:country-asian="none" style:language-complex="zxx" style:country-complex="none" style:font-name-complex="Times New Roman" style:font-style-asian="italic" style:font-style-complex="italic" fo:font-weight="bold" style:font-weight-asian="bold" style:font-weight-complex="bold"/>
    </style:style>
    <style:style style:name="T43" style:family="text">
      <style:text-properties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size-asian="12pt" style:font-size-complex="12pt" style:font-weight-asian="bold" style:font-weight-complex="bold" style:font-style-asian="italic" style:font-style-complex="italic"/>
    </style:style>
    <style:style style:name="T44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5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46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imes New Roman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47" style:family="text">
      <style:text-properties style:font-name="Times New Roman1" fo:font-weight="bold" style:font-weight-asian="bold" style:font-weight-complex="bold"/>
    </style:style>
    <style:style style:name="T48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/>
    </style:style>
    <style:style style:name="T49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color="#000000" fo:font-size="12pt" fo:font-weight="bold" style:font-weight-asian="bold" style:font-weight-complex="bold"/>
    </style:style>
    <style:style style:name="T50" style:family="text">
      <style:text-properties style:font-name="Times New Roman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fo:font-size="12pt" style:use-window-font-color="true"/>
    </style:style>
    <style:style style:name="T51" style:family="text">
      <style:text-properties fo:color="#000000" fo:font-size="12pt" fo:font-weight="bold" fo:font-style="italic" style:letter-kerning="true" fo:language="zxx" fo:country="none" style:language-asian="zxx" style:country-asian="none" style:language-complex="zxx" style:country-complex="none" style:font-name-complex="Times New Roman" style:font-weight-asian="bold" style:font-weight-complex="bold" style:font-style-asian="italic" style:font-style-complex="italic"/>
    </style:style>
    <style:style style:name="T52" style:family="text">
      <style:text-properties fo:font-size="12pt" fo:font-style="italic" style:letter-kerning="true" fo:language="zxx" fo:country="none" style:language-asian="zxx" style:country-asian="none" style:language-complex="zxx" style:country-complex="none" style:font-name-complex="Times New Roman" style:font-style-asian="italic" style:font-style-complex="italic" style:use-window-font-color="true"/>
    </style:style>
    <style:style style:name="T53" style:family="text">
      <style:text-properties style:font-name-asian="Times New Roman1" style:font-name-complex="Times New Roman1"/>
    </style:style>
    <style:style style:name="T54" style:family="text">
      <style:text-properties style:font-name-asian="Times New Roman1" style:font-name-complex="Times New Roman1" fo:font-weight="bold" style:font-weight-asian="bold" style:font-weight-complex="bold"/>
    </style:style>
    <style:style style:name="T55" style:family="text">
      <style:text-properties style:font-name-asian="Arial" style:font-name-complex="Arial"/>
    </style:style>
    <style:style style:name="T56" style:family="text">
      <style:text-properties fo:font-weight="bold" style:font-name-asian="Arial" style:font-name-complex="Arial" style:font-weight-asian="bold" style:font-weight-complex="bold"/>
    </style:style>
    <style:style style:name="T57" style:family="text">
      <style:text-properties fo:font-weight="bold" style:font-weight-asian="bold" style:font-weight-complex="bold" style:font-name-asian="Times New Roman1" style:font-name-complex="Times New Roman1"/>
    </style:style>
    <style:style style:name="T58" style:family="text">
      <style:text-properties fo:font-weight="bold" style:font-name-asian="Times New Roman1" style:font-name-complex="Times New Roman1" style:font-weight-asian="bold" style:font-weight-complex="bold"/>
    </style:style>
    <style:style style:name="T59" style:family="text">
      <style:text-properties fo:font-weight="bold" fo:font-style="italic" style:font-weight-asian="bold" style:font-weight-complex="bold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 fo:font-weight="bold" style:font-weight-asian="bold" style:font-weight-complex="bold"/>
    </style:style>
    <style:style style:name="T62" style:family="text">
      <style:text-properties fo:font-style="italic" style:font-style-asian="italic" style:font-style-complex="italic" fo:font-weight="normal" style:font-weight-asian="normal" style:font-weight-complex="normal"/>
    </style:style>
    <style:style style:name="T63" style:family="text">
      <style:text-properties fo:color="#000000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64" style:family="text">
      <style:text-properties fo:color="#000000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65" style:family="text">
      <style:text-properties fo:color="#000000" fo:font-size="12pt" style:font-name-asian="TimesNewRomanPS-ItalicMT" style:font-name-complex="TimesNewRomanPS-ItalicMT" style:font-size-asian="12pt" style:font-size-complex="12pt"/>
    </style:style>
    <style:style style:name="T66" style:family="text">
      <style:text-properties fo:color="#000000" fo:font-size="12pt" style:font-size-asian="12pt" style:font-size-complex="12pt" fo:font-weight="bold" fo:font-style="italic" style:font-name-asian="TimesNewRomanPS-BoldItalicMT" style:font-name-complex="TimesNewRomanPS-BoldItalicMT" style:font-weight-asian="bold" style:font-weight-complex="bold" style:font-style-asian="italic" style:font-style-complex="italic"/>
    </style:style>
    <style:style style:name="T67" style:family="text">
      <style:text-properties fo:color="#000000" fo:font-size="12pt" style:font-size-asian="12pt" style:font-size-complex="12pt" fo:font-style="italic" style:font-style-asian="italic" style:font-style-complex="italic" style:font-name-asian="TimesNewRomanPS-ItalicMT" style:font-name-complex="TimesNewRomanPS-ItalicMT"/>
    </style:style>
    <style:style style:name="T68" style:family="text">
      <style:text-properties fo:color="#000000"/>
    </style:style>
    <style:style style:name="T69" style:family="text">
      <style:text-properties fo:color="#000000" fo:font-weight="bold" style:font-weight-asian="bold" style:font-weight-complex="bold"/>
    </style:style>
    <style:style style:name="T70" style:family="text">
      <style:text-properties fo:color="#000000" style:font-name-asian="Times New Roman6" style:font-name-complex="Times New Roman6"/>
    </style:style>
    <style:style style:name="T71" style:family="text">
      <style:text-properties fo:color="#000000" style:font-name-asian="Times New Roman6" style:font-name-complex="Times New Roman6" fo:font-weight="bold" style:font-weight-asian="bold" style:font-weight-complex="bold"/>
    </style:style>
    <style:style style:name="T72" style:family="text">
      <style:text-properties fo:color="#000000" style:font-name="Times New Roman" fo:font-size="12pt" fo:font-style="italic" style:font-size-asian="12pt" style:font-size-complex="12pt" style:font-style-asian="italic" style:font-style-complex="italic"/>
    </style:style>
    <style:style style:name="T73" style:family="text">
      <style:text-properties fo:color="#000000"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4" style:family="text">
      <style:text-properties fo:color="#000000" fo:font-weight="bold" style:text-underline-style="none" style:text-underline-color="font-color" style:text-line-through-type="none" style:font-name-asian="Times New Roman6" style:font-name-complex="Times New Roman6" style:font-weight-asian="bold" style:font-weight-complex="bold"/>
    </style:style>
    <style:style style:name="T75" style:family="text">
      <style:text-properties fo:color="#000000" style:text-underline-style="none" style:text-underline-color="font-color" style:text-line-through-type="none" style:font-name-asian="Times New Roman6" style:font-name-complex="Times New Roman6"/>
    </style:style>
    <style:style style:name="T76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77" style:family="text">
      <style:text-properties style:font-name="Times New Roman" fo:font-size="12pt" fo:font-style="italic" style:font-size-asian="12pt" style:font-size-complex="12pt" style:font-style-asian="italic" style:font-style-complex="italic" fo:color="#000000" style:text-underline-style="none" style:text-underline-color="font-color" style:text-line-through-type="none" style:font-name-asian="Times New Roman6" style:font-name-complex="Times New Roman6"/>
    </style:style>
    <style:style style:name="T78" style:family="text">
      <style:text-properties fo:color="#000000" fo:font-weight="bold" style:font-name-asian="Times New Roman6" style:font-name-complex="Times New Roman6" style:font-weight-asian="bold" style:font-weight-complex="bold"/>
    </style:style>
    <style:style style:name="T79" style:family="text">
      <style:text-properties fo:color="#000000" style:font-name="Times New Roman" fo:font-size="12pt" fo:font-weight="bold" fo:font-style="italic" style:font-name-asian="Times New Roman6" style:font-name-complex="Times New Roman6" style:font-size-asian="12pt" style:font-size-complex="12pt" style:font-weight-asian="bold" style:font-weight-complex="bold" style:font-style-asian="italic" style:font-style-complex="italic"/>
    </style:style>
    <style:style style:name="T80" style:family="text">
      <style:text-properties fo:color="#000000" style:font-name="Times New Roman" fo:font-size="12pt" fo:font-style="italic" style:font-name-asian="Times New Roman6" style:font-name-complex="Times New Roman6" style:font-size-asian="12pt" style:font-size-complex="12pt" style:font-style-asian="italic" style:font-style-complex="italic"/>
    </style:style>
    <style:style style:name="T81" style:family="text">
      <style:text-properties fo:font-weight="bold" style:font-weight-asian="bold" style:font-weight-complex="bold" fo:color="#000000" style:text-underline-style="none" style:text-underline-color="font-color" style:text-line-through-type="none" style:font-name-asian="Times New Roman6" style:font-name-complex="Times New Roman6"/>
    </style:style>
    <style:style style:name="T82" style:family="text">
      <style:text-properties fo:color="#000000" style:text-underline-style="none" style:text-underline-color="font-color" style:text-line-through-type="none" style:font-name-asian="Times New Roman6" style:font-name-complex="Times New Roman6" fo:font-weight="bold" style:font-weight-asian="bold" style:font-weight-complex="bold"/>
    </style:style>
    <style:style style:name="T83" style:family="text">
      <style:text-properties fo:color="#000000" fo:font-weight="normal" style:font-name-asian="Times New Roman6" style:font-name-complex="Times New Roman6" style:font-weight-asian="normal" style:font-weight-complex="normal"/>
    </style:style>
    <style:style style:name="T84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weight-asian="normal" style:font-weight-complex="normal"/>
    </style:style>
    <style:style style:name="T85" style:family="text">
      <style:text-properties style:font-name="Times New Roman" fo:font-size="12pt" fo:font-style="italic" style:font-size-asian="12pt" style:font-size-complex="12pt" style:font-style-asian="italic" style:font-style-complex="italic" fo:color="#000000" style:font-name-asian="Times New Roman6" style:font-name-complex="Times New Roman6"/>
    </style:style>
    <style:style style:name="T86" style:family="text">
      <style:text-properties fo:color="#000000" style:font-name="Times New Roman" fo:font-size="12pt" fo:font-weight="normal" fo:font-style="italic" style:font-name-asian="Times New Roman6" style:font-name-complex="Times New Roman6" style:font-size-asian="12pt" style:font-size-complex="12pt" style:font-weight-asian="normal" style:font-weight-complex="normal" style:font-style-asian="italic" style:font-style-complex="italic"/>
    </style:style>
    <style:style style:name="T87" style:family="text">
      <style:text-properties fo:color="#000000" style:font-name="Times New Roman" fo:font-size="12pt" fo:font-style="italic" style:font-name-asian="Times New Roman6" style:font-name-complex="Times New Roman6" style:font-size-asian="12pt" style:font-size-complex="12pt" style:font-style-asian="italic" style:font-style-complex="italic" fo:font-weight="bold" style:font-weight-asian="bold" style:font-weight-complex="bold"/>
    </style:style>
    <style:style style:name="T88" style:family="text">
      <style:text-properties fo:color="#000000" style:font-name="Times New Roman" fo:font-size="12pt" fo:font-style="italic" style:font-name-asian="Times New Roman6" style:font-name-complex="Times New Roman6" style:font-size-asian="12pt" style:font-size-complex="12pt" style:font-style-asian="italic" style:font-style-complex="italic" fo:font-weight="normal" style:font-weight-asian="normal" style:font-weight-complex="normal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fo:font-size="12pt" style:font-size-asian="12pt" style:font-size-complex="12pt" fo:font-weight="bold" style:font-weight-asian="bold" style:font-weight-complex="bold"/>
    </style:style>
    <style:style style:name="T91" style:family="text">
      <style:text-properties fo:font-size="12pt" fo:font-weight="normal" style:font-size-asian="12pt" style:font-size-complex="12pt" style:font-weight-asian="normal" style:font-weight-complex="normal"/>
    </style:style>
    <style:style style:name="T92" style:family="text">
      <style:text-properties fo:font-size="12pt" style:font-size-asian="12pt" style:font-size-complex="12pt" fo:font-weight="normal" style:font-weight-asian="normal" style:font-weight-complex="normal"/>
    </style:style>
    <style:style style:name="T93" style:family="text">
      <style:text-properties style:font-name="Times New Roman3" fo:font-size="12pt" style:font-size-asian="12pt" style:font-size-complex="12pt"/>
    </style:style>
    <style:style style:name="T94" style:family="text">
      <style:text-properties style:font-name="Times New Roman3" fo:font-size="12pt" style:font-size-asian="12pt" style:font-size-complex="12pt" fo:font-weight="bold" style:font-weight-asian="bold" style:font-weight-complex="bold"/>
    </style:style>
    <style:style style:name="T95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96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97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-Italic" style:font-name-complex="Times-Italic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98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99" style:family="text">
      <style:text-properties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00" style:family="text">
      <style:text-properties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01" style:family="text">
      <style:text-properties fo:color="#000000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02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03" style:family="text">
      <style:text-properties fo:color="#000000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04" style:family="text">
      <style:text-properties fo:color="#000000" style:font-name="Times New Roman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05" style:family="text">
      <style:text-properties fo:color="#000000" style:font-name="Times New Roman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06" style:family="text">
      <style:text-properties fo:color="#000000" style:font-name="Times New Roman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07" style:family="text">
      <style:text-properties style:font-name="Times New Roman"/>
    </style:style>
    <style:style style:name="T108" style:family="text">
      <style:text-properties style:font-name="Times New Roman" fo:font-weight="bold" style:font-weight-asian="bold" style:font-weight-complex="bold"/>
    </style:style>
    <style:style style:name="T109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0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1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Lucida Sans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12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3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14" style:family="text">
      <style:text-properties fo:color="#000000" style:font-name="Times New Roman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15" style:family="text">
      <style:text-properties fo:color="#000000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16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/>
    </style:style>
    <style:style style:name="T117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8" style:family="text">
      <style:text-properties fo:color="#000000"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" style:font-name-complex="Times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19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bold" style:font-weight-asian="bold" style:font-weight-complex="bold"/>
    </style:style>
    <style:style style:name="T120" style:family="text">
      <style:text-properties fo:color="#000000" fo:font-size="12pt" fo:font-style="italic" style:font-size-asian="12pt" style:font-size-complex="12pt" style:font-style-asian="italic" style:font-style-complex="italic"/>
    </style:style>
    <style:style style:name="T121" style:family="text">
      <style:text-properties fo:color="#000000"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22" style:family="text">
      <style:text-properties fo:color="#000000" style:font-name="Times New Roman" fo:font-size="12pt" fo:font-weight="bold" fo:font-style="italic" style:font-name-asian="Times" style:font-name-complex="Times" style:font-size-asian="12pt" style:font-size-complex="12pt" style:font-weight-asian="bold" style:font-weight-complex="bold" style:font-style-asian="italic" style:font-style-complex="italic"/>
    </style:style>
    <style:style style:name="T123" style:family="text">
      <style:text-properties fo:color="#000000" fo:font-size="12pt" fo:font-style="italic" style:font-name-asian="Times" style:font-name-complex="Times" style:font-size-asian="12pt" style:font-size-complex="12pt" style:font-style-asian="italic" style:font-style-complex="italic" fo:font-weight="normal" style:font-weight-asian="normal" style:font-weight-complex="normal"/>
    </style:style>
    <style:style style:name="T124" style:family="text">
      <style:text-properties style:font-name="Times New Roman"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25" style:family="text">
      <style:text-properties style:font-name="Times New Roman" fo:font-size="12pt" fo:font-style="italic" style:font-name-asian="Times New Roman1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126" style:family="text">
      <style:text-properties style:font-name-asian="HiddenHorzOCR" style:font-name-complex="HiddenHorzOCR"/>
    </style:style>
    <style:style style:name="T127" style:family="text">
      <style:text-properties fo:font-weight="bold" style:font-weight-asian="bold" style:font-weight-complex="bold" style:font-name-asian="HiddenHorzOCR" style:font-name-complex="HiddenHorzOCR"/>
    </style:style>
    <style:style style:name="T128" style:family="text">
      <style:text-properties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29" style:family="text">
      <style:text-properties fo:font-size="12pt" fo:font-style="italic" style:font-name-asian="Times New Roman1" style:font-name-complex="Times New Roman1" style:font-size-asian="12pt" style:font-size-complex="12pt" style:font-style-asian="italic" style:font-style-complex="italic" fo:font-weight="bold" style:font-weight-asian="bold" style:font-weight-complex="bold"/>
    </style:style>
    <style:style style:name="T130" style:family="text">
      <style:text-properties style:font-name="Times New Roman" fo:font-size="12pt" style:font-name-asian="Times New Roman1" style:font-name-complex="Times New Roman1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31" style:family="text">
      <style:text-properties style:font-name="Times New Roman" fo:font-size="12pt" style:font-name-asian="Times New Roman1" style:font-name-complex="Times New Roman1" style:font-size-asian="12pt" style:font-size-complex="12pt" fo:font-style="italic" style:font-style-asian="italic" style:font-style-complex="italic" fo:font-weight="normal" style:font-weight-asian="normal" style:font-weight-complex="normal"/>
    </style:style>
    <style:style style:name="T132" style:family="text">
      <style:text-properties fo:font-size="12pt" fo:font-weight="bold" fo:font-style="italic" style:font-name-asian="Times New Roman1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133" style:family="text">
      <style:text-properties style:font-name-asian="ArialUnicodeMS" style:font-name-complex="ArialUnicodeMS"/>
    </style:style>
    <style:style style:name="T134" style:family="text">
      <style:text-properties style:font-name-asian="ArialUnicodeMS" style:font-name-complex="ArialUnicodeMS" fo:font-weight="bold" style:font-weight-asian="bold" style:font-weight-complex="bold"/>
    </style:style>
    <style:style style:name="T135" style:family="text">
      <style:text-properties fo:font-size="12pt" fo:font-weight="bold" fo:font-style="italic" style:font-name-asian="TimesNewRomanPS-BoldItalicMT" style:font-name-complex="TimesNewRomanPS-BoldItalicMT" style:font-size-asian="12pt" style:font-size-complex="12pt" style:font-weight-asian="bold" style:font-weight-complex="bold" style:font-style-asian="italic" style:font-style-complex="italic"/>
    </style:style>
    <style:style style:name="T136" style:family="text">
      <style:text-properties fo:font-size="12pt" fo:font-weight="bold" fo:font-style="italic" style:font-name-asian="TimesNewRomanPS-ItalicMT" style:font-name-complex="TimesNewRomanPS-ItalicMT" style:font-size-asian="12pt" style:font-size-complex="12pt" style:font-weight-asian="bold" style:font-weight-complex="bold" style:font-style-asian="italic" style:font-style-complex="italic"/>
    </style:style>
    <style:style style:name="T137" style:family="text">
      <style:text-properties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38" style:family="text">
      <style:text-properties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39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40" style:family="text">
      <style:text-properties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BoldItalicMT" style:font-name-complex="TimesNewRomanPS-BoldItalicMT"/>
    </style:style>
    <style:style style:name="T141" style:family="text">
      <style:text-properties style:font-name="Times New Roman" fo:font-size="12pt" fo:font-weight="normal" fo:font-style="italic" style:font-name-asian="TimesNewRomanPS-ItalicMT" style:font-name-complex="TimesNewRomanPS-ItalicMT" style:font-size-asian="12pt" style:font-size-complex="12pt" style:font-weight-asian="normal" style:font-weight-complex="normal" style:font-style-asian="italic" style:font-style-complex="italic"/>
    </style:style>
    <style:style style:name="T142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BoldItalicMT" style:font-name-complex="TimesNewRomanPS-BoldItalicMT"/>
    </style:style>
    <style:style style:name="T143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NewRomanPS-ItalicMT" style:font-name-complex="TimesNewRomanPS-ItalicMT"/>
    </style:style>
    <style:style style:name="T144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name-asian="TimesNewRomanPS-BoldItalicMT" style:font-name-complex="TimesNewRomanPS-BoldItalicMT" style:font-weight-asian="bold" style:font-weight-complex="bold"/>
    </style:style>
    <style:style style:name="T145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NewRomanPS-BoldItalicMT" style:font-name-complex="TimesNewRomanPS-BoldItalicMT" fo:font-weight="normal" style:font-weight-asian="normal" style:font-weight-complex="normal"/>
    </style:style>
    <style:style style:name="T146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weight-asian="normal" style:font-weight-complex="normal" style:font-name-asian="TimesNewRomanPS-ItalicMT" style:font-name-complex="TimesNewRomanPS-ItalicMT"/>
    </style:style>
    <style:style style:name="T147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bold" style:font-weight-asian="bold" style:font-weight-complex="bold"/>
    </style:style>
    <style:style style:name="T148" style:family="text">
      <style:text-properties fo:font-size="12pt" fo:font-style="italic" style:font-name-asian="TimesNewRomanPS-ItalicMT" style:font-name-complex="TimesNewRomanPS-ItalicMT" style:font-size-asian="12pt" style:font-size-complex="12pt" style:font-style-asian="italic" style:font-style-complex="italic" fo:font-weight="normal" style:font-weight-asian="normal" style:font-weight-complex="normal"/>
    </style:style>
    <style:style style:name="T149" style:family="text">
      <style:text-properties fo:font-size="12pt" fo:font-weight="bold" fo:font-style="italic" style:font-size-asian="12pt" style:font-size-complex="12pt" style:font-weight-asian="bold" style:font-weight-complex="bold" style:font-style-asian="italic" style:font-style-complex="italic"/>
    </style:style>
    <style:style style:name="T150" style:family="text">
      <style:text-properties fo:font-size="12pt" fo:font-style="italic" style:font-size-asian="12pt" style:font-size-complex="12pt" style:font-style-asian="italic" style:font-style-complex="italic"/>
    </style:style>
    <style:style style:name="T151" style:family="text">
      <style:text-properties fo:font-weight="bold" style:font-weight-asian="bold" style:font-weight-complex="bold" style:font-name-asian="ArialUnicodeMS" style:font-name-complex="ArialUnicodeMS"/>
    </style:style>
    <style:style style:name="T152" style:family="text">
      <style:text-properties fo:font-weight="bold" style:font-name-asian="ArialUnicodeMS" style:font-name-complex="ArialUnicodeMS" style:font-weight-asian="bold" style:font-weight-complex="bold"/>
    </style:style>
    <style:style style:name="T153" style:family="text">
      <style:text-properties style:font-name-asian="ArialUnicodeMS" style:font-name-complex="ArialUnicodeMS" fo:font-weight="normal" style:font-weight-asian="normal" style:font-weight-complex="normal"/>
    </style:style>
    <style:style style:name="T154" style:family="text">
      <style:text-properties style:font-name="Times New Roman" fo:font-size="12pt" fo:font-style="italic" style:font-name-asian="ArialUnicodeMS" style:font-name-complex="ArialUnicodeMS" style:font-size-asian="12pt" style:font-size-complex="12pt" style:font-style-asian="italic" style:font-style-complex="italic"/>
    </style:style>
    <style:style style:name="T155" style:family="text">
      <style:text-properties style:font-name="Times New Roman" fo:font-size="12pt" fo:font-style="italic" style:font-size-asian="12pt" style:font-size-complex="12pt" style:font-style-asian="italic" style:font-style-complex="italic" fo:font-weight="bold" style:font-weight-asian="bold" style:font-weight-complex="bold" style:font-name-asian="ArialUnicodeMS" style:font-name-complex="ArialUnicodeMS"/>
    </style:style>
    <style:style style:name="T156" style:family="text">
      <style:text-properties style:font-name="Times New Roman" fo:font-size="12pt" fo:font-style="italic" style:font-size-asian="12pt" style:font-size-complex="12pt" style:font-style-asian="italic" style:font-style-complex="italic" style:font-name-asian="ArialUnicodeMS" style:font-name-complex="ArialUnicodeMS"/>
    </style:style>
    <style:style style:name="T157" style:family="text">
      <style:text-properties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58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59" style:family="text">
      <style:text-properties fo:font-size="12pt" fo:font-style="italic" style:font-size-asian="12pt" style:font-size-complex="12pt" style:font-style-asian="italic" style:font-style-complex="italic" fo:font-weight="bold" style:font-name-asian="Times New Roman1" style:font-name-complex="Times New Roman1" style:font-weight-asian="bold" style:font-weight-complex="bold"/>
    </style:style>
    <style:style style:name="T160" style:family="text">
      <style:text-properties style:font-name="Times New Roman1" fo:font-size="12pt" fo:font-weight="bold" fo:font-style="italic" style:font-name-asian="Times New Roman1" style:font-name-complex="Times New Roman1" style:font-size-asian="12pt" style:font-size-complex="12pt" style:font-weight-asian="bold" style:font-weight-complex="bold" style:font-style-asian="italic" style:font-style-complex="italic"/>
    </style:style>
    <style:style style:name="T161" style:family="text">
      <style:text-properties style:font-name="Times New Roman1" fo:font-size="12pt" fo:font-style="italic" style:font-name-asian="Times New Roman1" style:font-name-complex="Times New Roman1" style:font-size-asian="12pt" style:font-size-complex="12pt" style:font-style-asian="italic" style:font-style-complex="italic"/>
    </style:style>
    <style:style style:name="T162" style:family="text">
      <style:text-properties style:font-name="Times New Roman" fo:font-size="12pt" fo:font-style="italic" style:font-name-asian="TimesNewRomanPS-ItalicMT" style:font-name-complex="TimesNewRomanPS-ItalicMT" style:font-size-asian="12pt" style:font-size-complex="12pt" style:font-style-asian="italic" style:font-style-complex="italic"/>
    </style:style>
    <style:style style:name="T163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NewRomanPS-ItalicMT" style:font-name-complex="TimesNewRomanPS-ItalicMT"/>
    </style:style>
    <style:style style:name="T164" style:family="text">
      <style:text-properties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65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/>
    </style:style>
    <style:style style:name="T166" style:family="text">
      <style:text-properties style:font-name="Times New Roman" fo:font-size="12pt" fo:font-weight="normal" fo:font-style="italic" style:font-size-asian="12pt" style:font-size-complex="12pt" style:font-weight-asian="normal" style:font-weight-complex="normal" style:font-style-asian="italic" style:font-style-complex="italic" style:font-name-asian="Times New Roman1" style:font-name-complex="Times New Roman1"/>
    </style:style>
    <style:style style:name="T167" style:family="text">
      <style:text-properties style:font-name="Times New Roman" fo:font-size="12pt" fo:font-style="italic" style:font-size-asian="12pt" style:font-size-complex="12pt" style:font-style-asian="italic" style:font-style-complex="italic" style:font-name-asian="Times New Roman1" style:font-name-complex="Times New Roman1" fo:font-weight="bold" style:font-weight-asian="bold" style:font-weight-complex="bold"/>
    </style:style>
    <style:style style:name="T168" style:family="text">
      <style:text-properties style:font-name="Times New Roman" fo:font-size="12pt" fo:font-style="italic" style:font-size-asian="12pt" style:font-size-complex="12pt" style:font-style-asian="italic" style:font-style-complex="italic" fo:font-weight="normal" style:font-name-asian="Times New Roman1" style:font-name-complex="Times New Roman1" style:font-weight-asian="normal" style:font-weight-complex="normal"/>
    </style:style>
    <style:style style:name="T169" style:family="text">
      <style:text-properties style:font-name-asian="ArialNarrow" style:font-name-complex="ArialNarrow"/>
    </style:style>
    <style:style style:name="T170" style:family="text">
      <style:text-properties style:font-name-asian="ArialNarrow" style:font-name-complex="ArialNarrow" fo:font-weight="bold" style:font-weight-asian="bold" style:font-weight-complex="bold"/>
    </style:style>
    <style:style style:name="T171" style:family="text">
      <style:text-properties fo:font-style="normal" style:font-name-asian="ArialNarrow-Italic" style:font-name-complex="ArialNarrow-Italic" style:font-style-asian="normal" style:font-style-complex="normal"/>
    </style:style>
    <style:style style:name="T172" style:family="text">
      <style:text-properties fo:font-weight="bold" style:font-name-asian="ArialNarrow" style:font-name-complex="ArialNarrow" style:font-weight-asian="bold" style:font-weight-complex="bold"/>
    </style:style>
    <style:style style:name="T173" style:family="text">
      <style:text-properties style:font-name="Times New Roman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4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75" style:family="text">
      <style:text-properties style:font-name="Times New Roman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ArialNarrow" style:font-name-complex="ArialNarrow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76" style:family="text">
      <style:text-properties fo:font-size="12pt" fo:font-style="italic" style:font-name-asian="StempelMARIA-Roman" style:font-name-complex="StempelMARIA-Roman" style:font-size-asian="12pt" style:font-size-complex="12pt" style:font-style-asian="italic" style:font-style-complex="italic"/>
    </style:style>
    <style:style style:name="T177" style:family="text">
      <style:text-properties fo:font-size="12pt" fo:font-style="italic" style:font-name-asian="StempelMARIA-Roman" style:font-name-complex="StempelMARIA-Roman" style:font-size-asian="12pt" style:font-size-complex="12pt" style:font-style-asian="italic" style:font-style-complex="italic" fo:font-weight="bold" style:font-weight-asian="bold" style:font-weight-complex="bold"/>
    </style:style>
    <style:style style:name="T178" style:family="text">
      <style:text-properties fo:font-size="12pt" fo:font-style="italic" style:font-size-asian="12pt" style:font-size-complex="12pt" style:font-style-asian="italic" style:font-style-complex="italic" style:font-name-asian="StempelMARIA-Italic" style:font-name-complex="StempelMARIA-Italic"/>
    </style:style>
    <style:style style:name="T179" style:family="text">
      <style:text-properties fo:font-size="12pt" fo:font-style="italic" style:font-size-asian="12pt" style:font-size-complex="12pt" style:font-style-asian="italic" style:font-style-complex="italic" style:font-name-asian="StempelMARIA-Roman" style:font-name-complex="StempelMARIA-Roman"/>
    </style:style>
    <style:style style:name="T180" style:family="text">
      <style:text-properties style:font-name="Times New Roman1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1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82" style:family="text">
      <style:text-properties style:font-name="Times New Roman1"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83" style:family="text">
      <style:text-properties fo:font-style="normal" style:font-style-asian="normal" style:font-style-complex="normal" fo:font-weight="bold" style:font-weight-asian="bold" style:font-weight-complex="bold"/>
    </style:style>
    <style:style style:name="T184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85" style:family="text">
      <style:text-properties style:font-name="Times New Roman1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86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bold" style:font-weight-asian="bold" style:font-weight-complex="bold"/>
    </style:style>
    <style:style style:name="T187" style:family="text">
      <style:text-properties style:font-name="Times New Roman1" fo:font-size="12pt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text-emphasize="none" style:font-relief="none" style:text-overline-style="none" style:text-overline-color="font-color" fo:font-style="italic" style:font-style-asian="italic" style:font-style-complex="italic" fo:font-weight="normal" style:font-weight-asian="normal" style:font-weight-complex="normal"/>
    </style:style>
    <style:style style:name="T188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/>
    </style:style>
    <style:style style:name="T189" style:family="text">
      <style:text-properties fo:font-size="12pt" style:text-underline-style="none" style:text-underline-color="font-color" style:text-line-through-type="none" fo:font-style="italic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style-asian="italic" style:font-style-complex="italic" style:text-emphasize="none" style:font-relief="none" style:text-overline-style="none" style:text-overline-color="font-color" fo:font-weight="normal" style:font-weight-asian="normal" style:font-weight-complex="normal" style:font-name="Times New Roman1" style:font-name-asian="Times New Roman1" style:font-name-complex="Times New Roman1"/>
    </style:style>
    <style:style style:name="T190" style:family="text">
      <style:text-properties fo:font-size="12pt" fo:font-style="italic" style:font-size-asian="12pt" style:font-size-complex="12pt" style:font-style-asian="italic" style:font-style-complex="italic" fo:font-weight="bold" style:font-weight-asian="bold" style:font-weight-complex="bold"/>
    </style:style>
    <style:style style:name="T191" style:family="text">
      <style:text-properties style:font-name="Times New Roman" fo:font-style="italic" style:font-style-asian="italic" style:font-style-complex="italic"/>
    </style:style>
    <style:style style:name="T192" style:family="text">
      <style:text-properties style:font-name="Times New Roman" fo:font-style="italic" style:font-style-asian="italic" style:font-style-complex="italic" fo:font-weight="bold" style:font-weight-asian="bold" style:font-weight-complex="bold"/>
    </style:style>
    <style:style style:name="T193" style:family="text">
      <style:text-properties style:font-name="Times New Roman" fo:font-size="12pt" fo:font-style="italic" style:font-style-asian="italic" style:font-style-complex="italic"/>
    </style:style>
    <style:style style:name="T194" style:family="text">
      <style:text-properties style:font-name="Times New Roman" fo:font-size="12pt" fo:font-style="italic" style:font-style-asian="italic" style:font-style-complex="italic" fo:font-weight="bold" style:font-weight-asian="bold" style:font-weight-complex="bold"/>
    </style:style>
    <style:style style:name="T195" style:family="text">
      <style:text-properties style:font-name-asian="CentaurMT" style:font-name-complex="CentaurMT" style:font-name="Times New Roman" fo:font-size="12pt" style:font-size-asian="12pt" style:font-size-complex="12pt" fo:font-style="italic" style:font-style-asian="italic" style:font-style-complex="italic"/>
    </style:style>
    <style:style style:name="T196" style:family="text">
      <style:text-properties style:font-name="Times New Roman" fo:font-size="12pt" style:font-size-asian="12pt" style:font-size-complex="12pt" fo:font-style="italic" style:font-style-asian="italic" style:font-style-complex="italic"/>
    </style:style>
    <style:style style:name="T197" style:family="text">
      <style:text-properties style:font-name="Times New Roman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T198" style:family="text">
      <style:text-properties style:font-name-asian="CentaurMT" style:font-name-complex="CentaurMT" style:font-name="Times New Roman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T199" style:family="text">
      <style:text-properties fo:font-size="12pt" style:font-size-asian="12pt" style:font-size-complex="12pt" fo:font-style="italic" style:font-style-asian="italic" style:font-style-complex="italic"/>
    </style:style>
    <style:style style:name="T200" style:family="text"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T201" style:family="text">
      <style:text-properties style:font-name="Times New Roman" style:font-name-asian="Times New Roman" style:font-name-complex="Times New Roman"/>
    </style:style>
    <style:style style:name="T20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05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0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7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08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0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0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11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12" style:family="text">
      <style:text-properties style:font-name="Times New Roman1" style:font-name-asian="Times New Roman1" style:font-name-complex="Times New Roman1"/>
    </style:style>
    <style:style style:name="T213" style:family="text">
      <style:text-properties style:font-name="Times New Roman" fo:font-size="12pt" style:font-size-asian="12pt" style:font-size-complex="12pt" style:font-name-complex="Times New Roman"/>
    </style:style>
    <style:style style:name="T214" style:family="text">
      <style:text-properties style:font-name="Times New Roman" fo:font-size="12pt" style:font-size-asian="12pt" style:font-size-complex="12pt" style:font-name-complex="Times New Roman1"/>
    </style:style>
    <style:style style:name="T215" style:family="text">
      <style:text-properties style:font-name="Times New Roman" fo:font-size="12pt" style:font-size-asian="12pt" style:font-size-complex="12pt" style:font-name-complex="Times New Roman" fo:font-style="italic" style:font-style-complex="italic"/>
    </style:style>
    <style:style style:name="T216" style:family="text">
      <style:text-properties style:font-name="Times New Roman" fo:font-size="12pt" style:font-size-asian="12pt" style:font-size-complex="12pt" style:font-name-complex="Times New Roman" fo:font-style="normal" style:font-style-complex="normal"/>
    </style:style>
    <style:style style:name="T217" style:family="text">
      <style:text-properties style:font-name="Times New Roman" fo:font-size="12pt" style:font-name-complex="Times New Roman" style:font-size-asian="12pt" style:font-size-complex="12pt"/>
    </style:style>
    <style:style style:name="T218" style:family="text">
      <style:text-properties style:font-name="Times New Roman" fo:font-style="italic" style:font-style-complex="italic"/>
    </style:style>
    <style:style style:name="T219" style:family="text">
      <style:text-properties style:font-name="Times New Roman" fo:font-size="12pt" style:font-name-complex="Times New Roman" style:font-size-asian="12pt" style:font-size-complex="12pt" fo:font-style="italic" style:font-style-complex="italic"/>
    </style:style>
    <style:style style:name="T220" style:family="text">
      <style:text-properties style:font-name="Times New Roman" fo:font-size="12pt" style:font-size-asian="12pt" style:font-size-complex="12pt" fo:font-style="normal" style:font-style-complex="normal"/>
    </style:style>
    <style:style style:name="T221" style:family="text">
      <style:text-properties style:font-name="Times New Roman" fo:font-size="12pt" style:font-size-asian="12pt" style:font-size-complex="12pt" fo:font-style="italic" style:font-style-complex="italic"/>
    </style:style>
    <style:style style:name="T222" style:family="text">
      <style:text-properties fo:font-size="12pt" style:font-size-asian="12pt" style:font-size-complex="12pt" fo:font-style="italic" style:font-style-complex="italic"/>
    </style:style>
    <style:style style:name="T2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225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italic" style:font-style-complex="italic"/>
    </style:style>
    <style:style style:name="T226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imes New Roman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/>
    </style:style>
    <style:style style:name="T227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 style:font-name="Times New Roman1" fo:language="es" fo:country="ES" style:language-asian="zh" style:country-asian="CN" style:language-complex="hi" style:country-complex="IN" style:font-name-asian="Times New Roman1" style:font-name-complex="Times New Roman1"/>
    </style:style>
    <style:style style:name="T228" style:family="text">
      <style:text-properties fo:font-size="12pt" style:font-size-asian="12pt" style:font-size-complex="12pt" fo:font-style="normal" style:font-style-complex="normal" style:font-name="Times New Roman"/>
    </style:style>
    <style:style style:name="T229" style:family="text">
      <style:text-properties style:font-name="Times New Roman" style:font-name-complex="Times New Roman"/>
    </style:style>
    <style:style style:name="T230" style:family="text">
      <style:text-properties style:font-name="Times New Roman" style:font-name-complex="Times New Roman" fo:font-style="italic" style:font-style-complex="italic"/>
    </style:style>
    <style:style style:name="T231" style:family="text">
      <style:text-properties style:font-name="Times New Roman" style:font-name-complex="Times New Roman" fo:font-weight="normal" fo:font-style="italic" fo:language="en" fo:country="US" style:font-weight-complex="normal" style:font-style-complex="italic"/>
    </style:style>
    <style:style style:name="T232" style:family="text">
      <style:text-properties style:font-name="Times New Roman" style:font-name-complex="Times New Roman" fo:font-weight="normal" fo:language="en" fo:country="US" style:font-weight-complex="normal" fo:font-style="normal" style:font-style-complex="normal"/>
    </style:style>
    <style:style style:name="T233" style:family="text">
      <style:text-properties style:font-name="Times New Roman" style:font-name-complex="Times New Roman" fo:font-weight="normal" fo:language="en" fo:country="US" style:font-weight-complex="normal" fo:font-style="italic" style:font-style-complex="italic"/>
    </style:style>
    <style:style style:name="T234" style:family="text">
      <style:text-properties style:font-name="Times New Roman" style:font-name-complex="Times New Roman" fo:font-weight="normal" fo:language="en" fo:country="US" style:font-weight-complex="normal" fo:font-style="normal" style:font-style-complex="normal" style:font-name-asian="Times New Roman1"/>
    </style:style>
    <style:style style:name="T235" style:family="text">
      <style:text-properties style:font-name="Times New Roman" fo:font-size="12pt" style:font-name-complex="Times New Roman" style:font-size-asian="12pt" style:font-size-complex="12pt" fo:font-style="normal" style:font-style-complex="normal"/>
    </style:style>
    <style:style style:name="T236" style:family="text">
      <style:text-properties style:font-name-complex="Times New Roman"/>
    </style:style>
    <style:style style:name="T237" style:family="text">
      <style:text-properties style:font-name-complex="Times New Roman1"/>
    </style:style>
    <style:style style:name="T238" style:family="text">
      <style:text-properties style:font-name-complex="Times New Roman" fo:font-style="italic" style:font-style-complex="italic"/>
    </style:style>
    <style:style style:name="T239" style:family="text">
      <style:text-properties style:font-name-complex="Times New Roman" fo:font-style="normal" style:font-style-complex="normal"/>
    </style:style>
    <style:style style:name="T240" style:family="text">
      <style:text-properties fo:font-size="12pt" style:font-name-complex="Times New Roman" style:font-size-asian="12pt" style:font-size-complex="12pt"/>
    </style:style>
    <style:style style:name="T241" style:family="text">
      <style:text-properties fo:font-size="12pt" style:font-size-asian="12pt" style:font-size-complex="12pt" style:font-name-complex="Times New Roman1"/>
    </style:style>
    <style:style style:name="T242" style:family="text">
      <style:text-properties fo:font-size="12pt" style:font-size-asian="12pt" style:font-size-complex="12pt" style:font-name-complex="Times New Roman1" fo:font-style="italic" style:font-style-complex="italic"/>
    </style:style>
    <style:style style:name="T243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/>
    </style:style>
    <style:style style:name="T244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 style:use-window-font-color="true" fo:font-style="italic" style:font-style-complex="italic"/>
    </style:style>
    <style:style style:name="T245" style:family="text">
      <style:text-properties fo:font-size="12pt" style:letter-kerning="true" fo:language="es" fo:country="ES" style:language-asian="zh" style:country-asian="CN" style:language-complex="hi" style:country-complex="IN" style:font-name-asian="Times New Roman1" style:font-name-complex="Times New Roman" style:font-size-asian="12pt" style:font-size-complex="12pt" style:use-window-font-color="true"/>
    </style:style>
    <style:style style:name="T24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7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fo:language="es" fo:country="ES" style:language-asian="zh" style:country-asian="CN" style:language-complex="hi" style:country-complex="IN" style:font-name-asian="Microsoft YaHei" style:font-style-asian="italic" style:font-style-complex="italic"/>
    </style:style>
    <style:style style:name="T248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language="es" fo:country="ES" style:language-asian="zh" style:country-asian="CN" style:language-complex="hi" style:country-complex="IN" style:font-name-asian="Microsoft YaHei" fo:font-style="normal" style:font-style-asian="normal" style:font-style-complex="normal"/>
    </style:style>
    <style:style style:name="T249" style:family="text">
      <style:text-properties fo:font-style="italic" style:font-style-complex="italic"/>
    </style:style>
    <style:style style:name="T250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name-complex="Times New Roman" style:font-style-asian="italic" style:font-style-complex="italic"/>
    </style:style>
    <style:style style:name="T251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size-asian="12pt" style:font-size-complex="12pt" style:font-weight-asian="normal" style:font-weight-complex="normal" style:text-emphasize="none" style:font-relief="none" style:text-overline-style="none" style:text-overline-color="font-color" style:font-name-complex="Times New Roman" fo:font-style="normal" style:font-style-asian="normal" style:font-style-complex="normal"/>
    </style:style>
    <style:style style:name="T252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style:font-name="Times New Roman1" style:font-name-asian="Times New Roman1" style:font-name-complex="Times New Roman1"/>
    </style:style>
    <style:style style:name="T253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/>
    </style:style>
    <style:style style:name="T254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55" style:family="text">
      <style:text-properties style:font-name="Times New Roman"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56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1" style:font-name-complex="Times New Roman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7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style:font-name="Times New Roman" fo:font-style="italic" style:font-name-asian="Segoe UI" style:font-name-complex="Times New Roman" style:font-style-complex="italic"/>
    </style:style>
    <style:style style:name="T258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style:font-name="Times New Roman" style:font-name-asian="Segoe UI" style:font-name-complex="Times New Roman" fo:font-style="normal" style:font-style-complex="normal"/>
    </style:style>
    <style:style style:name="T259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none" fo:country="none" style:language-asian="none" style:country-asian="none" style:language-complex="none" style:country-complex="none" style:font-size-asian="12pt" style:font-size-complex="12pt" style:font-weight-asian="normal" style:font-weight-complex="normal" style:font-style-asian="normal" style:text-emphasize="none" style:font-relief="none" style:text-overline-style="none" style:text-overline-color="font-color" fo:font-style="normal" style:font-style-complex="normal" style:font-name="Times New Roman1" style:font-name-asian="Times New Roman1" style:font-name-complex="Times New Roman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ce1"/>
        <table:table-column table:style-name="co1" table:default-cell-style-name="Default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TEXT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XT TYPE</text:p>
          </table:table-cell>
          <table:table-cell office:value-type="string" calcext:value-type="string">
            <text:p>TEXT CATEGORIZATION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STANDARDIZATION EFFECT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STRATEGY</text:p>
          </table:table-cell>
          <table:table-cell table:style-name="ce14" office:value-type="string" calcext:value-type="string">
            <text:p>FORMAL STRUCTURE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liçara vanijoean colpeau ar neçanean, velaurico<text:span text:style-name="T1"> jarri ninçan</text:span> alderean aurr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212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table:style-name="ce14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zcutaria, usatu eztet armaz guiza erayten, <text:span text:style-name="T1">leco bidi</text:span> guiçon gaztea amore minez penaçe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212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Neure laztan Velagayau <text:span text:style-name="T1">sar çequidan</text:span> arrean, neurc nay eneban vian, çeonçan aldean</text:p>
          </table:table-cell>
          <table:table-cell office:value-type="string" calcext:value-type="string">
            <text:p>Azkoitia poems (ca. 1515)</text:p>
          </table:table-cell>
          <table:table-cell office:value-type="string" calcext:value-type="string">
            <text:p>Ariztimuño, Borja. 2020. Ohar filologikoak Azkoitiko testu aurkitu berriaz: Irakurketa proposamena. <text:span text:style-name="T60">International Journal of Basque Linguistics and Philology</text:span> [ASJU] 54(1/2), 1<text:span text:style-name="T212">–18.</text:span></text:p>
          </table:table-cell>
          <table:table-cell office:value-type="string" calcext:value-type="string">
            <text:p>Secular poem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</text:span><text:span text:style-name="T5">emona</text:span><text:span text:style-name="T6"> eta </text:span><text:span text:style-name="T5">otorgadua</text:span><text:span text:style-name="T6">, eta ayta sãtu sist lau garrenarẽ aprovadua ta cõfirmadua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">Voto eguitẽdot</text:span><text:span text:style-name="T3"> […] </text:span><text:span text:style-name="T4">cerucu sanctu eta sancta custiaj ta çuri aita goardaetaco erreguela tercera Sãt Frãciscuarẽ ordeacoa penitenciacoa ayta sanctu Nicolao laugarrenarẽ emona eta otorgadua, eta ayta sãtu sist lau garrenarẽ </text:span><text:span text:style-name="T5">aprovadua</text:span><text:span text:style-name="T6"> ta </text:span><text:span text:style-name="T5">cõfirmadua</text:span><text:span text:style-name="T6">, biçi izaiteco obedẽçian</text:span></text:p>
          </table:table-cell>
          <table:table-cell office:value-type="string" calcext:value-type="string">
            <text:p>Formula of adhesion to the Third Order of Saint Francis (1521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Vows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ç <text:span text:style-name="T1">ayz ixilduco</text:span>, ardançopa matela</text:p>
          </table:table-cell>
          <table:table-cell office:value-type="string" calcext:value-type="string">
            <text:p>Zarikiegi trial record (1536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Ez <text:span text:style-name="T1">ayz ixilduco</text:span>, ardançopa matela</text:p>
          </table:table-cell>
          <table:table-cell office:value-type="string" calcext:value-type="string">
            <text:p>Zarikiegi trial record (1536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Hanbat gende dacuscula hunec <text:span text:style-name="T1">enganatur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3">Bernat. 1980 </text:span><text:span text:style-name="T214">[1545]</text:span><text:span text:style-name="T213">. </text:span><text:span text:style-name="T215">Linguae vasconum primitiae</text:span><text:span text:style-name="T21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Yzterbegui duyen oro nitan </text:span><text:span text:style-name="T8">vedi gaztig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3">Bernat. 1980 </text:span><text:span text:style-name="T214">[1545]</text:span><text:span text:style-name="T213">. </text:span><text:span text:style-name="T215">Linguae vasconum primitiae</text:span><text:span text:style-name="T21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Beccatore guira eta mira eztaquigula balinetan vide gabe <text:span text:style-name="T1">acusatu baguir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3">Bernat. 1980 </text:span><text:span text:style-name="T214">[1545]</text:span><text:span text:style-name="T213">. </text:span><text:span text:style-name="T215">Linguae vasconum primitiae</text:span><text:span text:style-name="T21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ein sainduren besta daten orhit egun berian eta noren ycenetan <text:span text:style-name="T1">fundatu den</text:span> eliça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3">Bernat. 1980 </text:span><text:span text:style-name="T214">[1545]</text:span><text:span text:style-name="T213">. </text:span><text:span text:style-name="T215">Linguae vasconum primitiae</text:span><text:span text:style-name="T21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rhit adi orduyan nola <text:span text:style-name="T1">yçan redemitu</text:span> haren odol saynduyaz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3">Bernat. 1980 </text:span><text:span text:style-name="T214">[1545]</text:span><text:span text:style-name="T213">. </text:span><text:span text:style-name="T215">Linguae vasconum primitiae</text:span><text:span text:style-name="T21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uscaldunac mundu orotan <text:span text:style-name="T1">preciatu cirad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3">Bernat. 1980 </text:span><text:span text:style-name="T214">[1545]</text:span><text:span text:style-name="T213">. </text:span><text:span text:style-name="T215">Linguae vasconum primitiae</text:span><text:span text:style-name="T21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9">Anhiz iende </text:span><text:span text:style-name="T10">enganatu doa</text:span><text:span text:style-name="T11"> luçamenduyaz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3">Bernat. 1980 </text:span><text:span text:style-name="T214">[1545]</text:span><text:span text:style-name="T213">. </text:span><text:span text:style-name="T215">Linguae vasconum primitiae</text:span><text:span text:style-name="T21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ala eguin vadaçagu <text:span text:style-name="T1">ohoratu gu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3">Bernat. 1980 </text:span><text:span text:style-name="T214">[1545]</text:span><text:span text:style-name="T213">. </text:span><text:span text:style-name="T215">Linguae vasconum primitiae</text:span><text:span text:style-name="T21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Valinetan ioan ezpaninz oguenduru ninçaten ene contra falseria bethi <text:span text:style-name="T1">cinhexi çaten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3">Bernat. 1980 </text:span><text:span text:style-name="T214">[1545]</text:span><text:span text:style-name="T213">. </text:span><text:span text:style-name="T215">Linguae vasconum primitiae</text:span><text:span text:style-name="T21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mazteac cerengatic gaiz <text:span text:style-name="T1">erranen dirate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3">Bernat. 1980 </text:span><text:span text:style-name="T214">[1545]</text:span><text:span text:style-name="T213">. </text:span><text:span text:style-name="T215">Linguae vasconum primitiae</text:span><text:span text:style-name="T21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<text:span text:style-name="T202">(22) [prospective participle + </text:span><text:span text:style-name="T4">izan + te/ke</text:span><text:span text:style-name="T3">]</text:span>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Legue honi segui vedi </text:span><text:span text:style-name="T10">salbu nahi duyena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3">Bernat. 1980 </text:span><text:span text:style-name="T214">[1545]</text:span><text:span text:style-name="T213">. </text:span><text:span text:style-name="T215">Linguae vasconum primitiae</text:span><text:span text:style-name="T21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19" office:value-type="string" calcext:value-type="string">
            <text:p><text:span text:style-name="T9">Hoc veguira diçagula </text:span><text:span text:style-name="T10">salua guiten</text:span><text:span text:style-name="T11"> hegatic</text:span></text:p>
          </table:table-cell>
          <table:table-cell office:value-type="string" calcext:value-type="string">
            <text:p>Etxepare’s <text:span text:style-name="T60">Linguae vasconum primitiae</text:span><text:span text:style-name="T13"> (1545)</text:span></text:p>
          </table:table-cell>
          <table:table-cell office:value-type="string" calcext:value-type="string">
            <text:p><text:span text:style-name="T14">Etxepare, </text:span><text:span text:style-name="T213">Bernat. 1980 </text:span><text:span text:style-name="T214">[1545]</text:span><text:span text:style-name="T213">. </text:span><text:span text:style-name="T215">Linguae vasconum primitiae</text:span><text:span text:style-name="T216">. Bilbo/Bilbao: Euskaltzaindia.</text:span></text:p>
          </table:table-cell>
          <table:table-cell table:style-name="ce12" office:value-type="string" calcext:value-type="string">
            <text:p>Secular and religious poetry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Gora, gora, senarraren porchara <text:span text:style-name="T1">galdu gara</text:span>, guiçonec heclarr ilçen dute</text:p>
          </table:table-cell>
          <table:table-cell office:value-type="string" calcext:value-type="string">
            <text:p>Gorriti trial record (1554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Iltean il ninçan, da <text:span text:style-name="T1">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2">Iltean </text:span><text:span text:style-name="T1">il ninçan</text:span><text:span text:style-name="T12">, da aztu ninçan</text:span></text:p>
          </table:table-cell>
          <table:table-cell office:value-type="string" calcext:value-type="string">
            <text:p>Landuchio’s <text:span text:style-name="T60">Dictionarium linguae cantabricae</text:span> (1562)</text:p>
          </table:table-cell>
          <table:table-cell office:value-type="string" calcext:value-type="string">
            <text:p>Landuchio, Nicolao. 1958 [1562]. <text:span text:style-name="T60">Dictionarium linguae cantabricae</text:span>. Donostia/San Sebastián: Gipuzkoan Provincial Council.</text:p>
          </table:table-cell>
          <table:table-cell table:style-name="ce12" office:value-type="string" calcext:value-type="string">
            <text:p>Dictionary</text:p>
          </table:table-cell>
          <table:table-cell table:style-name="ce12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eñora Maria de Urvizaldea <text:span text:style-name="T1">ezconcen zagu</text:span>. Ezteietara, mersede eguiguzu, etorri zerau lenbicicoa</text:p>
          </table:table-cell>
          <table:table-cell office:value-type="string" calcext:value-type="string">
            <text:p>Eraul wedding invitation (1564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News report</text:p>
          </table:table-cell>
          <table:table-cell table:style-name="ce12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">egiciriq</text:span> <text:span text:style-name="T13">[…]</text:span> munduac <text:span text:style-name="T12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">edequiric</text:span> <text:span text:style-name="T13">[…]</text:span> haydeac eta adisquideac urte gutis <text:span text:style-name="T12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Hemen naça orçiric erioac hustegabe dolorosqui <text:span text:style-name="T12">egiciriq</text:span> <text:span text:style-name="T13">[…]</text:span> munduac <text:span text:style-name="T12">edequiric</text:span> <text:span text:style-name="T13">[…]</text:span> haydeac eta adisquideac urte gutis <text:span text:style-name="T1">acenduric</text:span></text:p>
          </table:table-cell>
          <table:table-cell office:value-type="string" calcext:value-type="string">
            <text:p>Amendux’s dirge (1567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table:style-name="ce12" office:value-type="string" calcext:value-type="string">
            <text:p>Song</text:p>
          </table:table-cell>
          <table:table-cell table:style-name="ce12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rc bada aitzinetic amáz <text:span text:style-name="T1">instruitu içanic</text:span>, Indac hemen platean Ioannes Baptistaren buruä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<text:span text:style-name="T1">Batheyatzen ciraden</text:span> harẽnganic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Dohatsu dirade iustitiagatic </text:span><text:span text:style-name="T8">persecutatzen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Ni </text:span><text:span text:style-name="T8">batheyaturen naicén </text:span><text:span text:style-name="T7">baptismoaz </text:span><text:span text:style-name="T8">batheyaturen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4">Parti nadinean Espaigniarát, ethorriren naiz çuetara : ecen sperança dut iragaitean ikussiren çaituztedala, eta </text:span><text:span text:style-name="T15">çueçaz</text:span><text:span text:style-name="T16"> </text:span><text:span text:style-name="T14">hara </text:span><text:span text:style-name="T16">guidaturen n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7">Eramã cedin </text:span><text:span text:style-name="T15">Spirituaz</text:span><text:span text:style-name="T16"> </text:span><text:span text:style-name="T14">desertura, deabru</text:span><text:span text:style-name="T15">az</text:span><text:span text:style-name="T16"> </text:span><text:span text:style-name="T14">tenta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Munduaren fundacionetic <text:span text:style-name="T1">preparatu çaiçuen</text:span> resumá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Haur gucia eguin içan da Prophetáz <text:span text:style-name="T1">erran cena</text:span> compli ledinçá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uça guciac niri neure Aitaz <text:span text:style-name="T1">eman çaizqui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hunela <text:span text:style-name="T1">scribatua duc</text:span> Prophetá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ne alaba <text:span text:style-name="T1">duc</text:span> deabruaz gaizqui <text:span text:style-name="T1">tormentatu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iguzquia goratu eta <text:span text:style-name="T1">erre içan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gu cembetez cineçago </text:span><text:span text:style-name="T19">emplegatzeco gara</text:span><text:span text:style-name="T20"> iaincoac bere euangelio saindu hunetan reuelatu eta declaratu drauzquigun mysterio eta secretu handi hautaco eçagutzearen vkaite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3) [nominalized root + -<text:span text:style-name="T60">ko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Simon </text:span><text:span text:style-name="T19">erraiten dena</text:span><text:span text:style-name="T20"> Pierris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Ceinec hiltzen baitituc prophetác, eta lapidatzen hiregana </text:span><text:span text:style-name="T21">igorri diradena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Harc hobe luque baldin errota harribat haren leppoaren inguruän eçar baledi, eta <text:span text:style-name="T1">egotz ledin</text:span> isasso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çagutzen naiz</text:span><text:span text:style-name="T23"> neure ardié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berce icenic ezta ceruären azpian guiçoney emã çayenic, ceinez </text:span><text:span text:style-name="T25">saluatu behar garé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Non </text:span><text:span text:style-name="T25">behar bainaiz iugeatu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iaincoaren spirituaz </text:span><text:span text:style-name="T25">gobernatzen diraden</text:span><text:span text:style-name="T26"> guciac, iaincoaren haour d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quin batean participant hartan </text:span><text:span text:style-name="T25">eguin na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Ceinez </text:span><text:span text:style-name="T25">saluatzen</text:span><text:span text:style-name="T24">-ere </text:span><text:span text:style-name="T25">baitzarete</text:span><text:span text:style-name="T26">, baldin orhoit ba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rideiten bagara</text:span><text:span text:style-name="T23"> gueuror-ere bekato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nic ikassi dut </text:span><text:span text:style-name="T25">erideiten naicenaren</text:span><text:span text:style-name="T26"> araura content iça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7">Eta nehorc eztrauca emaiten </text:span><text:span text:style-name="T28">bere buruäri</text:span><text:span text:style-name="T27"> ohore haur, baina iaincoaz </text:span><text:span text:style-name="T29">deitzen denac</text:span><text:span text:style-name="T27">, Aaron beça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rekarri saluamendutaco bidera, cein baita hi euror </text:span><text:span text:style-name="T25">eçagut adin</text:span><text:span text:style-name="T26"> iainco eguiazco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erce remedioz batez-ere ecin </text:span><text:span text:style-name="T25">deliura</text:span><text:span text:style-name="T24"> ez </text:span><text:span text:style-name="T25">empara ahal gaitezqu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haourtchoac <text:span text:style-name="T1">presentatu içan çaizcan</text:span> escuac gainean eçar litzençat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duan compli cedin Hieremias prophetáz <text:span text:style-name="T1">erran içan c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Deabrua campora <text:span text:style-name="T1">egotzi içan cen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abylonerát <text:span text:style-name="T1">eraman içan ciraden</text:span> ondo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ein <text:span text:style-name="T1">c</text:span><text:span text:style-name="T30">õcebitu içan baita</text:span><text:span text:style-name="T31"> Spiritu sainduag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Iustificatu içan da</text:span> sapientiá bere haourréz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Çuhurretaric diligentqui <text:span text:style-name="T1">informatu içan cen</text:span> demboraren araura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norc perseueraturen baitu finerano, hura </text:span><text:span text:style-name="T21">saluaturen d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Gobernadorén eta reguén aitzinera </text:span><text:span text:style-name="T21">eramanen çarete</text:span><text:span text:style-name="T32"> ene causa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2">Haur gucia eguin içan da Prophetáz erran cena </text:span><text:span text:style-name="T1">compli ledi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25">ezpaitzedin eriden</text:span><text:span text:style-name="T24"> vicitzeco liburuän scribaturic, suzco stagnera </text:span><text:span text:style-name="T33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Cerçaz </text:span><text:span text:style-name="T35">veztituren gara</text:span><text:span text:style-name="T3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Çuec-ere campotic guiçoney </text:span><text:span text:style-name="T35">eracusten çarete </text:span><text:span text:style-name="T34">iusto, baina barnean hypocrisiaz eta iniquitatez betheac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cen eure hitzetaric <text:span text:style-name="T1">iustificaturen 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Gu gucioc haren verthute <text:span text:style-name="T12">gutan</text:span> habitatzen denaz <text:span text:style-name="T1">substãtiatzen</text:span> eta conseruatzen <text:span text:style-name="T1">garen</text:span> becembatean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37">Gu gucioc haren verthute gutan habitatzen denaz substãtiatzen eta </text:span><text:span text:style-name="T38">conseruatzen</text:span><text:span text:style-name="T39"> </text:span><text:span text:style-name="T38">garen</text:span><text:span text:style-name="T39"> becemba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Hebraicoa ala grecoa, frencesa ala latina igorten çayona eguiazco confidançarequin recebituren duenic, ez </text:span><text:span text:style-name="T19">presentatzen çayona</text:span><text:span text:style-name="T20"> bessarcaturẽ dueni batre ezt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Iaincoa bethi eçagutzera </text:span><text:span text:style-name="T19">eman içan da</text:span><text:span text:style-name="T20"> eta contemplatze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cẽ ez bi beguiac dituala suco gehennara </text:span><text:span text:style-name="T19">iraitz 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Eta contu eguiten hassi cenean,</text:span><text:span text:style-name="T40"> </text:span><text:span text:style-name="T19">presenta cequión</text:span><text:span text:style-name="T20"> bat, hamar-milla talent hari çor ceraucan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18">Nor da beraz </text:span><text:span text:style-name="T19">salua ahal daitenic</text:span><text:span text:style-name="T20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4) [verb root + <text:span text:style-name="T60">ahal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aina ohá, eta </text:span><text:span text:style-name="T21">eracuts aquio</text:span><text:span text:style-name="T32"> sacrificadore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Behar da anhitz suffri deçan, eta ezdeusetan </text:span><text:span text:style-name="T21">eduqui da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çuec campora </text:span><text:span text:style-name="T21">iraizten çaret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la çuec-ere haren discipulu </text:span><text:span text:style-name="T25">eguin nahi çarete</text:span><text:span text:style-name="T26">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6) [verb root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3">Haur cen ia heren aldia Iesus bere discipuluey </text:span><text:span text:style-name="T41">manifestatu içan çayen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Aingueru berroan </text:span><text:span text:style-name="T25">aguertu içan çayonaren</text:span><text:span text:style-name="T26"> escu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andic embarca citecen Antiochera, nondic </text:span><text:span text:style-name="T25">gommendatu içan baitziraden</text:span><text:span text:style-name="T26"> iaincoaren gratiar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n legueaz ceuroc ikussiren duçue ecen gauça horién iuge ni </text:span><text:span text:style-name="T33">ez</text:span><text:span text:style-name="T42"> naiz nahi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4) [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z hi solament, baina ni egun ençuten nauten guciac-ere </text:span><text:span text:style-name="T25">eguin cindeizten</text:span><text:span text:style-name="T26"> halaco, nolaco ni bainaiz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halaco gauça cinetén batzu: baina </text:span><text:span text:style-name="T25">ikuci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eguin içan natzaye</text:span><text:span text:style-name="T32"> iuduey iudu beçala, iuduac irabaz ditzadençát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2">Eguin naiz</text:span><text:span text:style-name="T23"> cobre soinu eguiten duenaren, edo cymbala dindatzen duenaren par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3">Behartzen gara</text:span><text:span text:style-name="T24">, baina ez </text:span><text:span text:style-name="T25">vtzit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Eta </text:span><text:span text:style-name="T21">beguiratu içan naiz</text:span><text:span text:style-name="T18"> eta </text:span><text:span text:style-name="T21">beguiraturen</text:span><text:span text:style-name="T32"> deusetan-ere çuen carga içatetic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say </text:span><text:span text:style-name="T25">eguin natzaiçue</text:span><text:span text:style-name="T26"> eguia erraiten drauçuedanean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8">Nor-ere </text:span><text:span text:style-name="T21">nahi baitirade</text:span><text:span text:style-name="T18"> apparent </text:span><text:span text:style-name="T21">eracutsi</text:span><text:span text:style-name="T32"> haragui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Çuec-ere gure imitaçale </text:span><text:span text:style-name="T25">eguin içan çaret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cen çuec, anayeác, imitaçale </text:span><text:span text:style-name="T25">eguin içan çarete</text:span><text:span text:style-name="T26"> iaincoaren eliça Iudean diradenén Iesus Christea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baldin iustoa nequez </text:span><text:span text:style-name="T25">saluatzen bada</text:span><text:span text:style-name="T26">, infidela eta bekatorea non comparituren da?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experimentatu dituán apostolu </text:span><text:span text:style-name="T25">erraiten diradenac</text:span><text:span text:style-name="T26"> eta ezpaitirade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Eta nor-ere </text:span><text:span text:style-name="T33">ezpaitzedin eriden</text:span><text:span text:style-name="T24"> vicitzeco liburuän scribaturic, suzco stagnera </text:span><text:span text:style-name="T25">iraitz cedi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Orhe berri </text:span><text:span text:style-name="T25">eguin behar gar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Hunen iainco eta saluadore </text:span><text:span text:style-name="T25">eracusten</text:span><text:span text:style-name="T24"> eta </text:span><text:span text:style-name="T25">declaratzen aic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Raçoin da gu-ere haren populu eguiazco eta obedient </text:span><text:span text:style-name="T25">eracuts gaitecen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24">Baldin haren hirá gure gainera erekarri nahi ezpadugu, hartaric </text:span><text:span text:style-name="T25">beguiratu behar garela</text:span></text:p>
          </table:table-cell>
          <table:table-cell table:style-name="ce7" office:value-type="string" calcext:value-type="string">
            <text:p><text:span text:style-name="T13">Leizarraga’s </text:span>Testamentu Berria<text:span text:style-name="T13"> (1571)</text:span></text:p>
          </table:table-cell>
          <table:table-cell table:style-name="ce9" office:value-type="string" calcext:value-type="string">
            <text:p><text:span text:style-name="T217">Leizarraga, Joanes. 1990 </text:span><text:span text:style-name="T214">[</text:span><text:span text:style-name="T213">1571</text:span><text:span text:style-name="T214">]</text:span><text:span text:style-name="T213">. </text:span><text:span text:style-name="T215">Iesus Christ gure iaunaren testamentu berria, Othoitza ecclesiasticoen forma,Catechismea, Kalendrera, ABC edo christinoen instructionea</text:span><text:span text:style-name="T216">. Bilbo/Bilbao: Euskaltzaindia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7) Very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Traydorea, <text:span text:style-name="T1">erreco çara</text:span>, erreco çara</text:p>
          </table:table-cell>
          <table:table-cell table:style-name="ce8" office:value-type="string" calcext:value-type="string">
            <text:p>Zenotz trial record (1576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Traydorea, erreco çara, <text:span text:style-name="T1">erreco çara</text:span></text:p>
          </table:table-cell>
          <table:table-cell table:style-name="ce8" office:value-type="string" calcext:value-type="string">
            <text:p>Zenotz trial record (1576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1">Quen aquit</text:span> ortic, vorracho dollor xarrori!</text:p>
          </table:table-cell>
          <table:table-cell table:style-name="ce8" office:value-type="string" calcext:value-type="string">
            <text:p>San Vicente trial record (1578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Su <text:span text:style-name="T1">eçara</text:span> emen <text:span text:style-name="T1">çartuco</text:span></text:p>
          </table:table-cell>
          <table:table-cell table:style-name="ce8" office:value-type="string" calcext:value-type="string">
            <text:p>Arlegi trial record (1581)</text:p>
          </table:table-cell>
          <table:table-cell table:style-name="ce9" office:value-type="string" calcext:value-type="string">
            <text:p>Reguero, Urtzi. 2019.<text:span text:style-name="T60"> Filologiatik dialektologiara Nafarroako euskarazko testu zaharretan barrena (1416-1750)</text:span>. Bilbo/Bilbao: University of the Basque Country.</text:p>
          </table:table-cell>
          <table:table-cell table:style-name="ce9" office:value-type="string" calcext:value-type="string">
            <text:p>Trial record</text:p>
          </table:table-cell>
          <table:table-cell table:style-name="ce13"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E[rrodrig]o Çarateco selan <text:span text:style-name="T1">engana sindean</text:span> jaun Juane Abendañocogas gudua ar çensanean</text:p>
          </table:table-cell>
          <table:table-cell table:style-name="ce8" office:value-type="string" calcext:value-type="string">
            <text:p>Ibargüen-Cachopín chronicle (1588)</text:p>
          </table:table-cell>
          <table:table-cell table:style-name="ce12" office:value-type="string" calcext:value-type="string">
            <text:p><text:span text:style-name="T107">Arriolabengoa, Julen. 2006. </text:span><text:span text:style-name="T218">Ibarguen-Cachopín kronika: Edizioa eta azterketa</text:span><text:span text:style-name="T107">. Vitoria-Gasteiz: University of the Basque Country PhD dissertation.</text:span></text:p>
          </table:table-cell>
          <table:table-cell table:style-name="ce9" office:value-type="string" calcext:value-type="string">
            <text:p>Chronicle</text:p>
          </table:table-cell>
          <table:table-cell table:style-name="ce13"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>
            <text:p><text:span text:style-name="T44">Hora il daguien mendian Guiçona </text:span><text:span text:style-name="T45">idoro</text:span><text:span text:style-name="T46"> ez </text:span><text:span text:style-name="T45">didila</text:span></text:p>
          </table:table-cell>
          <table:table-cell table:style-name="ce8" office:value-type="string" calcext:value-type="string">
            <text:p>Garibai’s proverbs (1592)</text:p>
          </table:table-cell>
          <table:table-cell table:style-name="ce12" office:value-type="string" calcext:value-type="string">
            <text:p><text:span text:style-name="T217">Urkixo, Julio. 1919. </text:span><text:span text:style-name="T219">El refranero vasco</text:span><text:span text:style-name="T217">, vol. I: </text:span><text:span text:style-name="T219">Los refranes de Garibay</text:span><text:span text:style-name="T217">. Donostia/San Sebastián: Imprenta de Martín, Mena y Compañía.</text:span></text:p>
          </table:table-cell>
          <table:table-cell table:style-name="ce9" office:value-type="string" calcext:value-type="string">
            <text:p>Proverbs</text:p>
          </table:table-cell>
          <table:table-cell table:style-name="ce13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Sinistetandot <text:span text:style-name="T13">[…]</text:span> gueure Iaunag<text:span text:style-name="T31">â, zeyna </text:span><text:span text:style-name="T47">izançan concebidua</text:span><text:span text:style-name="T31"> Espiritu Santuen obraz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20">Betolazaren “Doctrina christiana”. </text:span><text:span text:style-name="T221">Euskera</text:span><text:span text:style-name="T220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Yzançan</text:span> <text:span text:style-name="T1">cruficicadua</text:span>, <text:span text:style-name="T1">hila</text:span> eta <text:span text:style-name="T1">sepultadua</text:span>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20">Betolazaren “Doctrina christiana”. </text:span><text:span text:style-name="T221">Euskera</text:span><text:span text:style-name="T220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lengoa, sinistetea Iesu-Christo gure Iauna Guiçonzan partez <text:span text:style-name="T1">concebidua yzançala</text:span> Espiritu Santuen obraz</text:p>
          </table:table-cell>
          <table:table-cell table:style-name="ce7" office:value-type="string" calcext:value-type="string">
            <text:p><text:span text:style-name="T13">Betolatza’s </text:span>Doctrina christiana<text:span text:style-name="T13"> (1596)</text:span></text:p>
          </table:table-cell>
          <table:table-cell table:style-name="ce12" office:value-type="string" calcext:value-type="string">
            <text:p><text:span text:style-name="T14">Arana-Martija, Jose A. 1986. </text:span><text:span text:style-name="T220">Betolazaren “Doctrina christiana”. </text:span><text:span text:style-name="T221">Euskera</text:span><text:span text:style-name="T220"> 31(2). 505-526.</text:span></text:p>
          </table:table-cell>
          <table:table-cell table:style-name="ce9" office:value-type="string" calcext:value-type="string">
            <text:p>Translation</text:p>
          </table:table-cell>
          <table:table-cell table:style-name="ce13"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assoto yrabacia yrachoen da <text:span text:style-name="T1">yracia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22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34">Edo eguiaz nay guzurraz, </text:span><text:span text:style-name="T35">elicatuco nays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22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<text:span text:style-name="T48">Azo </text:span><text:span text:style-name="T49">bardindu nax</text:span><text:span text:style-name="T50">, nox dot vrtea?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22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Ezavn adi</text:span><text:span text:style-name="T52"> ta ajate ondo bici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22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18" office:value-type="string" calcext:value-type="string">
            <text:p><text:span text:style-name="T51">Necateã dana</text:span><text:span text:style-name="T52">, marraac ditu</text:span></text:p>
          </table:table-cell>
          <table:table-cell table:style-name="ce7" office:value-type="string" calcext:value-type="string">
            <text:p>Refranes y sentencias<text:span text:style-name="T13"> (1596)</text:span></text:p>
          </table:table-cell>
          <table:table-cell table:style-name="ce10" office:value-type="string" calcext:value-type="string">
            <text:p><text:span text:style-name="T89">Lakarra, Joseba A. 1996. </text:span><text:span text:style-name="T222">Refranes y sentencias (1596): Ikerketak eta edizioa</text:span><text:span text:style-name="T89">. Bilbo/Bilba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Jayncoa laudatu dela gure errian espaytugu pendenciaric eliçaco gauzaetan baycicaçarrenac çarraynchu Eta </text:span><text:span text:style-name="T8">ofraçen baicara</text:span><text:span text:style-name="T7">.</text:span></text:p>
          </table:table-cell>
          <table:table-cell table:style-name="ce19" office:value-type="string" calcext:value-type="string">
            <text:p>Iraizotz trial record (1597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arechalaren etorraras es tout ouste dela deus intenzio gaiztoric, choil condizios </text:span><text:span text:style-name="T54">moudatou</text:span><text:span text:style-name="T53"> es </text:span><text:span text:style-name="T54">padire</text:span><text:span text:style-name="T55"> </text:span><text:span text:style-name="T53">andiren bazeue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<text:span text:style-name="T1">jari direla</text:span> barnerat deusic sar ez tadin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ztiaz <text:span text:style-name="T1">naiz enpachatou</text:span> nere by anaga eta cousin bat ecoustera etorriri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aster <text:span text:style-name="T1">esconduco dira</text:span>, baldin erregueren maiestatearen Nantesen gaignera joateac luzatzen es baldin badu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disquideac gastigatu zidan unzien gainean ondo <text:span text:style-name="T1">informatu naiz</text:span>, baina ez ta aireco gauzaric bai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Erege cauri dela eta mous de Anbila Franciaco Counestabliaren anaie </text:span><text:span text:style-name="T54">baita</text:span><text:span text:style-name="T53"> houra </text:span><text:span text:style-name="T54">hil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53">Mous de Guisa eta Agararnoundeco jauna </text:span><text:span text:style-name="T56">hil</text:span><text:span text:style-name="T57"> dira</text:span><text:span text:style-name="T53"> haniz berce principalci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Letra haur esciribatuc geroc encun dut duc de Umena ere <text:span text:style-name="T1">hil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Zure senoriaren carta emen </text:span><text:span text:style-name="T54">batou zaita</text:span><text:span text:style-name="T53"> contentou asco</text:span><text:span text:style-name="T55"> </text:span><text:span text:style-name="T53">eman baitit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Alla fin emaiten diot, </text:span><text:span text:style-name="T54">geldizen naizela</text:span><text:span text:style-name="T53">, bety</text:span><text:span text:style-name="T55"> </text:span><text:span text:style-name="T53">bezala,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6" office:value-type="string" calcext:value-type="string">
            <text:p><text:span text:style-name="T53">Besteric es ta dino denic gastigazera</text:span><text:span text:style-name="T55"> </text:span><text:span text:style-name="T53">zure senoriary eta </text:span><text:span text:style-name="T54">gledize(n) nais</text:span><text:span text:style-name="T53"> serbizari</text:span><text:span text:style-name="T55"> </text:span><text:span text:style-name="T53">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<text:span text:style-name="T1">sar</text:span> ez <text:span text:style-name="T1">tadin</text:span> eta Amianscoa egin den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Jauna: jouanden egounoyetan berri bat etorry zen ezin goure eregue <text:span text:style-name="T1">il z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ra dio ezin abertymentou izan douela Espainiaco armada parte ounetarat <text:span text:style-name="T1">ourbil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uroutian gouardac ifeni ditoue, oran berris poutougues bazouec ounat zeren <text:span text:style-name="T1">pasatou dire</text:span>, eta adieu, zure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<text:span text:style-name="T1">biourtu dela</text:span> Bayonara, eta ounenberzerequin <text:span text:style-name="T12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asegoura bedy zure senoria esana egonen naizela, eta adieu esaten diot, </text:span><text:span text:style-name="T54">geldizen naizela</text:span><text:span text:style-name="T53">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lacos finna et/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peranza ounequin ezin sinestatoua edouquiren nauela fina emanen diot, <text:span text:style-name="T1">geldizen naizela</text:span>, bety bezala, serv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Asegouranza ounequin fin emanen diot,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abasquy aditou dou gobernadorea biourtu dela Bayonara, eta ounenberzerequin <text:span text:style-name="T1">geldize naiz</text:span>, bety bezala, serbis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<text:span text:style-name="T1">eretiratou dire</text:span> zitousten marabiriac despendatouric eta oura gelditou da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orbere echetara eretiratou dire zitousten marabiriac despendatouric eta oura <text:span text:style-name="T1">gelditou da</text:span> ondra gouzirequi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este berry segouroric ez tougou presentean, eta alla fina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gec diotena da Plemura armada <text:span text:style-name="T1">biourtou dela</text:span> negou ounetacos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Nere adisquide bazuec <text:span text:style-name="T1">sartou ziren</text:span> emen, baina es be&lt;s&gt;te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<text:span text:style-name="T1">ziren</text:span> ementic <text:span text:style-name="T1">pasatu</text:span>, baina esan dit semeac eraz egin daitequela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Legataren partes gizon bat <text:span text:style-name="T1">passatu da</text:span> parte orretarat eta argatic ez tiot deus Franziaco berry gastigazen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berzeric ofrezizen ez ta eta alacos fin eman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Goustiac <text:span text:style-name="T1">descoubritou direla</text:span> eta gente asco presounero dago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Esan didate es tela deus memorioric Londresen <text:span text:style-name="T58">esan den</text:span><text:span text:style-name="T55"> </text:span><text:span text:style-name="T53">armada orresas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Bart Bagonan ouste zuten, faltaric gabe, </text:span><text:span text:style-name="T54">esan den</text:span><text:span text:style-name="T53"> marecha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Ez ta deues dinoric zure senoriary </text:span><text:span text:style-name="T54">gastiga</text:span><text:span text:style-name="T53"> al </text:span><text:span text:style-name="T54">daitequenic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>
            <text:p><text:span text:style-name="T53">Sarry orien ousteas angoa </text:span><text:span text:style-name="T54">egingo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alesgoua ere egia dela, gouardac jari direla barnerat deusic sar ez tadin eta Amianscoa <text:span text:style-name="T1">egin den</text:span> bezain laster eregue ara digo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53">Nic presentean jaquin al doudana aur da, eta etorquizunas </text:span><text:span text:style-name="T54">asegoura bedy</text:span><text:span text:style-name="T53"> zure senoria esana egonen naizela, eta adieu esaten diot, geldizen naizela, bety bezala serbizary humble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Esan dit es tela deusic alacoric, Amians <text:span text:style-name="T1">artou dela</text:span> asegouratouzat dadouque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<text:span text:style-name="T1">Asegoura bedy</text:span>, jauna, eginallic eztalzen ez touela carta bidaldu douenac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<text:span text:style-name="T1">ta</text:span> besteric <text:span text:style-name="T1">ofrezizen</text:span> dino denic zure senoriary gastigazeco, eta ala fin emaiten diot geldizen naizela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resentean ez ta besteric ofrezizen dino denic zure senoriary gastigazeco, eta ala fin emaiten diot <text:span text:style-name="T1">geldizen naizela</text:span>, bety bezala, serbizary humble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Boueltan e&lt;z&gt; ziren ementic pasatu, baina esan dit semeac eraz <text:span text:style-name="T1">egin daitequela</text:span> eregueren magestadeac nay badu Endagaco part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Zer &lt;er&gt;e baita, eduquicoren dut contu jaquitera, eta ez faltaric eginen deus <text:span text:style-name="T1">ofrezizen denean</text:span> gastigaz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Compania <text:span text:style-name="T1">adrezazen direnen</text:span> geienna Mousieur de Pangas d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Oraindic ezcin gastiga nizacoie zure senoriary cer quantitate mercaduria dens, zeren orandic ez <text:span text:style-name="T1">paita adrezatu</text:span> deusic behar den bezal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Pacqueta <text:span text:style-name="T1">compli dadinean</text:span> behar den bezala, orduan ez tut faltatuco abisacer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" office:value-type="string" calcext:value-type="string">
            <text:p>Guero baldin han Mercurarequin <text:span text:style-name="T1">accordatzen</text:span> es baldin <text:span text:style-name="T1">bada</text:span>, Nantesen guaignera doha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Orotarat ere enbachadac erege baitan omen dire eta esparanza handitan dago mondu goustia pacquea <text:span text:style-name="T1">tratazen dela</text:span></text:p>
          </table:table-cell>
          <table:table-cell table:style-name="ce8" office:value-type="string" calcext:value-type="string">
            <text:p>Aimée de Montreal’s espionage letters (1595-1598)</text:p>
          </table:table-cell>
          <table:table-cell table:style-name="ce12" office:value-type="string" calcext:value-type="string">
            <text:p><text:span text:style-name="T223">Floristán, José M</text:span><text:span text:style-name="T224">a</text:span><text:span text:style-name="T223">. 1993. Conflictos fronterizos, espionaje y vascuence a finales del siglo XVI: 20 documentos inéditos. </text:span><text:span text:style-name="T225">Fontes Linguae Vasconum</text:span><text:span text:style-name="T226"> 63. 177</text:span><text:span text:style-name="T227">‒</text:span><text:span text:style-name="T228">220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escribauagana <text:span text:style-name="T1">aguertu ninça</text:span> eta galdetu nio ene contra atera den emendic mediante juramentu bat eta erran çerauda es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joaninça aurreco escribauarengana eta erran draut <text:span text:style-name="T1">eçela</text:span> aren echetic alaco despachuric <text:span text:style-name="T1">probeitu</text:span>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Bay eta escribau batec juramentu arrtu cerauda, eta es omen <text:span text:style-name="T1">çen</text:span> alcateen baitan <text:span text:style-name="T1">firmatu</text:span>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Eta escribauagana aguertu ninça eta galdetu nio ene contra <text:span text:style-name="T1">atera den</text:span> emendic mediante juramentu bat eta erran çerauda es</text:p>
          </table:table-cell>
          <table:table-cell table:style-name="ce8" office:value-type="string" calcext:value-type="string">
            <text:p>Etxauri trial record (1598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Lepo eçurra auchiric <text:span text:style-name="T1">eldu</text:span> al <text:span text:style-name="T1">lisan</text:span></text:p>
          </table:table-cell>
          <table:table-cell table:style-name="ce8" office:value-type="string" calcext:value-type="string">
            <text:p>Nagore trial record (1599)</text:p>
          </table:table-cell>
          <table:table-cell table:style-name="ce12"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office:value-type="string" calcext:value-type="string">
            <text:p>Trial record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Conçebitu ninçan</text:span> maldadeetam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212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1" office:value-type="string" calcext:value-type="string">
            <text:p><text:span text:style-name="T59">Jusga</text:span><text:span text:style-name="T60"> </text:span><text:span text:style-name="T61">çinçaenac</text:span><text:span text:style-name="T62"> vençutu çinçan</text:span></text:p>
          </table:table-cell>
          <table:table-cell office:value-type="string" calcext:value-type="string">
            <text:p><text:span text:style-name="T60">Miserere mei</text:span> psalm (16th c.)</text:p>
          </table:table-cell>
          <table:table-cell office:value-type="string" calcext:value-type="string">
            <text:p>Akesolo, luis. 1982. Amaseigarren mendeko euskarazko Miserere bat. <text:span text:style-name="T60">Karmel</text:span> 166, 37<text:span text:style-name="T212">‒47.</text:span></text:p>
          </table:table-cell>
          <table:table-cell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Ni certaco jayo ninzan? <text:span text:style-name="T1">Salva nendin</text:span>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aincoa ez nezan icus, <text:span text:style-name="T1">condena</text:span> al <text:span text:style-name="T1">nendin</text:span>, gauza tristea lizate; ordea, badate</text:p>
          </table:table-cell>
          <table:table-cell office:value-type="string" calcext:value-type="string">
            <text:p>Miguel Sueskun’s poem (ca. 1600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Secular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Mila vrte ygarota Vra vere videan. Guipuzcoarroc <text:span text:style-name="T1">sartu dira</text:span> Gazteluco echean, Nafarroquin batu dira Beotibarrẽ pelean</text:p>
          </table:table-cell>
          <table:table-cell office:value-type="string" calcext:value-type="string">
            <text:p>Beotibar song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Mila vrte ygarota Vra vere videan. Guipuzcoarroc sartu dira Gazteluco echean, Nafarroquin <text:span text:style-name="T1">batu dira</text:span> Beotibarrẽ pelean</text:p>
          </table:table-cell>
          <table:table-cell office:value-type="string" calcext:value-type="string">
            <text:p>Beotibar song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Juan de Lazcano belz carana Guipuzcoaco capitana, <text:span text:style-name="T1">Oroituco dirá</text:span> Fransesac, Jaquingo duté bada, Vra Ondarribira sana</text:p>
          </table:table-cell>
          <table:table-cell office:value-type="string" calcext:value-type="string">
            <text:p>Juan Lazkao’s chant (16th c.)</text:p>
          </table:table-cell>
          <table:table-cell office:value-type="string" calcext:value-type="string">
            <text:p>Mitxelena, Koldo. 1990. <text:span text:style-name="T60">Textos arcaicos vascos</text:span>. Donostia/San Sebastián: Gipuzkoan Provincial Council, University of the Basque Country.</text:p>
          </table:table-cell>
          <table:table-cell office:value-type="string" calcext:value-type="string">
            <text:p>Chant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 çatoz, çatoz neuronen <text:span text:style-name="T1">escojid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ta goacen, ene <text:span text:style-name="T1">bedeicatua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irurren <text:span text:style-name="T1">saldu ninçan</text:span> esclab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Silvero, bada, obato <text:span text:style-name="T1">erregidu</text:span> cegati <text:span text:style-name="T1">çan</text:span>, eseco andreac aguindu eusan Silviari <text:span text:style-name="T13">[…]</text:span> eugui leguiala utra contu andia Silvero erregiete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Oy, Sirena, çeñaen beguioc <text:span text:style-name="T1">direan</text:span> norteagaz <text:span text:style-name="T1">conparaduac</text:span>!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Cegaiti <text:span text:style-name="T1">çan</text:span> utra <text:span text:style-name="T1">queridua</text:span> bere ugaçabaren es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7) [past participle + -<text:span text:style-name="T60">a</text:span><text:span text:style-name="T13">(</text:span><text:span text:style-name="T60">k</text:span><text:span text:style-name="T13">)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ne parteti <text:span text:style-name="T1">içango çara</text:span> justiciara <text:span text:style-name="T1">cit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ic çu andiro laztan içana an <text:span text:style-name="T1">içango da proba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npora baten <text:span text:style-name="T1">içan ninçan</text:span> amore minez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Neure aragui gaxtoaganic <text:span text:style-name="T1">içan ninçan</text:span> ni <text:span text:style-name="T1">tent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Laztanagana oy <text:span text:style-name="T1">içan ninçan</text:span> us eguin baga <text:span text:style-name="T1">guiadu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Espilu artan <text:span text:style-name="T1">mira çatez</text:span>, nescame engañad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Deo graciaz, çu, <text:span text:style-name="T1">açota çatez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3" office:value-type="string" calcext:value-type="string">
            <text:p><text:span text:style-name="T63">Çuen causaz arçaiten dogun azquero, çuec bere </text:span><text:span text:style-name="T64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4" office:value-type="string" calcext:value-type="string">
            <text:p><text:span text:style-name="T65">Espilu arrtan </text:span><text:span text:style-name="T66">mira çatez </text:span><text:span text:style-name="T67">nescame engañad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Gura doçun ni </text:span><text:span text:style-name="T69">enplea nadin</text:span><text:span text:style-name="T68"> çure servicio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1">Suplicaetan nachaçu</text:span>, Sirena ene laztana, nai daquiçula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, bada, obato </text:span><text:span text:style-name="T71">erregidu</text:span><text:span text:style-name="T70"> cegati </text:span><text:span text:style-name="T71">çan</text:span><text:span text:style-name="T70">, eseco andreac aguindu eusan Silviari, ceña çan Sirenaren conpañian egoana, eugui leguiala utra contu andia Silvero erregieteaz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rori cidin jarriric egoan silla baterean, ain aguiz ece, Silvia <text:span text:style-name="T1">isasi</text:span> ez <text:span text:style-name="T1">ballaco</text:span>, ez çatean miracuru an i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Ene laztana, eriocea senticen ez dot bapere, aseguin eta descansu baxe, çu <text:span text:style-name="T1">baçarade servic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Silveroc, bada, bere ugaçabari licencia escatu equionean, joan cidin Sirenagana, ceñari negarrez egoala <text:span text:style-name="T1">despedidu equio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2">Arren, Sirena, ene bioça, </text:span><text:span text:style-name="T73">suplicaetan nachaçu</text:span><text:span text:style-name="T72">, nic merecidu ez badot bere, ez naguiçula anci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 ala eguin eben, cegaiti, biaramunean, Ascanio erechan guiçon aberaspategaz</text:span><text:span text:style-name="T71"> jarri çan</text:span><text:span text:style-name="T70">, nun bere ganadua goardaetan ebe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Onegati, servicen bada, arren, bear deust parcatu,  cegaiti biur nadinean <text:span text:style-name="T74">serviduco çaut</text:span><text:span text:style-name="T75">, jauna, ç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Oy, amorezco erregue jauna, </text:span><text:span text:style-name="T76">suplicaetan nachazu</text:span><text:span text:style-name="T34"> deguioçula oy Silverori </text:span><text:span text:style-name="T77">on derextala aguindu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Nachaçu suplicaetan</text:span><text:span text:style-name="T70"> nay daquiçula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8">Quen çatez</text:span><text:span text:style-name="T70"> ene beguietaric, cegayti nic ezterechut on çuri bapere baño gueiag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ia, </text:span><text:span text:style-name="T71">quen aquit</text:span><text:span text:style-name="T70"> orrean, cegaiti nic ecin ancitu neydi aynbat denpora on derechadan gauc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Suplicaetan nachaçu</text:span><text:span text:style-name="T80"> deguidaçula remedioa emun, medecinea çu çarean guero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9">Quen aquit </text:span><text:span text:style-name="T80">neure beguietaric, ene desdicheonen causea i axan azquero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ta, an elduric,</text:span><text:span text:style-name="T71"> jarri citecen</text:span><text:span text:style-name="T70"> beguira canpuruç, nun ecusi even egoala Confusioco Ese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0">Belarico jarri cirean; </text:span><text:span text:style-name="T34">laster </text:span><text:span text:style-name="T76">citecen armatu</text:span><text:span text:style-name="T34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76">suplicaetan liçatela</text:span><text:span text:style-name="T34"> nay lequiela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bere, dios Marteren mandataria ezpata bategaz salvage aen arteti <text:span text:style-name="T1">sartu çan</text:span>, utra aguiz emuten leusteña bere ezpata çorroçaga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indea </text:span><text:span text:style-name="T76">servicen bada</text:span><text:span text:style-name="T34">, colpe batean il nagu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nic bere, jaquin eguiçu oyta </text:span><text:span text:style-name="T71">naxala fundadu</text:span><text:span text:style-name="T70"> oy anchinaco liburuet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va eguiten asi ninçacan,<text:span text:style-name="T1"> </text:span><text:span text:style-name="T81">jarri guinean</text:span><text:span text:style-name="T75"> gueldi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Jaun Cerucoac guraric, <text:span text:style-name="T75">oen gañean </text:span><text:span text:style-name="T82">jasarri cidin</text:span><text:span text:style-name="T75"> amoremina dulc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-amaoc efini dave<text:span text:style-name="T75"> </text:span>Flora oy encerraduric, <text:span text:style-name="T75">cerren bertati </text:span><text:span text:style-name="T82">jarri cirean</text:span><text:span text:style-name="T75"> sospecha gachez bete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 bioçau a serviceco <text:span text:style-name="T1">jarri çan</text:span> obligadu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Conjuraetan yo eta çaitut, oean çaucidenean <text:span text:style-name="T1">gogaberatu çaquezquedala</text:span> beguioz nacusun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iurtu libertadea eguidaçu, <text:span text:style-name="T1">alegueratu didin</text:span> ene gogo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Enegaz <text:span text:style-name="T1">jarri çatez</text:span> partiduan, cegaiti onezquero da denpore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Berbaric badeguiçut poridadez, gogorric <text:span text:style-name="T1">jarten çara</text:span> bereal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i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raingaño gaztea ax ta, urtexe baten <text:span text:style-name="T1">goza ad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Aytac ezcondu ezpanagui, neurau ni <text:span text:style-name="T1">ezconduco nax</text:span> sarr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1">Jarri banadi</text:span> sugatean, beroetan jat iturria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Egun baten, bada, Silvero eta Silvia, Doristeo ta Sirena, lauoc batera nor bere ardiaquin joacela, </text:span><text:span text:style-name="T71">topadu cirean</text:span><text:span text:style-name="T70"> iturri fresco baten aldean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Lecu onean <text:span text:style-name="T1">topadu gara</text:span>, Jaun Cerucoac gura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Ic]hadu <text:span text:style-name="T1">dei detizque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70">Bada bere, nai ez neuque, </text:span>mundu guztiagaitirren, <text:span text:style-name="T75">çuregaz ene secretoa </text:span><text:span text:style-name="T1">descubri lidin</text:span> bapere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Çu ecusi ta beste gauçaric <text:span text:style-name="T75">oy ez</text:span><text:span text:style-name="T82">ta</text:span><text:span text:style-name="T75"> cerren </text:span><text:span text:style-name="T82">ecusi</text:span><text:span text:style-name="T75">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Oy Arabaco abantajaoc ecin <text:span text:style-name="T1">litezque contadu</text:span>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Ni çugaz amoraduagaiti eztaucat nic bearric, cegaiti ene escuan ez <text:span text:style-name="T1">zan eguiten</text:span> beste gauç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59">Il nadin</text:span><text:span text:style-name="T60"> nagoan lecure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uplicaetan nachaçu, Sirena ene laztana, <text:span text:style-name="T1">nai daquiçula</text:span> gaur gabean ceure aposentuco bentanara joate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Silveroc, ecusiric çala Sirena enojadu, escuetan eucan arpea iramo eben, ain furia andiaz ece utra pedaçu asco </text:span><text:span text:style-name="T71">eguin ça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On ez derechun azquero, nic prometietan deusut ece laster </text:span><text:span text:style-name="T71">osatu çatezqueala</text:span><text:span text:style-name="T70"> daucaçun gaxaesun orretaric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Jaicoari </text:span><text:span text:style-name="T71">nai</text:span><text:span text:style-name="T70"> eç </text:span><text:span text:style-name="T71">daquiola</text:span><text:span text:style-name="T70"> çu joan da ni eben guera nadil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3">Nachaçu suplicaetan</text:span><text:span text:style-name="T70"> </text:span><text:span text:style-name="T71">nay daquiçula</text:span><text:span text:style-name="T70">, ene peneau oneyn andia dan azquero, remedioa emun jaguiten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68">Dacusqueçun </text:span><text:span text:style-name="T70">gauçagayti ez beguioc espilurean quendu, cegayti bertati </text:span><text:span text:style-name="T71">galduco çara 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Ceruetaco Erregueari oy dira encomendadu </text:span><text:span text:style-name="T84">suplicaetan liçatela</text:span><text:span text:style-name="T34"> </text:span><text:span text:style-name="T76">nay lequiela</text:span><text:span text:style-name="T34"> lagund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Çuen causaz arçaiten dogun azquero, çuec bere </text:span><text:span text:style-name="T71">libertaduco çara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34">Ene laztana, ce daidiçu ceure gogoan pensadu </text:span><text:span text:style-name="T85">çuc ni gaxqui tratadu arren </text:span><text:span text:style-name="T34">oy ni </text:span><text:span text:style-name="T76">naxala aspertu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70">Ni aren minez </text:span><text:span text:style-name="T71">ilte ninçan</text:span><text:span text:style-name="T70"> da </text:span>a beti aleguereric 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Secula nic ez yo dot beste lanic, onela <text:span text:style-name="T1">iragaiten jat</text:span> gaur-egunac; ain dira ene beguioc elçaydunac, çugana laster doaz enegan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Amorea da onaco ez daquit cer bat, etorten da araco eztaquit nundi; eztaquit nola viocean <text:span text:style-name="T1">sarçaiten da</text:span> çuc aguin daguiçuna eguiteco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Çorigaxtoan jaio ninçan ezcondu baga <text:span text:style-name="T1">il banadi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Ayn <text:span text:style-name="T1">eguin jat</text:span> az andia neure cilonen artecean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1">Eguingo jat</text:span> min oria remediadu ezpanadi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Dama bategaz <text:span text:style-name="T1">t</text:span><text:span text:style-name="T13">[</text:span><text:span text:style-name="T1">o</text:span><text:span text:style-name="T13">]</text:span><text:span text:style-name="T1">padu</text:span> <text:span text:style-name="T1">ninçan</text:span>, lindea parebagaric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Neure buruau erraz daidit  nic dichosaçat edugui, jentil honbrea, cegaiti <text:span text:style-name="T1">naxan eguin</text:span> ni çugaz topadiz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39" office:value-type="string" calcext:value-type="string">
            <text:p><text:span text:style-name="T86">Orduan </text:span><text:span text:style-name="T87">acordaduco çara</text:span><text:span text:style-name="T88"> </text:span><text:span text:style-name="T84">oy nola esan niçun nic</text:span></text:p>
          </table:table-cell>
          <table:table-cell office:value-type="string" calcext:value-type="string">
            <text:p>Lazarraga’s manuscript (1567-1602)</text:p>
          </table:table-cell>
          <table:table-cell office:value-type="string" calcext:value-type="string">
            <text:p>Bilbao, Gidor, Ricardo Gómez, Joseba A. Lakarra, Julen Manterola, Céline Mounole &amp; Blanca Urgell. 2020. <text:span text:style-name="T60">Lazarraga eskuizkribuaren edizioa eta azterketa</text:span>, vol. 2: <text:span text:style-name="T60">Testua</text:span>. 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6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Céru eta lúr betatçén du áren górputz sanduác, badaríc<text:span text:style-name="T1"> emáten çáygu</text:span> ósoric ámen batean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5" office:value-type="string" calcext:value-type="string">
            <text:p>Egun Jáyncoa Jáyncoagátic guiçonári <text:span text:style-name="T1">ematen dá</text:span></text:p>
          </table:table-cell>
          <table:table-cell table:style-name="ce19" office:value-type="string" calcext:value-type="string">
            <text:p>Pedro Ezkurra’s poem (1609)</text:p>
          </table:table-cell>
          <table:table-cell office:value-type="string" calcext:value-type="string">
            <text:p>Reguero, Urtzi. 2019. <text:span text:style-name="T60">Filologiatik dialektologiara Nafarroako euskarazko testu zaharretan barrena (1416-1750)</text:span>. Bilbo/Bilbao: University of the Basque Country.</text:p>
          </table:table-cell>
          <table:table-cell table:style-name="ce12" office:value-type="string" calcext:value-type="string">
            <text:p>Secular and religious poetr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<text:span text:style-name="T1">abisaduak yzatea</text:span> falta publikoetan dinetan amiltzen diraden gizonak bezela korreji diteze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17) [past participle + -<text:span text:style-name="T60">a</text:span>(<text:span text:style-name="T60">k</text:span>)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89">Euren artean goardadu bear deve amorio andia, eta konformidadea batak bestea lagunzen debala gauza lizito guzietan, eta </text:span><text:span text:style-name="T90">animazen diradela</text:span><text:span text:style-name="T89"> birtutera, ta debozior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1" office:value-type="string" calcext:value-type="string">
            <text:p><text:span text:style-name="T91">Sumario brebea ordenanzaena eta exerziziona Andrane Maria Konzepzioko Kongregazioarena, zeina </text:span><text:span text:style-name="T90">fundadu zan</text:span><text:span text:style-name="T92"> Ayta Santu Erromakoaren autoridadearekin Azkoitiko Billa noble onetan Jesugo Kompañiako esea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Gustiok obedezidu bear deve Kongregazioak determinazen devana; eta Aytak edo Perfectoak enkargazen diagena, eta </text:span><text:span text:style-name="T94">ofrezizen bada</text:span><text:span text:style-name="T93"> impedimentua ezin egitekoz nork bere karguan dadukana, temporaz abisadu bear deu Ayta edo Perfectoa, beste bati enkargadu degio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Lizenzia au ez</text:span><text:span text:style-name="T94">ta eman bear</text:span><text:span text:style-name="T93"> erraz inkonbenienteren bazuk eskusa diteze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Kongragazioko kapillan <text:span text:style-name="T1">esan bear da</text:span> bederazi lezioko ofizio bat; eta aurkizen eztana presente orduan, gero esan bearko deu, eta ezin ezpategi ofizio au esan, errezadu bear deu errosario oso bat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Aplikaduko dirauze ynduljenziak </text:span><text:span text:style-name="T94">irabasten diradenak</text:span><text:span text:style-name="T93"> euren kapilla bizitazeaz, konzienzia examiñazeaz meza enzuteaz, errosarioa erresazeaz, eta zazpi paternoster eta zazpi Abe Maria, Jaungoikoak gurezat ere probeidezan ainbat egin dagian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abisaduak yzatea falta publikoetan dinetan amiltzen diraden gizonak bezela <text:span text:style-name="T1">korreji ditezen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Kongregazio onetan </text:span><text:span text:style-name="T94">sarzeen diradenean</text:span><text:span text:style-name="T93"> egin bear deve biziza guztiko konfesio jeneral bana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3">Iñor </text:span><text:span text:style-name="T94">gaiztozen danean</text:span><text:span text:style-name="T93">, Perfektoak agindu bear deu bizitadu dezaela eta konsoladu eta errezibi dezala sakramentuak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Onetarakoz konbenizen da abisa dezaela Perfetoa <text:span text:style-name="T1">gaizozen diaren</text:span> guztiak, eskribidu eragin dagizan enfermoen tablan, zeyna egongo dan Kongregazioko kapillan eta osazen danean borraduko deve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Onetarakoz konbenizen da abisa dezaela Perfetoa gaizozen diaren guztiak, eskribidu eragin dagizan enfermoen tablan, zeyna egongo dan Kongregazioko kapillan eta <text:span text:style-name="T1">osazen danean</text:span> borraduko deve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89">Iñor </text:span><text:span text:style-name="T90">ilzen bada</text:span><text:span text:style-name="T89">, juan bear deve kongregante guztiak aren entierrura errosarioakin eskuetan, eta korpuza eramango deve eurak solbardetan, eta errosario bana errezadu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<text:span text:style-name="T95">Kongragazioko kapillan esan bear da bederazi lezioko ofizio bat; eta </text:span><text:span text:style-name="T96">aurkizen eztana</text:span><text:span text:style-name="T97"> presente orduan, gero esan bearko deu, eta ezin ezpategi ofizio au esan, errezadu bear deu errosario oso bat</text:span>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ta siñiztu begie guztiok konbenizen dala abisaduak yzatea falta publikoetan dinetan <text:span text:style-name="T1">amiltzen diraden</text:span> gizonak bezela korreji diteze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0" office:value-type="string" calcext:value-type="string">
            <text:p>Egiten debanak egun batsuetako ausenzia erritik, abisadu begi Ayta, eman degion Kongregazioko lizenzia eta patente, errizibi dezaen Kongregazioan dian lekua bada, eta <text:span text:style-name="T1">akordavidi</text:span> andika eskribitzeaz, batsuetan Jaungoikoari ekomendadu dogioen euren orazioetan</text:p>
          </table:table-cell>
          <table:table-cell table:style-name="ce19" office:value-type="string" calcext:value-type="string">
            <text:p>Anonymous Azkoitian ordinance (1614)</text:p>
          </table:table-cell>
          <table:table-cell office:value-type="string" calcext:value-type="string">
            <text:p>Urkizu, Patri. 2009. Un texto olvidado del siglo XVII: SUMARIO BREBEA… (Azkoitia, 1614). <text:span text:style-name="T60">Revista de Lenguas y Literaturas Catalana, Gallega y Vasca</text:span> 14. 207<text:span text:style-name="T212">–217.</text:span></text:p>
          </table:table-cell>
          <table:table-cell table:style-name="ce12" office:value-type="string" calcext:value-type="string">
            <text:p>Juridic text</text:p>
          </table:table-cell>
          <table:table-cell office:value-type="string" calcext:value-type="string">
            <text:p>(3) Transition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<text:span text:style-name="T60">Nafarroco visorey jauna</text:span><text:span text:style-name="T13">[</text:span><text:span text:style-name="T60">c</text:span><text:span text:style-name="T13">]</text:span><text:span text:style-name="T60"> eta Corte eta Conselluan </text:span><text:span text:style-name="T61">vear</text:span><text:span text:style-name="T60"> </text:span><text:span text:style-name="T61">çuen juzgatu</text:span><text:span text:style-name="T62"> eta ez çuen governadorec eta juezec</text:span></text:p>
          </table:table-cell>
          <table:table-cell table:style-name="ce13" office:value-type="string" calcext:value-type="string">
            <text:p>Etxart-Ros letters (1616<text:span text:style-name="T201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221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<text:span text:style-name="T59">Informatu niz</text:span><text:span text:style-name="T60"> promptqui oray berian prezas eta cabale hartzes, çoinçaz bainuçu advertitu çoure guthunian</text:span></text:p>
          </table:table-cell>
          <table:table-cell table:style-name="ce13" office:value-type="string" calcext:value-type="string">
            <text:p>Etxart-Ros letters (1616<text:span text:style-name="T201">–</text:span>1617)</text:p>
          </table:table-cell>
          <table:table-cell table:style-name="ce12" office:value-type="string" calcext:value-type="string">
            <text:p><text:span text:style-name="T14">Lakarra, Joseba A., Gidor Bilbao &amp; Céline Mounole. Forthcoming. </text:span><text:span text:style-name="T221">Edición crítica de la correspondencia entre Etxart y Ros</text:span><text:span text:style-name="T14">. Unpublished ms.</text:span></text:p>
          </table:table-cell>
          <table:table-cell table:style-name="ce12"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8">Bitartean, </text:span><text:span text:style-name="T99">obligatu naicen </text:span><text:span text:style-name="T100">beçala, eguinen diot iaincoari othoitz diçula çeure desira onen complimendu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217">Krajewska, Dorota, Eneko Zuloaga, Ekaitz Santazilia, Borja Ariztimuño, Oxel Uribe-Etxebarria &amp; Urtzi Reguero. 2017. </text:span><text:span text:style-name="T219">Esteve Materraren Do(c)trina Christiana (1617 &amp; 1623): Edizioa eta azterketa</text:span><text:span text:style-name="T217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1">Finean, </text:span><text:span text:style-name="T102">gueuretçat </text:span><text:span text:style-name="T103">beçala haren alderacotçat-ere </text:span><text:span text:style-name="T64">gobernatuco gara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217">Krajewska, Dorota, Eneko Zuloaga, Ekaitz Santazilia, Borja Ariztimuño, Oxel Uribe-Etxebarria &amp; Urtzi Reguero. 2017. </text:span><text:span text:style-name="T219">Esteve Materraren Do(c)trina Christiana (1617 &amp; 1623): Edizioa eta azterketa</text:span><text:span text:style-name="T217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4">Orduan sartcen gara eliçan, eta </text:span><text:span text:style-name="T105">eguiten gara </text:span><text:span text:style-name="T106">gai parabisuco loriaren ardietsteco</text:span></text:p>
          </table:table-cell>
          <table:table-cell table:style-name="ce13" office:value-type="string" calcext:value-type="string">
            <text:p>Materra’s <text:span text:style-name="T60">Doctrina christiana</text:span> (1617)</text:p>
          </table:table-cell>
          <table:table-cell table:style-name="ce12" office:value-type="string" calcext:value-type="string">
            <text:p><text:span text:style-name="T217">Krajewska, Dorota, Eneko Zuloaga, Ekaitz Santazilia, Borja Ariztimuño, Oxel Uribe-Etxebarria &amp; Urtzi Reguero. 2017. </text:span><text:span text:style-name="T219">Esteve Materraren Do(c)trina Christiana (1617 &amp; 1623): Edizioa eta azterketa</text:span><text:span text:style-name="T217">. Bilbao/Bilbo: Euskaltzaindia, University of the Basque Country.</text:span>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dioté? Brabouaq <text:span text:style-name="T1">eguyten diré</text:span> hagñys?</text:p>
          </table:table-cell>
          <table:table-cell table:style-name="ce13" office:value-type="string" calcext:value-type="string">
            <text:p><text:span text:style-name="T202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29">Lakarra, Joseba A. 1999. </text:span><text:span text:style-name="T230">L’Interprect ou traduction du françois, espagol &amp; basque</text:span><text:span text:style-name="T229"> (~ 1620): II. Elkarrizketak. </text:span><text:span text:style-name="T231">International Journal of Basque Linguistics and Philology </text:span><text:span text:style-name="T232">[</text:span><text:span text:style-name="T233">ASJU</text:span><text:span text:style-name="T232">] 33(2). 493</text:span><text:span text:style-name="T234">–</text:span><text:span text:style-name="T232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aincoa<text:span text:style-name="T13">[</text:span>q<text:span text:style-name="T13">]</text:span> beguira naçala ny fidatç<text:span text:style-name="T107">ê naiçenarenganyq eçen </text:span><text:span text:style-name="T108">beguyratoco nais</text:span><text:span text:style-name="T107"> fidatcen ez naiçenarenganyq</text:span></text:p>
          </table:table-cell>
          <table:table-cell table:style-name="ce13" office:value-type="string" calcext:value-type="string">
            <text:p><text:span text:style-name="T202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29">Lakarra, Joseba A. 1999. </text:span><text:span text:style-name="T230">L’Interprect ou traduction du françois, espagol &amp; basque</text:span><text:span text:style-name="T229"> (~ 1620): II. Elkarrizketak. </text:span><text:span text:style-name="T231">International Journal of Basque Linguistics and Philology </text:span><text:span text:style-name="T232">[</text:span><text:span text:style-name="T233">ASJU</text:span><text:span text:style-name="T232">] 33(2). 493</text:span><text:span text:style-name="T234">–</text:span><text:span text:style-name="T232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Ruynatcen nais</text:span> iostean eta traballatçean dohagnyq eta prohetcho gaberiq</text:p>
          </table:table-cell>
          <table:table-cell table:style-name="ce13" office:value-type="string" calcext:value-type="string">
            <text:p><text:span text:style-name="T202">Voltoire’s </text:span><text:span text:style-name="T4">L’Interprect ou traduction du françois, espagnol &amp; basque</text:span><text:span text:style-name="T3"> (1620)</text:span></text:p>
          </table:table-cell>
          <table:table-cell table:style-name="ce12" office:value-type="string" calcext:value-type="string">
            <text:p><text:span text:style-name="T229">Lakarra, Joseba A. 1999. </text:span><text:span text:style-name="T230">L’Interprect ou traduction du françois, espagol &amp; basque</text:span><text:span text:style-name="T229"> (~ 1620): II. Elkarrizketak. </text:span><text:span text:style-name="T231">International Journal of Basque Linguistics and Philology </text:span><text:span text:style-name="T232">[</text:span><text:span text:style-name="T233">ASJU</text:span><text:span text:style-name="T232">] 33(2). 493</text:span><text:span text:style-name="T234">–</text:span><text:span text:style-name="T232">568.</text:span></text:p>
          </table:table-cell>
          <table:table-cell table:style-name="ce12"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9">Hau nola den obequiago adiceco bearda jaquin nola Mezan daucagun presentean Iaungoycoaren Semea guizon eguincena, ceyn </text:span><text:span text:style-name="T110">concebitu yçandubaytçen</text:span><text:span text:style-name="T111"> Andre dona Mariaren sabelean Espiritu sanduaren obras</text:span>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dicera ematendigu obia ceñetan <text:span text:style-name="T1">orci yçandu baycen</text:span> gure Iauna munduaren Saluaçallea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dareac adicera ematẽdraugu Caluarioco oyana, non <text:span text:style-name="T1">yll yçandubaycen</text:span> munduaren saluaçallea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bearda jaquin nola Mezan daucagun presentean Iaungoycoaren Semea guizon <text:span text:style-name="T1">eguincena</text:span>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odorea horduan çuenarequi verarequi, eta desseoarequi <text:span text:style-name="T1">conuertiditecen</text:span>, eta ala barcaceco becatariey veren becatu guciac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<text:span text:style-name="T1">ofrecitu baycen</text:span> gurutze<text:span text:style-name="T31">ã, gure gatic ilcen cela</text:span>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da Iaunau verau daucagu oray Mezan presentean, vera <text:span text:style-name="T1">ofrecicendela</text:span> Ayta eternoari gure gatic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<text:span text:style-name="T1">ofrecitucena</text:span> vera, nola baytio Concilio Tridentinoac, solamente oray ofrecicenden manera mota da diferentea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sustancias den beçanuates, da Orcillare Sanduan ofrecitucena vera, nola baytio Concilio Tridentinoac, solamente oray <text:span text:style-name="T1">ofrecicenden</text:span> manera mota da diferentea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rrazioden beçala aren ceruiçuan <text:span text:style-name="T1">emplea gaytecen</text:span> nayduela Iaun onec atradedin sacerdotea Meza erratera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<text:span text:style-name="T1">ofrecitu cenean</text:span>, eta ala da ece oray Mezan ofrecicen çayonean, Ayta eternoari agradacençayo ambat nola orduan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eguincedin guiçon, eta <text:span text:style-name="T1">ofrecicedin</text:span> gurutzebatean guregatic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2">emandaquigun</text:span> Orcillare sanduan gurutzean <text:span text:style-name="T1">ofrecitucenean</text:span>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09">Errandenetic atracenda lembicicoric ere Meza dela gauçabat ceñetan honrra gueyago ematen bayçayo Iaun goycoari, eta gueyago agradacen çayona eces berce gauça guciac ceren artan </text:span><text:span text:style-name="T110">ofrecicenbayçayo</text:span><text:span text:style-name="T111"> erranden beçala Iesu Christo</text:span>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au nola den obequiago adiceco <text:span text:style-name="T1">bearda jaquin</text:span> nola Mezan daucagun presentean Iaungoycoaren Semea guizon eguincena, ceyn concebitu yçandubaytçen Andre dona Mariaren sabelean Espiritu sanduaren obras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<text:span text:style-name="T89">Oray mezan errecebicen, eta </text:span><text:span text:style-name="T90">ofrecicẽdena</text:span><text:span text:style-name="T89"> ordenatuçuena, oray eguitendituela milagro ayhec verac Orzegun Sanduan eguincituenac</text:span>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<text:span text:style-name="T1"> bearda aditu</text:span> erratendenean yçulcenda oguia iesu Christoren gorpucean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Intẽcioric principalenetatic bat Christo gure Iaunac, yz<text:span text:style-name="T31">ãduçuena Sacramẽtu eta sacrificio sanduau ordenatuçueneã cen </text:span><text:span text:style-name="T47">eguincedin</text:span><text:span text:style-name="T31"> aren memoriã</text:span>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Lembicico veztidura Meza errateco Sacerdoteac arcen duena, <text:span text:style-name="T1">deycenda</text:span> Amitoa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Onetaco etorcendela cerutic Aldarera Meza <text:span text:style-name="T1">erratenden</text:span> horos, graciac emandrazquiogun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Cembat agradacen çayon Iaungoycoari Meza ençutea han <text:span text:style-name="T1">ofrecicen çayon</text:span> sacrificioagatic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">ofreciçen bayçayo</text:span> Iesu Christo vera, gauza eguin, eta meregitu cizquigun guciequi, emendic da, ece Mezan ofrecicen den sacrificioa dela auentajatuago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Eta nola oray Mezan <text:span text:style-name="T12">ofreciçen bayçayo</text:span> Iesu Christo vera, gauza eguin, eta meregitu cizquigun guciequi, emendic da, ece Mezan <text:span text:style-name="T1">ofrecicen den</text:span> sacrificioa dela auentajatuago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Ala Iaun honi <text:span text:style-name="T1">bearçayo ofrecitu</text:span> sacrificioa, eta ez yori berceri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behar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Patriarca Abrahannec auniz aldis <text:span text:style-name="T1">leycen da</text:span> nola eguincituen Aldareac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hristo gure Iauna gurutzean ofrecitu cenean, eta ala da ece oray Mezan <text:span text:style-name="T1">ofrecicen çayonean</text:span>, Ayta eternoari agradacençayo ambat nola orduan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la erran yçandu bayçuen Ayta eternoac Iesu Christo batayatu, eta <text:span text:style-name="T1">transfiguratu cenean</text:span> auda ene semea onericia ceyn agradacen bayçat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oray ygorcendraugu cerutic aldarera Meza <text:span text:style-name="T1">erratenden</text:span>oros Sacramentu sandura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gunoros ofrecicendiogula sacrificioau ceren <text:span text:style-name="T1">emandaquigun</text:span> Orcillare sanduan gurutzean ofrecitucenean meregitu cisquigun indasunac, eta aren medios barcadrazquigun eguitenditugun becatuac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Errandenetic</text:span> atracenda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<text:span text:style-name="T1">atracenda</text:span> lembicicoric ere Meza dela gauçabat ceñetan honrra gueyago ematen bayçayo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<text:span text:style-name="T1">ematen bayçayo</text:span> Iaun goycoari, eta gueyago agradacen çayona eces berce gauça guciac ceren artan ofrecicenbayçayo erranden beçala Iesu Christo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rrandenetic atracenda lembicicoric ere Meza dela gauçabat ceñetan honrra gueyago ematen bayçayo Iaun goycoari, eta gueyago agradacen çayona eces berce gauça guciac ceren artan ofrecicenbayçayo <text:span text:style-name="T1">erranden</text:span> beçala Iesu Christo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uer <text:span text:style-name="T1">atracenda</text:span> ece Iesu Christori agradacen çayola gueyago Meza eces berce gauçac ceren aren vorondatea baitago gauça gucietan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mbat nola ofreciceas Iaungoycoari Mezan <text:span text:style-name="T1">ofrecicen den</text:span> sacrificioa, ayen ycenean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<text:span text:style-name="T1">ofrecibaytiteque</text:span> sacrificioa sanduey ceren hay yolaco maneras ecin eguinditeque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<text:span text:style-name="T1">eguinditeque</text:span> nola baytio Cõcilio Tridentinoac solamente bearçayo ofrecitu Iaungoycoari, oroytcengaradela sandues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<text:span text:style-name="T1">bearçayo ofrecitu</text:span> Iaungoycoari, oroytcengaradela sandues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<text:span text:style-name="T1">errandenetic</text:span> atracendena da, eztela joan bear Mezara gogogayces, eta ecin gueyagos becela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igarrena, errandenetic <text:span text:style-name="T1">atracendena</text:span> da, eztela joan bear Mezara gogogayces, eta ecin gueyagos becela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<text:span text:style-name="T1">eguitençayonean</text:span> Iaungoycoari ambat ceruiçu, eta ematençayonean ambat contentu nola erran bayta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<text:span text:style-name="T1">ematençayonean</text:span> ambat contentu nola erran bayta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s eta Mezan eguitençayonean Iaungoycoari ambat ceruiçu, eta ematençayonean ambat contentu nola <text:span text:style-name="T1">erran bayta</text:span>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<text:span text:style-name="T1">bearden</text:span> Mezaco sacrificioa <text:span text:style-name="T1">ofratu</text:span> güero erranenda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 intẽciorequi, eta nola bearden Mezaco sacrificioa ofratu güero <text:span text:style-name="T1">erranenda</text:span>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rurgarren Capituloa, cer <text:span text:style-name="T1">eguin bearden</text:span> leen Meza ongui ençuteco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 ençutera goazenean <text:span text:style-name="T1">eguin beardirade</text:span> bi gauza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Non ofrecitu baycen gurutze<text:span text:style-name="T31">ã, gure gatic </text:span><text:span text:style-name="T47">ilcen cela</text:span>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frecituçuen vere gorpuça, eta vere odola vere Ayta eternoari gurutzean guregatic <text:span text:style-name="T1">ylcencela</text:span>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ezan daucagu presente<text:span text:style-name="T31">ã yrurgarren egunean yletaric </text:span><text:span text:style-name="T47">resuscitatucen</text:span><text:span text:style-name="T31"> Iauna, eta güero cerura igancena</text:span>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tracendenean</text:span> Sacerdotea Sacristiatic reueztituric beguiratu beardiogu Iesu Christori verari beçala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gatic Sacerdoteac reueztituric doayenean Meza erratera representatcendu Iesu Christo gure Iauna <text:span text:style-name="T1">atrazendela</text:span> Pilatosen echetic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eren nola leen ygorri yçandubayzuen Ayta eternoac vere semea mundura <text:span text:style-name="T1">eguincedin</text:span> guiçon, eta ofrecicedin gurutzebatean guregatic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1">Oroytgaytecen</text:span> harças, eta emandrazquiogũ graciac, eta alauadezagun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la <text:span text:style-name="T1">aprouecha gaytecẽ</text:span> Iaunonec verevici<text:span text:style-name="T31">ã, eta heriotzean meregitu cisquigun ondasunes</text:span>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isterioau celebracenduçuen horos eguiçue nizas <text:span text:style-name="T1">oroytzen çaratela</text:span> cer eguindudan çuengatic neurevici<text:span text:style-name="T31">ã</text:span>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Gauça ohec gucioc da ongui consideradiçagun eta ohesas <text:span text:style-name="T1">oroytgaytecen</text:span> eta em<text:span text:style-name="T31">ãdrazquiogun Iaunoni graciac</text:span>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z ceren ofrecibaytiteque sacrificioa sanduey ceren hay yolaco maneras ecin eguinditeque nola baytio Cõcilio Tridentinoac solamente bearçayo ofrecitu Iaungoycoari, <text:span text:style-name="T1">oroytcengaradela</text:span> sandues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Otoytz eguitendutela Iaungoycoaren aurrean ceruan, ceñes gu <text:span text:style-name="T1">oroytcen baycarade</text:span> lurrean</text:p>
          </table:table-cell>
          <table:table-cell table:style-name="ce64" office:value-type="string" calcext:value-type="string">
            <text:p><text:span text:style-name="T203">Beriain’s </text:span><text:span text:style-name="T204">Tratado de como se ha de oyr missa</text:span><text:span text:style-name="T205"> (1621)</text:span></text:p>
          </table:table-cell>
          <table:table-cell table:style-name="ce12" office:value-type="string" calcext:value-type="string">
            <text:p><text:span text:style-name="T217">Beriain, Juan. 1621. </text:span><text:span text:style-name="T219">Tratado de como se ha de oyr missa</text:span><text:span text:style-name="T235">. Iruñea/Pamplona: Carlos Labayen.</text:span></text:p>
          </table:table-cell>
          <table:table-cell table:style-name="ce12" office:value-type="string" calcext:value-type="string">
            <text:p>Religious essay</text:p>
          </table:table-cell>
          <table:table-cell table:style-name="ce8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table:style-name="ce13" office:value-type="string" calcext:value-type="string">
            <text:p>High Navarrese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3">hiltzen denean</text:span><text:span text:style-name="T112">, ondotik gelditzen den seme emazurtza, anhitz lekhutan </text:span><text:span text:style-name="T114">da</text:span><text:span text:style-name="T112"> bere aitaren amoreakgatik </text:span><text:span text:style-name="T114">ongi ethorria</text:span><text:span text:style-name="T112"> eta arraiki errezibitua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3">hiltzen denean</text:span><text:span text:style-name="T112">, ondotik gelditzen den seme emazurtza, anhitz lekhutan </text:span><text:span text:style-name="T114">da</text:span><text:span text:style-name="T112"> bere aitaren amoreakgatik </text:span><text:span text:style-name="T113">ongi ethorria</text:span><text:span text:style-name="T112"> eta </text:span><text:span text:style-name="T114">arraiki errezibitua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ngo bizkondeak eta seme guztiak <text:span text:style-name="T1">izatu dira</text:span> bethiere, egundainoz gero, erregez <text:span text:style-name="T1">enplegatuak</text:span>, <text:span text:style-name="T1">estimatuak</text:span>, fin eta leial <text:span text:style-name="T1">frogatuak</text:span>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Ordea, zeren ezpaitira hamar bat hi tz edo baizen, hunela diferentki eta bi aldetara </text:span><text:span text:style-name="T114">eskiribatzen direnak</text:span><text:span text:style-name="T112">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ldin </text:span><text:span text:style-name="T114">egin baliz</text:span><text:span text:style-name="T112"> euskaraz hanbat liburu, nola egin baita latinez, franzesez edo bertze erdaraz eta hitzkuntzaz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Kargatu zituen hanbat manamenduz, sakrifizioz eta zirimonia suertez, hekin batean </text:span><text:span text:style-name="T114">khen zedin</text:span><text:span text:style-name="T112"> hanbat kalteren eta damuren haste eta pitzgarri den alfertasuna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lutarkok egiten du liburu bat, etsaietarik </text:span><text:span text:style-name="T114">atheratzen den</text:span><text:span text:style-name="T112"> probetxuaz, eta guztietako handiena eta prinzipalena dio dela, alferren trabaila arazitzea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rrazoin hunengatik </text:span><text:span text:style-name="T114">erran ahal diteke</text:span><text:span text:style-name="T112">, etzuela egundaino gure Jaungoikoak nahi izatu, akhaba zekizten Israeleko seme hei bere etsai guztiak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rrazoin hunengatik </text:span><text:span text:style-name="T113">erran ahal diteke</text:span><text:span text:style-name="T112">, etzuela egundaino gure Jaungoikoak nahi izatu, </text:span><text:span text:style-name="T114">akhaba zekizten</text:span><text:span text:style-name="T112"> Israeleko seme hei bere etsai guztiak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5">Egin da</text:span><text:span text:style-name="T116"> gure jende gazteaz; eztute hemendik ai tzina iharduki tzeko paradarik izanen, eta ez borroka tzeko e tsairik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olon handiak ordenatu zuen, ezen aita batek bere semeari ofiziorik erakusten etzioenean, <text:span text:style-name="T1">etzela</text:span> seme hura bere aitaren faboratzera, beharrean ikhusiagatik ere,<text:span text:style-name="T1"> obligatu izanen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Ordea, nola ezpainin tzen neure buruaz fida, </text:span><text:span text:style-name="T114">desenkusatu nintzen</text:span><text:span text:style-name="T112"> ahal bezanbat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alferrik, zeren hain zinez eta batetan </text:span><text:span text:style-name="T114">lothu zeizkidan</text:span><text:span text:style-name="T112">, non ezetz erraiteko bide guztiak hertsi baitzerauzkidaten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ikhusirik zein gauza guti </text:span><text:span text:style-name="T114">edireiten den</text:span><text:span text:style-name="T112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dakit, halaber, ezin </text:span><text:span text:style-name="T114">heda naitekeiela</text:span><text:span text:style-name="T112"> euskarako minza tze molde guztietara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ez </text:span><text:span text:style-name="T114">naiz</text:span><text:span text:style-name="T112"> ni hargatik </text:span><text:span text:style-name="T114">bekhaiztuko</text:span><text:span text:style-name="T112">, eta ez mutturturik gaitzez jarriko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ez </text:span><text:span text:style-name="T114">naiz</text:span><text:span text:style-name="T112"> ni hargatik </text:span><text:span text:style-name="T113">bekhaiztuko</text:span><text:span text:style-name="T112">, eta ez mutturturik gaitzez </text:span><text:span text:style-name="T114">jarriko</text:span><text:span text:style-name="T112">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nola batbedera bakearekin lohakar tzen, ezansia tzen eta gorpu tzaren plazeretara </text:span><text:span text:style-name="T114">emaiten baita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7">Erran zuen, guztiak desegin, plaundu eta lurrarekin berdindu behar zuela, zeren bere gerla guztiak eta egitekoak hiri hartarik sortzen zeiztela, eta hura deseginez gero, bakean eta soseguan </text:span><text:span text:style-name="T118">jarriko zirela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6">Zeren berehala jendea alferkeriari, jan-edanari, erran- merranei, eta aisiak dakhazkeien gaixtakeria suerte guztiei </text:span><text:span text:style-name="T119">emanen zeiela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Szipionen konseilua utzirik, hartu zuten Katonena, desegin zuten Kartagoko hiria, <text:span text:style-name="T1">jarri ziren</text:span> bere ustez bakean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hark berak erraiten zuen, hirur gauzatarik bere mendean ahal bezanbat <text:span text:style-name="T1">begiratu zela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erakusten dio batbederari, nola eta zer moldez <text:span text:style-name="T1">behar duen mantenatu</text:span>, gobernatu eta, alferkeria guztiak utzirik, bere denboran trabailatu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bilan harriari, <text:span text:style-name="T1">etzaika</text:span> goroldiorik <text:span text:style-name="T1">lotzen</text:span>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rtan, nor bere ostatu jakinean bezala, <text:span text:style-name="T1">ostatatzen da</text:span> deabrua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ek hala ikhusi nituenean, egin nuen gogoeta, hartu nuen exenplo, ikhasi nuen zer egin behar nuen, eta <text:span text:style-name="T1">zentzatu nintzen</text:span> bertzeren gainean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batsten zuenak, eztezala ebats, baina trabaila bedi, <text:span text:style-name="T1">manaia bedi</text:span>, eta halatan izanen du bere eta bertzeren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<text:span text:style-name="T1">higitzen da</text:span>, bertze aldera itzultzen da, burua goititurik jartzen da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agia ere negu hotzean, atheak atheari darauntsanean, ohean higitzen da, bertze aldera itzultzen da, burua goititurik<text:span text:style-name="T1"> jartzen da</text:span>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gero ere, iraultze eta ibiltze heken guztien finean, athea bere erroetan eta nagia bere ohean bezala, bere bekhatuen xisteran eta etzauntzan <text:span text:style-name="T1">baratzen da</text:span>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ztorea eskuan dadukazunean, <text:span text:style-name="T1">higitzen da</text:span>, iharrosten da, hegaldatzera aphoderatzen eta oldartzen da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gaitz lizateke konta tzea, nola <text:span text:style-name="T1">gobernatzen diren</text:span> erleak elkharren artean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Lehenbizikoan <text:span text:style-name="T1">emaiten da</text:span> aditzera zenbat kalte egiten duen luzamendutan ibiltzeak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7" office:value-type="string" calcext:value-type="string">
            <text:p><text:span text:style-name="T120">Bigarrenean kidatzen </text:span><text:span text:style-name="T121">da</text:span><text:span text:style-name="T120">, eta </text:span><text:span text:style-name="T121">aitzinatzen</text:span><text:span text:style-name="T120">, luzamenduak utzirik, berehala bere eginbideari lothu nahi zaikana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la dabilanari gerthatzen ohi zaikana, <text:span text:style-name="T1">egin zait</text:span> niri ere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ta kolpea hu ts egin bada ere, </text:span><text:span text:style-name="T114">eztela</text:span><text:span text:style-name="T112"> zure faltaz edo zu hartako ez gai izanez </text:span><text:span text:style-name="T114">huts egin</text:span><text:span text:style-name="T112">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 ere </text:span><text:span text:style-name="T114">eskiribatuko baita</text:span><text:span text:style-name="T112"> euskaraz, hura guztia, euskaldunen buruzagi bezala, zuri dagotzula, zuri </text:span><text:span text:style-name="T113">zor zaitzula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 ere </text:span><text:span text:style-name="T113">eskiribatuko baita</text:span><text:span text:style-name="T112"> euskaraz, hura guztia, euskaldunen buruzagi bezala, zuri dagotzula, zuri </text:span><text:span text:style-name="T114">zor zaitzula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22">Ediren bedi</text:span><text:span text:style-name="T112"> liburutto hunetan, Echaus eta Echausen omena eta izena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Konpainia berean galdegin zen berehala, ea nori </text:span><text:span text:style-name="T114">emanen zeikan</text:span><text:span text:style-name="T112"> liburuaren egiteko kargua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ikhusirik zein gauza guti </text:span><text:span text:style-name="T114">edireiten den</text:span><text:span text:style-name="T112"> euskaraz eskiribaturik, goganbehartu naiz eta beldurtu, eztiren bideak asko segur eta garbi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nseiukarrean bezala </text:span><text:span text:style-name="T114">egiten diren</text:span><text:span text:style-name="T112"> lehenbiziko obrek eta enseiuek, zenbait huts eta falta izanagatik ere, badirudi ezen, zeren lehenak diren barkhakizun direla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Hasten da</text:span> gerotik gerora dabilanaz egiten den liburuaren lehen partea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Hasten da gerotik gerora dabilanaz <text:span text:style-name="T1">egiten den </text:span>liburuaren lehen partea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ilare, harroin edo thonba laur kantoinetako gora ail txatu batzuk, </text:span><text:span text:style-name="T114">egin ahal zitezkeien</text:span><text:span text:style-name="T112"> gorenak, ondoan zabal eta puntan mehar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5) [verb root + <text:span text:style-name="T60">ahal</text:span> + izan +<text:span text:style-name="T60">-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na etsaien artean garenean, </text:span><text:span text:style-name="T114">behar dira</text:span><text:span text:style-name="T112"> buru-beharriak </text:span><text:span text:style-name="T114">ernatu</text:span><text:span text:style-name="T112">, zer egiten eta erraiten den behatu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on lizate orai ere, halakoekin hala <text:span text:style-name="T1">egin baledi</text:span>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">irakurtzen da</text:span> (zeinek baitzuen alferren gainean esku eta bothere) ekhartzen zeraukatenean gizon bat bere aitzinera, akusaturik, erraiten zela ezen alferra zela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Katon Zensorino hartzaz <text:span text:style-name="T12">irakurtzen da</text:span> (zeinek baitzuen alferren gainean esku eta bothere) ekhartzen zeraukatenean gizon bat bere aitzinera, akusaturik, <text:span text:style-name="T1">erraiten zela</text:span> ezen alferra zela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filosofo hek eman zuten hartan bere ahal guztiaz aditzera gauza gaixtoa eta perilosa zela alferkeria, Jainkoa baithan <text:span text:style-name="T1">edireiten zela</text:span> ez aithortzeagatik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">emaiten baitzaitza</text:span> hegalak airatzeko eta hegaldatzeko, hala gizonari ere emaiten zaitza eskuak trabailatzeko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Nola hegaztinari <text:span text:style-name="T12">emaiten baitzaitza</text:span> hegalak airatzeko eta hegaldatzeko, hala gizonari ere <text:span text:style-name="T1">emaiten zaitza</text:span> eskuak trabailatzeko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in burdina, zokhoan datzana, ala <text:span text:style-name="T1">erabiltzen dena</text:span>?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rdurako arropari, <text:span text:style-name="T1">etzaika</text:span> zerrenik <text:span text:style-name="T1">egiten</text:span>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 deus egiteaz beraz <text:span text:style-name="T1">ikhasten da</text:span> gaizki egiten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 maliziarik eta ez pensu gaixtorik, presuna alferrean <text:span text:style-name="T1">ediren eztitekeienik</text:span>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Eta gero, ezin har dezaketenean eta ez ebats; eta bahitzekorik eta saltzekorik ere eztutenean, abiatzen dira eskean, bataren eta bertzearen forogu, anhitz beltzuri eta bekhaitzkoa izaiten dutela, eta atheak ere maiz, ez ikhusi iduri eginik, </text:span><text:span text:style-name="T114">hersten zaiztela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9) [present participle + <text:span text:style-name="T60">*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">hersten</text:span> eta <text:span text:style-name="T1">idekitzen da</text:span>, aise alde batera eta bertzera erabiltzen da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thea bere erroetan eta uhaletan ongi jarria eta pausatua dagoenean, erraxki <text:span text:style-name="T12">hersten</text:span> eta <text:span text:style-name="T12">idekitzen da</text:span>, aise alde batera eta bertzera <text:span text:style-name="T1">erabiltzen da</text:span>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Aita prestu ohorezko bat </text:span><text:span text:style-name="T114">hiltzen denean</text:span><text:span text:style-name="T112">, ondotik gelditzen den seme emazurtza, anhitz lekhutan da bere aitaren amoreakgatik ongi ethorria eta arraiki errezibitua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Pisistrato Atenasko tirano gaixto hark ikhusi zuenean plaza guztia jende alferrez bethea, eta hetarik anhi tz malizia eta pensu gaixto </text:span><text:span text:style-name="T114">sor zitekeiela</text:span><text:span text:style-name="T112">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6">Erran zuen, guztiak desegin, plaundu eta lurrarekin berdindu behar zuela, zeren bere gerla guztiak eta egitekoak hiri hartarik </text:span><text:span text:style-name="T119">sortzen zeiztela</text:span><text:span text:style-name="T123">, eta hura deseginez gero, bakean eta soseguan jarriko zirela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ta handik nahastekak, diferentziak, guduak, hauziak, e tsaigoak, eta kartagotarrekikoa baino gerla perilosagoa bere artean <text:span text:style-name="T1">sorthuko zeiela</text:span>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Gizona <text:span text:style-name="T1">sortzen da</text:span> trabailuko, eta hegaztina aireko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ztakusazue nola gu ezkauden behin ere geldirik eta ez alferrik? Nola hazten, handitzen, loratzen eta geure denboretan eta sasoinetan fruituz <text:span text:style-name="T1">bethatzen garen</text:span>?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">sor liteke</text:span> bihi hura, buztan liteke, belhar bihur liteke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, bertzela, <text:span text:style-name="T12">sor liteke</text:span> bihi hura, buztan liteke, belhar <text:span text:style-name="T1">bihur liteke</text:span>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nbat kalte egiten duen alferkeriak, eta nola handik <text:span text:style-name="T1">sortzen den</text:span> gerotik gerora ibiltzea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Segur da, guztiak erabiltzeaz, manaiatzeaz eta eskuztatzeaz ontzen, argitzen eta <text:span text:style-name="T1">fintzen direla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<text:span text:style-name="T1">bethe liteke</text:span>, lakhuak, aintzirak eta bertze ur geldiak bethetzen diren bezala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/ke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bertzela usain liteke, kirats liteke; eta are aphoz, sugez, ielez eta liki tskeriaz bethe liteke, lakhuak, aintzirak eta bertze ur geldiak <text:span text:style-name="T1">bethetzen diren</text:span> bezala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Zeren ithurritik ura bezala, alferkeriatik ere <text:span text:style-name="T1">sortzen baitira</text:span> gaixtakeriak 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rdea, erabiltze hek guztiakgatik ere, erabili ondoan bere lekhuan eta tokian <text:span text:style-name="T1">gelditzen da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Bai, ordea, joan zara; lekhuz </text:span><text:span text:style-name="T114">aldatu zara</text:span><text:span text:style-name="T112">; hemengo aldia egin duzu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Zeren anhitz moldez eta diferentki </text:span><text:span text:style-name="T114">minzatzen baitira</text:span><text:span text:style-name="T112"> Euskal Herrian 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12">Hari eskerrak errenda ia tzo tzu, eta nitzaz ere othoitz egiteaz, arren othoi, </text:span><text:span text:style-name="T114">orhoit zaitezi</text:span></text:p>
          </table:table-cell>
          <table:table-cell table:style-name="ce64" office:value-type="string" calcext:value-type="string">
            <text:p><text:span text:style-name="T203">Axular’s </text:span><text:span text:style-name="T204">Gero</text:span><text:span text:style-name="T205"> (1643)</text:span></text:p>
          </table:table-cell>
          <table:table-cell table:style-name="ce12" office:value-type="string" calcext:value-type="string">
            <text:p>Urgell, Blanca. 2015. <text:span text:style-name="T60">Gero: Axular</text:span>. Bilbao: Euskaltzaindia, Government of Navarre.</text:p>
          </table:table-cell>
          <table:table-cell table:style-name="ce12" office:value-type="string" calcext:value-type="string">
            <text:p>High literatur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<text:span text:style-name="T1">içançan crucificadua</text:span> ila eta beatua, jachiçidin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7">Kapanaga, Martin O. 1656. </text:span><text:span text:style-name="T219">Exposición breue de la doctrina christiana</text:span><text:span text:style-name="T23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Bienaventuradubac dira negar eguitendabeenac, çerren eurac <text:span text:style-name="T1">consoladuac içangodira</text:span>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7">Kapanaga, Martin O. 1656. </text:span><text:span text:style-name="T219">Exposición breue de la doctrina christiana</text:span><text:span text:style-name="T23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Edolabere neguco gau luceetan, echiric mumuraciñoari (Iaungoicoen ain ofensa andia) eta beste alperreco berbai, <text:span text:style-name="T1">apruechaduco dire</text:span> ala dotrina onegaz seinai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7">Kapanaga, Martin O. 1656. </text:span><text:span text:style-name="T219">Exposición breue de la doctrina christiana</text:span><text:span text:style-name="T23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uruçearen señaleagaz, <text:span text:style-name="T1">zeñazen gareala</text:span>, iru leelengoa becoqui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7">Kapanaga, Martin O. 1656. </text:span><text:span text:style-name="T219">Exposición breue de la doctrina christiana</text:span><text:span text:style-name="T23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Ofrecidu baeroen primiciac eureen Iaungoici falsoai, aurrera <text:span text:style-name="T1">igarocidin</text:span> tropeçabaga eureen Doctrine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7">Kapanaga, Martin O. 1656. </text:span><text:span text:style-name="T219">Exposición breue de la doctrina christiana</text:span><text:span text:style-name="T23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Cerren vste ebeen oneen faboreagaz tropeçu, eta Imedimentubaga etorqui çuneen memoriara <text:span text:style-name="T1">igarocoçala</text:span>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7">Kapanaga, Martin O. 1656. </text:span><text:span text:style-name="T219">Exposición breue de la doctrina christiana</text:span><text:span text:style-name="T23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Daucat confiancea, icusiric (según nic ustedodan) içangodala ain pro bechu andicoa, <text:span text:style-name="T1">igarocodala</text:span> seguru çure Illustrissimeen amparuen b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7">Kapanaga, Martin O. 1656. </text:span><text:span text:style-name="T219">Exposición breue de la doctrina christiana</text:span><text:span text:style-name="T23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ita gurea çeruetan zagoçana <text:span text:style-name="T1">santificadudila</text:span> çure içena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7">Kapanaga, Martin O. 1656. </text:span><text:span text:style-name="T219">Exposición breue de la doctrina christiana</text:span><text:span text:style-name="T23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<text:span text:style-name="T1">Eguinbidi</text:span> çure vorondatea çelan çeruan, alan lur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7">Kapanaga, Martin O. 1656. </text:span><text:span text:style-name="T219">Exposición breue de la doctrina christiana</text:span><text:span text:style-name="T23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ecatu veniala <text:span text:style-name="T1">parcaetanda</text:span> bederaci gauçagaz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7">Kapanaga, Martin O. 1656. </text:span><text:span text:style-name="T219">Exposición breue de la doctrina christiana</text:span><text:span text:style-name="T23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<text:span text:style-name="T1">jachiçidin</text:span> Infernuetara, eta irugarren egunean erresuzitada çidin 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7">Kapanaga, Martin O. 1656. </text:span><text:span text:style-name="T219">Exposición breue de la doctrina christiana</text:span><text:span text:style-name="T23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Padecidueban Poncio Pilatosen podereen bean, içançan crucificadua ila eta beatua, jachiçidin Infernuetara, eta irugarren egunean <text:span text:style-name="T1">erresuzitada çidin </text:span>ilaen arter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7">Kapanaga, Martin O. 1656. </text:span><text:span text:style-name="T219">Exposición breue de la doctrina christiana</text:span><text:span text:style-name="T23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Amar Mandamentu oneec <text:span text:style-name="T1">ençerraetan dira</text:span> Mandamentu vit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7">Kapanaga, Martin O. 1656. </text:span><text:span text:style-name="T219">Exposición breue de la doctrina christiana</text:span><text:span text:style-name="T23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Leelengoa sinistu Christo gure iauna guizon zan partez <text:span text:style-name="T1">sortuzala</text:span> Virguinearen sauelean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7">Kapanaga, Martin O. 1656. </text:span><text:span text:style-name="T219">Exposición breue de la doctrina christiana</text:span><text:span text:style-name="T23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5" office:value-type="string" calcext:value-type="string">
            <text:p>Laugarrena sinistu <text:span text:style-name="T1">iasizala</text:span> infernuetara, eta aterazituzala arimaac aita santu veguira egozaneenac aen etorrera santuari</text:p>
          </table:table-cell>
          <table:table-cell table:style-name="ce64" office:value-type="string" calcext:value-type="string">
            <text:p>Kapanaga’s <text:span text:style-name="T60">Dotrinea</text:span> (1656)</text:p>
          </table:table-cell>
          <table:table-cell table:style-name="ce12" office:value-type="string" calcext:value-type="string">
            <text:p><text:span text:style-name="T217">Kapanaga, Martin O. 1656. </text:span><text:span text:style-name="T219">Exposición breue de la doctrina christiana</text:span><text:span text:style-name="T235">. Bilbao: Iuan de Azpiroz.</text:span></text:p>
          </table:table-cell>
          <table:table-cell table:style-name="ce12" office:value-type="string" calcext:value-type="string">
            <text:p>Doctrine</text:p>
          </table:table-cell>
          <table:table-cell table:style-name="ce8" office:value-type="string" calcext:value-type="string">
            <text:p>(7) Very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53">Emaztearen gaitzez </text:span><text:span text:style-name="T54">xikira zedina </text:span><text:span text:style-name="T53">adarreki </text:span><text:span text:style-name="T54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table:style-name="ce11" office:value-type="string" calcext:value-type="string">
            <text:p><text:span text:style-name="T236">Oihenart, Arnaud. 2003 </text:span><text:span text:style-name="T237">[1657]</text:span><text:span text:style-name="T236">. </text:span><text:span text:style-name="T238">Euskal atsotitzak eta neurtitzak</text:span><text:span text:style-name="T239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6" office:value-type="string" calcext:value-type="string">
            <text:p><text:span text:style-name="T124">Emaztearen gaitzez </text:span><text:span text:style-name="T125">xikira zedina </text:span><text:span text:style-name="T124">adarreki </text:span><text:span text:style-name="T125">ehortz zedi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7">Oihenart, Arnaud. 2003 </text:span><text:span text:style-name="T214">[1657]</text:span><text:span text:style-name="T213">. </text:span><text:span text:style-name="T215">Euskal atsotitzak eta neurtitzak</text:span><text:span text:style-name="T21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2" office:value-type="string" calcext:value-type="string">
            <text:p><text:span text:style-name="T7">Hil adi, </text:span><text:span text:style-name="T8">alaba aite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7">Oihenart, Arnaud. 2003 </text:span><text:span text:style-name="T214">[1657]</text:span><text:span text:style-name="T213">. </text:span><text:span text:style-name="T215">Euskal atsotitzak eta neurtitzak</text:span><text:span text:style-name="T21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7">Aberatsi nahi zena urthe bitan, </text:span><text:span text:style-name="T8">urkha zedin </text:span><text:span text:style-name="T7">urtherdita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7">Oihenart, Arnaud. 2003 </text:span><text:span text:style-name="T214">[1657]</text:span><text:span text:style-name="T213">. </text:span><text:span text:style-name="T215">Euskal atsotitzak eta neurtitzak</text:span><text:span text:style-name="T21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Urrunera dohena ezkontzera, edo <text:span text:style-name="T1">da enganatu</text:span> edo doha enganatzera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7">Oihenart, Arnaud. 2003 </text:span><text:span text:style-name="T214">[1657]</text:span><text:span text:style-name="T213">. </text:span><text:span text:style-name="T215">Euskal atsotitzak eta neurtitzak</text:span><text:span text:style-name="T21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Zaharo zeno zeren <text:span text:style-name="T1">etzen xuxentu</text:span> da zuhatza makur azken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7">Oihenart, Arnaud. 2003 </text:span><text:span text:style-name="T214">[1657]</text:span><text:span text:style-name="T213">. </text:span><text:span text:style-name="T215">Euskal atsotitzak eta neurtitzak</text:span><text:span text:style-name="T21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" office:value-type="string" calcext:value-type="string">
            <text:p><text:span text:style-name="T1">Eztate</text:span> ungi <text:span text:style-name="T1">zerbitzatu</text:span> bere mainatareki nahi duena dostatu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17">Oihenart, Arnaud. 2003 </text:span><text:span text:style-name="T214">[1657]</text:span><text:span text:style-name="T213">. </text:span><text:span text:style-name="T215">Euskal atsotitzak eta neurtitzak</text:span><text:span text:style-name="T216">. Bilbao/Bilbo: Euskaltzaindia.</text:span></text:p>
          </table:table-cell>
          <table:table-cell table:style-name="ce10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21" office:value-type="string" calcext:value-type="string">
            <text:p>Atxeter zekeneti, abokatu goseti eta partida bien konseilu deneti, <text:span text:style-name="T1">begira adi</text:span> nola asaiet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36">Oihenart, Arnaud. 2003 </text:span><text:span text:style-name="T237">[1657]</text:span><text:span text:style-name="T236">. </text:span><text:span text:style-name="T238">Euskal atsotitzak eta neurtitzak</text:span><text:span text:style-name="T239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ere onak eztituena urrikari, <text:span text:style-name="T1">gomenda bedi</text:span> urte gaitzari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36">Oihenart, Arnaud. 2003 </text:span><text:span text:style-name="T237">[1657]</text:span><text:span text:style-name="T236">. </text:span><text:span text:style-name="T238">Euskal atsotitzak eta neurtitzak</text:span><text:span text:style-name="T239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agun-artean, Hel nadinean, Elhaketan, erhogoan, Eznun dostatzen, <text:span text:style-name="T1">Eznun mintzatzen</text:span></text:p>
          </table:table-cell>
          <table:table-cell table:style-name="ce8" office:value-type="string" calcext:value-type="string">
            <text:p>Oihenart’s <text:span text:style-name="T60">Euskal atsotitzak eta neurtitzak</text:span> (1657)</text:p>
          </table:table-cell>
          <table:table-cell office:value-type="string" calcext:value-type="string">
            <text:p><text:span text:style-name="T236">Oihenart, Arnaud. 2003 </text:span><text:span text:style-name="T237">[1657]</text:span><text:span text:style-name="T236">. </text:span><text:span text:style-name="T238">Euskal atsotitzak eta neurtitzak</text:span><text:span text:style-name="T239">. Bilbao/Bilbo: Euskaltzaindia.</text:span></text:p>
          </table:table-cell>
          <table:table-cell table:style-name="ce28" office:value-type="string" calcext:value-type="string">
            <text:p>Proverbs</text:p>
          </table:table-cell>
          <table:table-cell table:style-name="ce10" office:value-type="string" calcext:value-type="string">
            <text:p>(4) Balanced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1 (weak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Lekhukhotzat hartzen dut san Augustin zein hunela <text:span text:style-name="T1">mintzatzen baita</text:span></text:p>
          </table:table-cell>
          <table:table-cell table:style-name="ce8" office:value-type="string" calcext:value-type="string">
            <text:p>Pouvreau’s <text:span text:style-name="T60">Brief works</text:span> (1859)</text:p>
          </table:table-cell>
          <table:table-cell office:value-type="string" calcext:value-type="string">
            <text:p>Pouvreau, Sylvain. 1892 [1659]. <text:span text:style-name="T60">Les petites oeuvres basques de Sylvain Pouvreau</text:span>. Chalon-sur-Saone: Imprimerie-Lithographie L. Marceau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Huna nola bere baitan, <text:span text:style-name="T1">Den</text:span> Kristina <text:span text:style-name="T1">mintzatzen</text:span>, Zertako naiz Mundu huntan, Non eznaizen sabatzen</text:p>
          </table:table-cell>
          <table:table-cell table:style-name="ce8" office:value-type="string" calcext:value-type="string">
            <text:p>Argainaratz’ <text:span text:style-name="T60">Deboten brebiarioa</text:span> (1665)</text:p>
          </table:table-cell>
          <table:table-cell office:value-type="string" calcext:value-type="string">
            <text:p>Argainaratz, Pierre. 1910 [1665]. <text:span text:style-name="T60">Devoten breviarioa</text:span>. Chalon-sur-Saone: Imprimerie Française &amp; Orientale E. Bertrand.</text:p>
          </table:table-cell>
          <table:table-cell table:style-name="ce28" office:value-type="string" calcext:value-type="string">
            <text:p>Secular and religious poetry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<text:span text:style-name="T1">Irakhurtzen dira</text:span> hitz eder batzu latiñez eskrituran iarririk, hilen haien hezur berak, biziei mintzatzen balira bezala</text:p>
          </table:table-cell>
          <table:table-cell table:style-name="ce46" office:value-type="string" calcext:value-type="string">
            <text:p><text:span text:style-name="T206">Tartas’ </text:span><text:span text:style-name="T207">Onsa hilceco bidia</text:span><text:span text:style-name="T208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21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Irakhurtzen dira hitz eder batzu latiñez eskrituran iarririk, hilen haien hezur berak, biziei <text:span text:style-name="T1">mintzatzen balira</text:span> bezala</text:p>
          </table:table-cell>
          <table:table-cell table:style-name="ce46" office:value-type="string" calcext:value-type="string">
            <text:p><text:span text:style-name="T206">Tartas’ </text:span><text:span text:style-name="T207">Onsa hilceco bidia</text:span><text:span text:style-name="T208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21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Bisita hartan Profeta <text:span text:style-name="T1">mintzatu zen</text:span> Erregiari gisa huntan</text:p>
          </table:table-cell>
          <table:table-cell table:style-name="ce46" office:value-type="string" calcext:value-type="string">
            <text:p><text:span text:style-name="T206">Tartas’ </text:span><text:span text:style-name="T207">Onsa hilceco bidia</text:span><text:span text:style-name="T208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21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Ordian gure Ienkoa <text:span text:style-name="T1">mintzatu zela</text:span> Errege hari gisa huntan</text:p>
          </table:table-cell>
          <table:table-cell table:style-name="ce46" office:value-type="string" calcext:value-type="string">
            <text:p><text:span text:style-name="T206">Tartas’ </text:span><text:span text:style-name="T207">Onsa hilceco bidia</text:span><text:span text:style-name="T208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21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Giten beha nola <text:span text:style-name="T1">mintzatu den</text:span> bere Ebanjelio saindian herioaz, eta ordian ikhusizo dugu, bide hau onsa hiltzeko, herioaz orhitzia, bide segura dela</text:p>
          </table:table-cell>
          <table:table-cell table:style-name="ce46" office:value-type="string" calcext:value-type="string">
            <text:p><text:span text:style-name="T206">Tartas’ </text:span><text:span text:style-name="T207">Onsa hilceco bidia</text:span><text:span text:style-name="T208"> (1666)</text:span></text:p>
          </table:table-cell>
          <table:table-cell table:style-name="ce12" office:value-type="string" calcext:value-type="string">
            <text:p><text:span text:style-name="T14">Tartas, Ioan. 1666 </text:span><text:span text:style-name="T221">Onsa hilceco bidia</text:span><text:span text:style-name="T14">. Orthez: Jacques Rovyer.</text:span></text:p>
          </table:table-cell>
          <table:table-cell table:style-name="ce28" office:value-type="string" calcext:value-type="string">
            <text:p>High literature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1" office:value-type="string" calcext:value-type="string">
            <text:p>Ni hauts eta erhauts naizen hori <text:span text:style-name="T1">mintzatuko </text:span><text:span text:style-name="T12">othe</text:span><text:span text:style-name="T1"> natzaio</text:span> ene Iaunari?</text:p>
          </table:table-cell>
          <table:table-cell table:style-name="ce46" office:value-type="string" calcext:value-type="string">
            <text:p>Pouvreau’s <text:span text:style-name="T60">Iesus-Christen imitacionea</text:span> (1669)</text:p>
          </table:table-cell>
          <table:table-cell table:style-name="ce12" office:value-type="string" calcext:value-type="string">
            <text:p>Pouvreau, Sylvain. 1669. <text:span text:style-name="T60">Iesusen imitacionea</text:span>. Unpublished ms.</text:p>
          </table:table-cell>
          <table:table-cell table:style-name="ce28" office:value-type="string" calcext:value-type="string">
            <text:p>Translation</text:p>
          </table:table-cell>
          <table:table-cell table:style-name="ce10" office:value-type="string" calcext:value-type="string">
            <text:p>(7) Very close to literary language</text:p>
          </table:table-cell>
          <table:table-cell table:style-name="ce13"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24" office:value-type="string" calcext:value-type="string">
            <text:p>Jauna, barkha diezadazu, zu zure promesetan leial kausitzeagatik, eta kontra <text:span text:style-name="T1">mintzatuko diren</text:span> guziak gezurtarazitzeagatik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sku altxatzen tudanak, <text:span text:style-name="T1">mintzatzen zaitzun</text:span> mihia, makhurtzen tudan belhaunak, fiñean gorphutz gustia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Zer aita Eternalak Zuen gaztiatu? Gabriel Aigeruak Zertzaz <text:span text:style-name="T1">ze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Maria, othe ziñen Garabik trublatu Fazoiñ huntan Gabriel <text:span text:style-name="T1">Zenean mintzatu</text:span>?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iñ eztiki <text:span text:style-name="T1">izatu zen</text:span> Haren bihotza <text:span text:style-name="T1">mintzatu</text:span>, Non hango harri arrokak Izan baitziren mobit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Inozenzia ezagutuaren atsegiña Pilatus gobernadorea Bakharrik <text:span text:style-name="T1">zaio mintzatzen</text:span>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Helas, Jainkoa, <text:span text:style-name="T1">mintza zaite</text:span> Eta konsola detzatzu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Karitatea Jainkoari Tronura zaio ethortzen: Othoitzten du, <text:span text:style-name="T1">mintzatzen zaio</text:span>, Eta gu gaitu beiratzen</text:p>
          </table:table-cell>
          <table:table-cell table:style-name="ce13" office:value-type="string" calcext:value-type="string">
            <text:p>Gasteluzar’s <text:span text:style-name="T60">Eguia catholicac</text:span> (1686)</text:p>
          </table:table-cell>
          <table:table-cell table:style-name="ce12" office:value-type="string" calcext:value-type="string">
            <text:p>Gasteluzar, Bernard. 1983 [1636]. <text:span text:style-name="T60">Eguiac catolicac salvamendu eternalaren eguiteco necesario direnac</text:span>. Bilbao: Euskaltzaindia.</text:p>
          </table:table-cell>
          <table:table-cell table:style-name="ce12" office:value-type="string" calcext:value-type="string">
            <text:p>Psalms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este escola burçagui onsa ikhassi, bicitce honetaco, eliçaco Javez <text:span text:style-name="T1">onhexi datia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Baita ahalaz eçariren berhez nescatilen, serora edo beste burçaguissa berhalacoac: çoin <text:span text:style-name="T1">saristatu baitirate</text:span> Parropia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Azkenecoz Çuberoa herri hontaco Promotora manatcen dugu, iratçarriki orotan valia eraci deçan legue haur, bestela honen hauxliac <text:span text:style-name="T1">gaztigatu içanen dira</text:span> zinez khorte espiritua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egunez Jesus-Christ <text:span text:style-name="T1">concevitu iça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Çoin <text:span text:style-name="T1">içan baita concevitu</text:span> Espiritu saintiaz, Sorthu Maria Virgina gani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Catechima laburra eta Jesus-Christ goure ginco jaunaren eçagutcia, <text:span text:style-name="T1">salvatu içateco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hil eztaitianac, arraharturen baitu bere corpitça, hareki bethicoz saristatu, edo <text:span text:style-name="T1">gaztigatu içateco</text:span>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Eta Parropia Chipiec ezpadie indar aski erregent bederaren etchequitceco, eliçaco Guehienez <text:span text:style-name="T1">lagunturic</text:span>, hourac algargana eraciren dut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Jesus-Christen graciaren ezniaz <text:span text:style-name="T1">haciric</text:span>, hourac baita çaharagoec hayer onsa behatuz ikhassiric eztakitcenac, guciac azcar dit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Nola ere haboroec ezpaitucie hon ediren herri hontaco Apez gazte batec gutiz honat uscarala utçuli</text:span><text:span text:style-name="T126"> </text:span><text:span text:style-name="T53">dian Catechima, eta </text:span><text:span text:style-name="T54">ezpaitcireye</text:span><text:span text:style-name="T53"> hartçaz</text:span><text:span text:style-name="T126"> </text:span><text:span text:style-name="T58">cerbutehatce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3">Gomendateen dericiegu </text:span><text:span text:style-name="T54">cerbutcha citeyen</text:span><text:span text:style-name="T53">, cien urgazteco eta concencien arhinceco aguer dereciegun Cateehisma labur </text:span><text:span text:style-name="T126">hontçaz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incoac eztianaz gueroz corpitcic, nolaz corpitz elibaten itchouran <text:span text:style-name="T1">eracousten çaicu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Espiritu bat <text:span text:style-name="T1">ezpaitate eracoux</text:span>, eta hala goure beguiez, bihotcen Gincoa gana altchatceco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eracousten çaicu</text:span> Aita guiçon ohoratu baten udurian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<text:span text:style-name="T58">Iakin eraci </text:span><text:span text:style-name="T127">çaicielaric</text:span><text:span text:style-name="T126">, </text:span><text:span text:style-name="T53">baita gue batbederari hel eraei legue hori, bihotz min handi bateri ikhousten dugu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) [verb root + *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Hoyec <text:span text:style-name="T1">manatu dira</text:span> Mauleco hirian Urrietaren hoguei garren egun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ndulgenciac bethicoz <text:span text:style-name="T1">emnan dira</text:span> Pie V. eta Gregoire XIII. Aita saintiez Catechimaren Ohoret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Oren erdi batez haren eracasler, edo houra eracasten denian, hartan <text:span text:style-name="T1">edirenen diren</text:span> orori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çaroco lehen Igantian erraiten <text:span text:style-name="T1">hassi</text:span> behar <text:span text:style-name="T1">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rima ere espiritual delacoz, aicia, açança, votça corporal direlaric, <text:span text:style-name="T1">eztitake ikous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guiçon eguin del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beraz Joseph <text:span text:style-name="T1">deithu da</text:span> Jesusen ait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eman çayon</text:span> Jesus icen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gatic <text:span text:style-name="T1">deithu da</text:span> J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en Jesus hitça Salvaçalia <text:span text:style-name="T1">erran</text:span> nahi <text:span text:style-name="T1">bait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Goure aita Celietan cirena, <text:span text:style-name="T1">erabil bedi</text:span> saintuki çoure icén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ure Erresuma gin bequigu çoure boronthatia <text:span text:style-name="T1">eguinbedi</text:span> Celian beçala lurr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<text:span text:style-name="T1">erran</text:span> nahi <text:span text:style-name="T1">da</text:span> Christi içatia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Aithortcen dut jesus-Christec igaren eraci gutiala gincoaren eislerretic, diot exaigoatic bere escugniala, <text:span text:style-name="T1">erran nahi da</text:span> bekhatutic graciala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Bere lanian bere icena gorde diana, damu gutiagoreki <text:span text:style-name="T1">bara dadin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Auher eztaudian, nontic <text:span text:style-name="T1">sortcen baitira</text:span> vicioac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Gincoatan diren hirour personac eguiazki algar ganic <text:span text:style-name="T1">berheci dir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Irour personetarik çoin gugatic guiçon <text:span text:style-name="T1">eguin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erran nahi da guiçon <text:span text:style-name="T1">eguin del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<text:span text:style-name="T1">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n<text:span text:style-name="T1"> sorthu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irconcisioniaren egunian, <text:span text:style-name="T1">sorthu cenetic</text:span> çortci garrenian, çoin deitzen baitugu ourthax<text:span text:style-name="T31">ê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rgatic <text:span text:style-name="T1">hil d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Cer herioz <text:span text:style-name="T1">hil da</text:span> Jesus-Christ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Iesus Ginco beçala <text:span text:style-name="T1">hil deya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Etçaitian hil Ginco beçala bena guiçon beçala <text:span text:style-name="T1">hil da</text:span>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Noiz <text:span text:style-name="T1">hil da</text:span> Iesus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Limboetara; anhartio <text:span text:style-name="T1">hil cirenen</text:span>, arima honen hantic idokitera, çoin lurpé hartan haren aiduru baitçaud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Çoin egunez Iesus-Christ hiletaric <text:span text:style-name="T1">piztu cen</text:span>?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<text:span text:style-name="T1">pizturen dira</text:span>, ceren goure arima hil eztaitianac, arraha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Bay gente hilac oro pizturen dira, ceren goure arima <text:span text:style-name="T1">hil eztaitianac</text:span>, arrahasrturen baitu bere corpitça, hareki bethicoz saristatu, edo gaztigatu içateco mundu hontan hareki eguin dutukian onsa, edo gaizkiez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8" office:value-type="string" calcext:value-type="string">
            <text:p>Diot <text:span text:style-name="T1">araguistatu</text:span> <text:span text:style-name="T1">içan</text:span> <text:span text:style-name="T1">dela</text:span> virginaren sabelian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Eta hobeki oro eguinbide honçaz <text:span text:style-name="T1">orhit ditian</text:span>, erretorec ourthecal Pronoaren ondoan, Ordenança haur goraki iracourturen die</text:p>
          </table:table-cell>
          <table:table-cell table:style-name="ce13" office:value-type="string" calcext:value-type="string">
            <text:p>Belapeyre’s <text:span text:style-name="T60">Catechima laburra</text:span> (1696)</text:p>
          </table:table-cell>
          <table:table-cell table:style-name="ce12" office:value-type="string" calcext:value-type="string">
            <text:p>Belapeyre, Athanase. 1983 [1696]. <text:span text:style-name="T60">Catechima laburra eta Jesus-Christ goure ginco jaunaren eçagutcia, salvatu içateco</text:span>. Bilbao: Euskaltzaindia.</text:p>
          </table:table-cell>
          <table:table-cell table:style-name="ce12" office:value-type="string" calcext:value-type="string">
            <text:p>Translation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7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<text:span text:style-name="T128">Amor, ni </text:span><text:span text:style-name="T129">naiz maitatu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Escuara, eta escualdunac </text:span><text:span text:style-name="T125">mespreciatuac</text:span><text:span text:style-name="T124">, eta </text:span><text:span text:style-name="T125">arbujatuac dir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Verthutea deitcen da verthute, ceren bere indarrez</text:span><text:span text:style-name="T7"> […] </text:span><text:span text:style-name="T130">ezbaita bentçutua </text:span><text:span text:style-name="T131">etsajez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32">Consolatcen naiz</text:span><text:span text:style-name="T128">, ceren iduritcen baitçait asqui eguin dudala bederen ondocoei perfecinorateco</text:span><text:span text:style-name="T129"> </text:span><text:span text:style-name="T128">bidearen eracuste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0) [present participle + <text:span text:style-name="T60">izan </text:span><text:span text:style-name="T13">+ -</text:span><text:span text:style-name="T60">te</text:span><text:span text:style-name="T13">/-</text:span><text:span text:style-name="T60">ke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32">Sarthu cen </text:span><text:span text:style-name="T128">Pyrineoaren athecan, ceinaren copeta cucuilloan escualdunac, estrosada preparaturic, ekhin baitcitçaizcon guibeleco tropelari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<text:span text:style-name="T124">Guerla hunetan </text:span><text:span text:style-name="T125">hil ciren </text:span><text:span text:style-name="T124">Egarto erregueren mahainçaina edo despensaria</text:span></text:p>
          </table:table-cell>
          <table:table-cell table:style-name="ce13" office:value-type="string" calcext:value-type="string">
            <text:p>Etxeberri Sarakoa’s works (1712)</text:p>
          </table:table-cell>
          <table:table-cell table:style-name="ce12" office:value-type="string" calcext:value-type="string">
            <text:p><text:span text:style-name="T14">Urkixo, Julio. 1907. </text:span><text:span text:style-name="T221">Obras vascongadas del doctor labortano Joannes d’Etcheberri (1712)</text:span><text:span text:style-name="T14">. Paris: Paul Geuthner.</text:span></text:p>
          </table:table-cell>
          <table:table-cell table:style-name="ce28" office:value-type="string" calcext:value-type="string">
            <text:p>Grammar</text:p>
          </table:table-cell>
          <table:table-cell table:style-name="ce10" office:value-type="string" calcext:value-type="string">
            <text:p>(6) Close to literary language</text:p>
          </table:table-cell>
          <table:table-cell table:style-name="ce13"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table:style-name="ce13"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5" office:value-type="string" calcext:value-type="string">
            <text:p>Aita gueurea, Ceruetan zaudena: <text:span text:style-name="T1">santificatua izanbidi</text:span> ceure icena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style-name="ce13" table:number-columns-repeated="16373"/>
        </table:table-row>
        <table:table-row table:style-name="ro1">
          <table:table-cell table:style-name="ce62" office:value-type="string" calcext:value-type="string">
            <text:p>Ceña <text:span text:style-name="T1">concebitu zan</text:span> Espiritu Santuaren obraz, ta virtutez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Padecitu ceban Poncio Pilatosen aguintearen (edo, poderioaren) azpian, <text:span text:style-name="T1">izandu zan</text:span> <text:span text:style-name="T1">crucificatua</text:span>, <text:span text:style-name="T1">illa</text:span>, eta <text:span text:style-name="T1">sepultatua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Confessatcen degu, Espiritu-Santuaren obraz <text:span text:style-name="T1">eguin izandu zala</text:span> guizon Trinidade santuco bigarren Persona Aita Eternoaren Semea, ceñari deritzon Jesu-Christo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<text:span text:style-name="T133">Cerren, guizon guciac </text:span><text:span text:style-name="T134">concebitcen</text:span><text:span text:style-name="T133">, eta </text:span>jayotcen <text:span text:style-name="T1">badira</text:span> <text:span text:style-name="T133">ere aitagandic, </text:span>eta <text:span text:style-name="T133">amagandic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Alá, ondo confessatcen degu, esaten degunean: Jesu Christo concebitu, edo encarnatu, edi guizon <text:span text:style-name="T1">eguin izandu zala</text:span> MARIA Virginaren sabel virginalean Espiritu Santuaren obraz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62" office:value-type="string" calcext:value-type="string">
            <text:p>Eguia aèc gustiac, cerren Jaungoicoac berac revelatu, edo aditcera eman cirauzcan Eleiza Ama Santuari, eta onec cerren neuri proponitcen, eta iracasten dirauztan, bera <text:span text:style-name="T1">sinistua izan dadin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/>
          <table:table-cell table:style-name="Default" table:number-columns-repeated="16372"/>
        </table:table-row>
        <table:table-row table:style-name="ro1">
          <table:table-cell table:style-name="ce23" office:value-type="string" calcext:value-type="string">
            <text:p><text:span text:style-name="T135">Acusatcen naiz </text:span><text:span text:style-name="T100">seigarren mandamentuan, pecatu eguin dedala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6">Ciñatcen</text:span><text:span text:style-name="T98">, eta </text:span><text:span text:style-name="T99">santiguatcen gueradenean </text:span><text:span text:style-name="T100">confessatcen ditugu gueure fedè santuco mysterioaetan principalenac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7">Jesu-Christo bera, ceña </text:span><text:span text:style-name="T99">ofrecitcen zayon</text:span><text:span text:style-name="T138"> </text:span><text:span text:style-name="T139">altare santuan bere aita eternoari gueure remedioraco, crutce santuan </text:span><text:span text:style-name="T140">ofrecitu citzaion </text:span><text:span text:style-name="T139">becela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41">Jesu-Christo bera, ceña </text:span><text:span text:style-name="T142">ofrecitcen zayon </text:span><text:span text:style-name="T143">altare santuan bere aita eternoari gueure remedioraco, crutce santuan </text:span><text:span text:style-name="T144">ofrecitu citzaion</text:span><text:span text:style-name="T145"> </text:span><text:span text:style-name="T146">becela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8">Culpaz eduqui baceban ignorantcia, </text:span><text:span text:style-name="T99">eztcebala disculpatu </text:span><text:span text:style-name="T100">ignorantcia orrec culpa içatetic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4" office:value-type="string" calcext:value-type="string">
            <text:p><text:span text:style-name="T98">Bere pecatuaz </text:span><text:span text:style-name="T99">alabatu </text:span><text:span text:style-name="T100">ote </text:span><text:span text:style-name="T99">dan </text:span><text:span text:style-name="T100">iñoren aurrean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37">Bere vorondatez </text:span><text:span text:style-name="T147">loitu</text:span><text:span text:style-name="T148"> ote </text:span><text:span text:style-name="T147">dan</text:span><text:span text:style-name="T148">, edo procuratu ote deban </text:span><text:span text:style-name="T140">bere burua </text:span><text:span text:style-name="T139">loitcea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98">Eta fiatu ote dan jaungoicoaren misericordian, sinisturic </text:span><text:span text:style-name="T99">salvatuco dala </text:span><text:span text:style-name="T100">aren medioz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9">Explicatcen naiz </text:span><text:span text:style-name="T150">clarecia gueiagoraco exemplo onequin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ñatecen, eta <text:span text:style-name="T1">santiguatcen gueradenean</text:span> confessatcen ditugu gueure Fedè Santuco Misteryoaetan principalenac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y Jauna; cerren badaquit bestela ecin <text:span text:style-name="T1">salvatuco naizana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 redimitceagatic, libratu, eta rescatatceagatic gueuren pecatuetatic, demonioaren captiberiotic, ta esclabitudetic; eta <text:span text:style-name="T1">salvatu guindecen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ñor ere <text:span text:style-name="T1">salvatu</text:span> ote <text:span text:style-name="T1">dite</text:span>, eta juan gloriara, Eleiza Ama santuaren semerican baicen besteric?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; cerren Eleizan sartutcen diraden aentzat, edo Eleizaren miembro <text:span text:style-name="T1">eguiten diraden</text:span> aentzat baicen ez dago salvaciorican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ala, Eleiçaz campora, edo Eleiçan sartutcen eztanic, ez <text:span text:style-name="T1">da salvatcen</text:span>, eta ecin arquitu ere daique salvacioric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guiçona Eleizaren miembro, eta seme <text:span text:style-name="T1">eguiten da</text:span>?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Pueblo onetaco genteari, eta familiaco guraso guziai <text:span text:style-name="T1">eguiten zate</text:span> advertencia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">arquitcen dan</text:span> Doctrina, da guchienez persona bacoitzac bere animaren salvacioraco jaquin bear debana, <text:span text:style-name="T133">eta iracatsi bear zatena aurray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Cartilla onetan <text:span text:style-name="T12">arquitcen dan</text:span> Doctrina, da guchienez persona bacoitzac bere animaren salvacioraco jaquin bear debana, <text:span text:style-name="T133">eta </text:span><text:span text:style-name="T134">iracatsi bear zatena</text:span><text:span text:style-name="T133"> aurray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quinic cembat <text:span text:style-name="T1">estimatu bear dan</text:span> virtutea, eta nola seguitu bear zaion virtuteco videari, Cerura juateco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izan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z ofetean.emen entzutera </text:span><text:span text:style-name="T134">ematen </text:span><text:span text:style-name="T1">dan</text:span> <text:span text:style-name="T133">gauza </text:span>da, ezen, asco <text:span text:style-name="T133">importaduco baleb erê memoriaz icastea Cartilla onetan euscaraz escrivituric </text:span>digean <text:span text:style-name="T133">guztia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Regia aez campora eta Concienciaren examinaz campora, ceñac <text:span text:style-name="T1">arquitcen diraden</text:span> Cartilla onen bostgarren, eta seigarren capituluetan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guinbidi</text:span> ceure vorondatea, nola Ceruan, àla lurrean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zayo</text:span> Christauvari nori zor dion bere Christautasuna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cuieco escuaren beatz andiari <text:span text:style-name="T1">arrimatcen zayo</text:span> urreneco beatza inclinaturic, edo macurturic, ceñaz guelditcen diraden beatz biac Crutzearen Figura, edo ichura eguinic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<text:span text:style-name="T1">eguiten diranean</text:span> Crutceac, eta aizquenengo modu orretara escu osoarequin Crucea eguiten danean, itz santu oriec esanaz batean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an, auban, bularrean eguiten diranean Crutceac, eta aizquenengo modu orretara escu osoarequin Crucea <text:span text:style-name="T1">eguiten danean</text:span>, itz santu oriec esanaz batean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<text:span text:style-name="T1">ingendratcen dan</text:span> lecura escua jauchitceaz confessatcen degu, Aita Eternoaren Semea guizon eguin zala Maria Virginaren entraña garbiaetan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eatz andi oniri, inclinaturic </text:span>juntatcen, <text:span text:style-name="T133">edo </text:span><text:span text:style-name="T134">arritmatcen zavon</text:span><text:span text:style-name="T133"> urreneco beatz onetan aditcera ematenda Christoren naturaleza </text:span>humana <text:span text:style-name="T133">edo guizontasuna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eatz andi oniri, inclinaturic </text:span>juntatcen, <text:span text:style-name="T133">edo arritmatcen zavon urreneco beatz onetan aditcera </text:span><text:span text:style-name="T134">ematenda</text:span><text:span text:style-name="T133"> Christoren naturaleza </text:span>humana <text:span text:style-name="T133">edo guizontasuna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au gauzatara <text:span text:style-name="T1">reducitzen dà</text:span> Christauvac jaquin bear deban Doctrina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Explicatcen dirade</text:span> Credoco Articulu guciac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y <text:span text:style-name="T133">dituzu jaquin, eta ezagutu Credoan </text:span><text:span text:style-name="T134">arquitcen diraden</text:span><text:span text:style-name="T133"> Misteryo, eta Articulu, edo sentencia brebe aec </text:span>guciac'?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la </text:span>guelditu <text:span text:style-name="T133">ciraden,beguiaquin </text:span><text:span text:style-name="T134">ecusi </text:span><text:span text:style-name="T1">litezquean</text:span>, <text:span text:style-name="T133">eta ecusi ecin litezquean gauza </text:span>guciac <text:span text:style-name="T133">criaturic, edo sorturic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Onela </text:span>guelditu <text:span text:style-name="T133">ciraden,beguiaquin ecusi </text:span>litezquean, <text:span text:style-name="T133">eta </text:span><text:span text:style-name="T134">ecusi</text:span><text:span text:style-name="T133"> ecin </text:span><text:span text:style-name="T134">litezquean</text:span><text:span text:style-name="T133"> gauza </text:span>guciac <text:span text:style-name="T133">criaturic, edo sorturic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rticulu onetan, bada, </text:span><text:span text:style-name="T134">d</text:span><text:span text:style-name="T1">eclaratcen da</text:span>, <text:span text:style-name="T133">Jaun</text:span>goicoaren Semea <text:span text:style-name="T133">cer modu marabillosoan guizon </text:span>eguin <text:span text:style-name="T133">zan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bra miragarri au gucia <text:span text:style-name="T1">eguin izanduçan</text:span> beingoan, batetan edo instante batean bertan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Cerren, nola gucietan </text:span><text:span text:style-name="T1">arquitcen </text:span><text:span text:style-name="T151">dan</text:span><text:span text:style-name="T133">, edo guciac debean poderio bat. Jaquiunde bat, vorondate, edo nay bat: Persona Divina batec eguiten deban gauza, ori bera eguiten debe guciac junto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Bañan orregatican </text:span>erè, poderioaren <text:span text:style-name="T133">obra guciac </text:span><text:span text:style-name="T134">atribuitcen zaizca</text:span><text:span text:style-name="T133"> Aita Eternoari jaquiundearenac (edo sabiduriarenac) Semeari, eta amorioarenac Espiritu Santuari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gatican obra ab <text:span text:style-name="T1">atribuitcen zayo</text:span> Espiritu-Santuari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Modu onetan, </text:span>bada, <text:span text:style-name="T152">explicatcen da</text:span><text:span text:style-name="T133"> Misteryo au clarecia, eta, </text:span>noticia <text:span text:style-name="T133">gueiagoraco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sco dán adimbat izango dâ lènago </text:span><text:span text:style-name="T134">galdetu diraden</text:span><text:span text:style-name="T133"> iru gauza aec, eta orain galdetuaz, berriro essango dan gauza jaquitea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33">Asco dán adimbat izango dâ lènago </text:span><text:span text:style-name="T153">galdetu diraden</text:span><text:span text:style-name="T133"> iru gauza aec, eta orain galdetuaz, berriro </text:span><text:span text:style-name="T134">essango dan</text:span><text:span text:style-name="T133"> gauza jaquitea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Galdetcen zayo</text:span>, bada Christauari: Christo jayo zanean, nola guelditu zan MARIA Ama andrea?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brahamen Senoa deitcen citzaion lecura, nun <text:span text:style-name="T1">arquitcen ciraden</text:span> Anima justuac detenituric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tatic ecusieraguin cien bere divinidadea <text:span text:style-name="T31">ân </text:span><text:span text:style-name="T47">arquitcen ciraden</text:span><text:span text:style-name="T31"> Anima justu aey guciay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onetan <text:span text:style-name="T1">iracasten zacuna</text:span> da, ecen Christoc, Jaungoico dan partetic, igualmente (edo berdin) debala gloria Aita Eternoarequin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i jauna; eta guztiac presentaturic <text:span text:style-name="T1">arquituco dirade</text:span> Jesu-Christo Juez Supremo aren presentcian, eta aurrean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iciac <text:span text:style-name="T1">aditcen diráde</text:span>, graciaco estaduan eriotceac mundu onetan arquitu cituan aec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llac <text:span text:style-name="T1">aditcen dirade</text:span>, pecatu mortaleco estaduan eriotceac mundu onetan arquitu cituan aec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a gracia: izan divino bat; gueure animari vicitza ematen digona, ceñaz mediante <text:span text:style-name="T1">arquitcen gueraden</text:span> Jaungoicoaren adisquide, beraren seme adoptivo ta escogitu, eta gloriaren heredero eguinic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D<text:span text:style-name="T31">â </text:span><text:span text:style-name="T47">imaginatu alditean</text:span><text:span text:style-name="T31"> gaitcican andiena, quentceen diguna gueuren animaren vicitza ceña dan gracia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à</text:span> pecatu mortala?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un Bienaventuraduac, Jaungoicoa ecusiaz, eta amatuaz, dauden gozatcen, eta egongo diraden possesio dultce artan, <text:span text:style-name="T1">desseatu</text:span> al <text:span text:style-name="T1">litezquean</text:span> contentu guciaquin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uru visiblea, edo mundu onetan beguiaquin <text:span text:style-name="T1">ecusten dan</text:span> burua, d<text:span text:style-name="T31">â Aita Santu Romacoa, Christoren beraren Vicarioa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Arquitcen</text:span> ote <text:span text:style-name="T1">da</text:span> Eleiza onetan gueuren pecatuen barcacioraco remedioric?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ta onegatican, bada, an ez <text:span text:style-name="T1">da</text:span> guelditcen, edo <text:span text:style-name="T1">arquitcen</text:span> oguiaren iruditasuna, edo apariencia, eta oguiaren accidenteac bacarric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en Magestadea erè ez <text:span text:style-name="T1">da aumentatcen</text:span>, eta repartitcen hostia aètara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la Christo Jaungoici, eta Guizon eguiazco bacar bat bera <text:span text:style-name="T1">arquitcen dà</text:span>, eta dago Hostia consagratu gucietan igualmente, edo berdin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">eguin bear diran</text:span>, eta eguingo diran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cto Fedecoa, Esperantzacoa, eta Caridadecoa cer diraden, noiz <text:span text:style-name="T12">eguin bear diran</text:span>, eta <text:span text:style-name="T1">eguingo diran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Fedecoa?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da</text:span> Acto Esperantzacoa?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eguiten da</text:span> Acto Caridadecoa, edo Amoriozco Actoa?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eenena: uso razoezcora datorrenean aditcera <text:span text:style-name="T1">ematen zayonetic</text:span> obligacio au debaná pecatu mortalaren azpian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Yracasten dà</text:span> cer Oratcio eguin bear degun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coquitican bularraren azpira, edo aurra ingendratcen dan lecura escua jauchitceaz confessatcen degu, Aita Eternoaren Semea guizon <text:span text:style-name="T1">eguin zala</text:span> Maria Virginaren entraña garbiaetan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ichi zan infernuetara, <text:span text:style-name="T1">piztuzan</text:span> illen artetic irugarren egunean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<text:span text:style-name="T1">il zanetic</text:span> irugarren egunean resucitatu zana illen artetic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stgarrena, sinistea il zanetic irugarren egunean <text:span text:style-name="T1">resucitatu zana</text:span> illen artetic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4">Trinidade santuco Persona oetatic cein </text:span><text:span text:style-name="T76">eguin </text:span><text:span text:style-name="T155">zan</text:span><text:span text:style-name="T156"> </text:span><text:span text:style-name="T34">guizon?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, eta nun guiçon <text:span text:style-name="T1">eguin zan</text:span>?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57">Articulu onetan, bada, declaratcen da, Jaungoicoaren Semea cer modu marabillosoan guizon </text:span><text:span text:style-name="T158">eguin zan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gatican Christo guiçon <text:span text:style-name="T1">eguin çan</text:span>?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<text:span text:style-name="T1">ilzan</text:span>, cerren Jaungoicoa zan partetic (içanic espiritua) ecin il ceitean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içona çan partetic ilzan, cerren Jaungoicoa zan partetic (içanic espiritua) ecin <text:span text:style-name="T1">il ceitean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<text:span text:style-name="T1">il çanean</text:span> Corputz Santua eta Anima Santua apartadu ote ciraden Divinidadeagandic?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crutcean il çanean Corputz Santua eta Anima Santua <text:span text:style-name="T1">apartadu</text:span> ote <text:span text:style-name="T1">ciraden</text:span> Divinidadeagandic?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ciraden</text:span> beiñere <text:span text:style-name="T1">apartadu</text:span> Divinidadeagandic, baicican guelditu ciraden Corputça, eta Anima alcargandic apartaduric, bañan ez Divinidadeagandic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">apartadu çanean</text:span>, nora jachi çan?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nima Santua Corputz Santutic <text:span text:style-name="T12">apartadu çanean</text:span>, nora <text:span text:style-name="T1">jachi çan</text:span>?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<text:span text:style-name="T1">zan jaichi</text:span> condenaturic ceuden criatura desdichatu aen lecura, baicican Limbora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<text:span text:style-name="T1">il zanetic</text:span> sembat garren egunean resucitadu, edo piztu zan?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hristo il zanetic sembat garren egunean resucitadu, edo <text:span text:style-name="T1">piztu zan</text:span>?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ra <text:span text:style-name="T1">resucitadu zan</text:span> bere poderioz, eta virtutez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la <text:span text:style-name="T1">resucitadu zan</text:span>? Juntatuaz bere Anima, eta bere Corputza alcarrequin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odu orretan guelditu zan glorioso resucitaturic, andic aurrera ecin beinere berriz <text:span text:style-name="T1">il ceitean</text:span> moduan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Resucitadu zanetic</text:span> cembatgarren egunean igo ceban Ceruetara; eta noren virtutez?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utic <text:span text:style-name="T1">jaichiten</text:span> ote <text:span text:style-name="T1">dà</text:span> Christo hostiara, eta calicera?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tz santu, divina, eta poderoso aen virtutez <text:span text:style-name="T1">pasatcen d</text:span><text:span text:style-name="T30">â</text:span><text:span text:style-name="T31"> hostiac deban oguiaren substancia Christoren Corputz vicia izatera</text:span>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<text:span text:style-name="T206">(18) [present participle + </text:span><text:span text:style-name="T207">izan</text:span><text:span text:style-name="T208">]</text:span>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, jauna, baicican Christo vicia bera; cerren oguia (leen esan degun becela) <text:span text:style-name="T1">convertidu zan</text:span> Christoren Corputz viciaren substancian</text:p>
          </table:table-cell>
          <table:table-cell office:value-type="string" calcext:value-type="string">
            <text:p><text:span text:style-name="T209">Otxoa de Arin’s </text:span><text:span text:style-name="T210">Doctrina christianaren explicacioa</text:span><text:span text:style-name="T211"> (1713)</text:span></text:p>
          </table:table-cell>
          <table:table-cell table:style-name="ce9" office:value-type="string" calcext:value-type="string">
            <text:p><text:span text:style-name="T240">Otxoa de Arin, Joseph. 1902 </text:span><text:span text:style-name="T241">[1713]. </text:span><text:span text:style-name="T242">Doctrina christianaren explicacioa</text:span><text:span text:style-name="T241">. Donostia/San Sebastián: Pedro de Ugar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mendatua othoitz eta pratica batez Capitulu baccoitcharen akhabançan, zoinac <text:span text:style-name="T1">itzuliac izatu baitire</text:span> Francessetic Escararat Bayonaco Diocessaco Jaun Aphez Missioner batez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reatura hilcor, eta bekhatuz cargatu bat baicen ez naicen arren; ofritcen darozkizut Aphezaren escuz, <text:span text:style-name="T31">ô eguiazco Jainco bici eta eternala, ogui hori eta arno hori, ceinac </text:span><text:span text:style-name="T47">izan behar baitute gambiatuac</text:span><text:span text:style-name="T31"> zure Seme Jesu-Christoren Gorphutcerat eta Odolerat</text:span>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Saindua, Saindua, Saindua da armadetaco Jainco Jauna, <text:span text:style-name="T1">izan bedi glorificatua</text:span> ceruetaco gorenean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dol adoragarri hortaric chorta bat yausterat utzazu ene arimaren gainerat, <text:span text:style-name="T1">izan dadintzat garbitua</text:span> bekhatu gucietaric, eta sustatua zure amudioaren khar sacratuaz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Izan bedi</text:span> zure icena <text:span text:style-name="T1">santificatua</text:span> Ceru lurretan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arkha diezadazu, <text:span text:style-name="T31">ô ene Jaincoa, ene izpirituco barrayamendua eta ene bihozteco hotztazuna, zutaz occupatua eta zuretzat </text:span><text:span text:style-name="T47">sustatua izan behar zuten</text:span><text:span text:style-name="T31"> mement hortan</text:span>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r probetchu cinduke Trinitateco misterioaz gauça barrenac eta gordeac jakitea, eta hetaz zuhurki eta goraki mintzatzea humil izan faltaz, <text:span text:style-name="T1">gaitzetsia bazare</text:span> Trinitateco presunez?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 dugu merecitcen (hala da) <text:span text:style-name="T1">entzunac izaitea</text:span>; bainan considerazazu gracia horiec eskhatcen darozkitzugula, Jesu-Christo, zure Semearen bidez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arbi nazazu, Jauna, <text:span text:style-name="T1">sacrificatua izaterat</text:span> doatzun Bildoxaren odolean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sparantza izan egun batez <text:span text:style-name="T1">errecibitua izateco</text:span>, zure hautatuei Ceruan preparatu diozuten banket sacratuan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hoit zaite halaber, Jauna, Purgatorioan diren arima gaichoez, zureac dire, zure odolaz <text:span text:style-name="T1">erosiac</text:span>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ne mereciei beguiratcen badiozute, ez duket esparantzaric <text:span text:style-name="T1">plazatua izateco</text:span> erresuma hartan, ceinetarat heltcea Apostoluec, bethi martyrec, eta Birgina sainduec ecin ardietsi baitute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ne Jesus maitagarria! Egun çure Haragui sainduaz <text:span text:style-name="T1">neurritua-içateco</text:span> çoriona ez badut; soffriçaçu errecibi-çait-çadan bederen izpirituz eta bihotcez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duzu zure estudioaz eta jakinaz ungui probetchatu? Onhets zazu <text:span text:style-name="T1">arbuiatua izatea</text:span>, eta nihortaz ezagutua izan gabe bicitcea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duzu zure estudioaz eta jakinaz ungui probetchatu? Onhets zazu arbuiatua izatea, eta nihortaz <text:span text:style-name="T1">ezagutua izan</text:span> gabe bicitcea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table:style-name="ce82"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fritcen darotzut, bat <text:span text:style-name="T1">eguiten naicelaric</text:span> Jesu-Christoren eta haren Elizaren intencionekin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ortacotz bat <text:span text:style-name="T1">eguiten naiz</text:span> aphezarekin, acorda dietzagutzun amoreac gatic, Jesu Christo gure Jaunaren bidez eta icenetan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h Iauna, sobera-baicen ez-da eguia, ez-dudala mereci çure errecibitcea; indigne <text:span text:style-name="T1">errendatu-naiz</text:span> ossoqui ene bekhatuez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Uste duzu benturaz hanitz gauza ikhasi ditutzula eta unki dakizkitzula; <text:span text:style-name="T1">segura zaite</text:span> haguitcez guehiago direla zuc ez dakizkitzunac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grada bekizu, <text:span text:style-name="T31">ô ene Jaincoa, zure icen sainduaren ohoretan eta gloriarentzat, gure abantailletan, eta zure Eliza sainduarenetan, </text:span><text:span text:style-name="T47">ofritcen zaitzun</text:span><text:span text:style-name="T31"> Sacrificioa</text:span>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ucia bekhatorea naicelaric, ausartatcen naiz galdetcerat gracia bera enetzat, <text:span text:style-name="T1">erran nahi da</text:span>, <text:span text:style-name="T31">ô ene Salbatzailea!</text:span>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orc berac communiatcen duenean, horren orde <text:span text:style-name="T1">eguin-behar-dire</text:span> communiaceco Actac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Gauza banoa eta funsgabecoa da oraino haraguiaren guticien seguitcea, eta hain garrazki <text:span text:style-name="T1">punituco diren</text:span> atseguinen maitatcea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ari zaite ahal guciaz zure bihotza gauza <text:span text:style-name="T1">ikhusten direnen</text:span> amodiotic apartatcen, eta ikhusten ez diren ontasunei iratchekitcen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Hari zaite ahal guciaz zure bihotza gauza ikhusten direnen amodiotic apartatcen, eta <text:span text:style-name="T1">ikhusten</text:span> ez <text:span text:style-name="T1">diren</text:span> ontasunei iratchekitcen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Nahi baduzu erreligionearen jakitea salbamenduco <text:span text:style-name="T1">balia dakizun</text:span>, jarraiki behar zaizcote Jesu-Christoren urratsei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Cembatenaz baitzaren arguituago, hambatenaz <text:span text:style-name="T1">punituco zare</text:span> garrazkiago, ez bazare jakinaren eredura sainduki bicitcen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hutitcen naiz</text:span>, <text:span text:style-name="T31">ô Legueguille soberanoa, zuri marcatceco Ebanyelio sainduan diren eguia handiac</text:span>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du da, ò ene arima, <text:span text:style-name="T1">altcha gaitecen</text:span> behere huntaco gauza guciez gorago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Verbo eternala, gauza gucien eguilea, demborac <text:span text:style-name="T1">bethe cirenean</text:span> gure gatic guizon eguinic, sacrificio miragarri hau establitu duzuna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Finean banitate handi bat da hain laster <text:span text:style-name="T1">iragaten diren</text:span> gaucei amodioz lotcea, eta bethi iraun behar duen zorionarentzat ez kharric ez lehiaric izatea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hoit zaite maiz errancomun huntaz: Beguia ez <text:span text:style-name="T1">da asetcen</text:span> ikustez, ez beharria aditcez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z-dut guehiago seguitu nahi zure maximez bertceric; <text:span text:style-name="T1">mintza zaite</text:span>, Jauna; huna non aditcen zaitudan, sehi baten sumetimendu oso batekin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auna, orai zure erresuman zarena, <text:span text:style-name="T1">orhoit zaite</text:span> nitaz zure misericordian, eta sacrificio saindu hunen merecimenduz indazu necesario ditudan berthute guciac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Orhoit zaite</text:span> halaber, Jauna, Purgatorioan diren arima gaichoez, zureac dire, zure odolaz erosiac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Ahantz beguizkitzu</text:span>, Jauna, ene bekhatuac, cenentzat Jesu-Christo zure Semea, aldare hunen gainean immolaturic heldu baita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Orhoit zaite</text:span> maiz errancomun huntaz: Beguia ez da asetcen ikustez, ez beharria aditcez</text:p>
          </table:table-cell>
          <table:table-cell table:style-name="ce92" office:value-type="string" calcext:value-type="string">
            <text:p><text:span text:style-name="T203">Xurio’s </text:span><text:span text:style-name="T204">Jesu-Christoren imitacionea</text:span><text:span text:style-name="T205"> (1720)</text:span></text:p>
          </table:table-cell>
          <table:table-cell table:style-name="ce12" office:value-type="string" calcext:value-type="string">
            <text:p><text:span text:style-name="T14">Xurio, Mixel. 1872 </text:span><text:span text:style-name="T220">[1720]. </text:span><text:span text:style-name="T221">Jesu-Christoren imitacionea</text:span><text:span text:style-name="T220">. Baiona/Bayonne: André Lamaignère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nturosoa milla bider ni Zerren <text:span text:style-name="T1">juntadu naizazun</text:span> zeuri, Mila grazia emaiten deusat Au ordenadu dauen Jaunari</text:p>
          </table:table-cell>
          <table:table-cell table:style-name="ce92" office:value-type="string" calcext:value-type="string">
            <text:p><text:span text:style-name="T209">Barrutia’s </text:span><text:span text:style-name="T210">Acto para la Noche Buena</text:span><text:span text:style-name="T21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Mundu guztiko Emperadore Zesar Augusto aundiak Ala nairik, <text:span text:style-name="T1">alista bitez</text:span> aren basallo gustiak</text:p>
          </table:table-cell>
          <table:table-cell table:style-name="ce92" office:value-type="string" calcext:value-type="string">
            <text:p><text:span text:style-name="T209">Barrutia’s </text:span><text:span text:style-name="T210">Acto para la Noche Buena</text:span><text:span text:style-name="T21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orondate asko gaz <text:span text:style-name="T1">xarten naiz</text:span> bidean, Pozik etorriko naiz zure atzean</text:p>
          </table:table-cell>
          <table:table-cell table:style-name="ce92" office:value-type="string" calcext:value-type="string">
            <text:p><text:span text:style-name="T209">Barrutia’s </text:span><text:span text:style-name="T210">Acto para la Noche Buena</text:span><text:span text:style-name="T21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Xaunari demaguzan graziak Maria Ona nun <text:span text:style-name="T1">agertudan</text:span> Belengo uria</text:p>
          </table:table-cell>
          <table:table-cell table:style-name="ce92" office:value-type="string" calcext:value-type="string">
            <text:p><text:span text:style-name="T209">Barrutia’s </text:span><text:span text:style-name="T210">Acto para la Noche Buena</text:span><text:span text:style-name="T21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Lo egiten iskuzu; goiza etorri echazu, Puntu onetan oera naiz, da <text:span text:style-name="T1">enaiz</text:span> ondo <text:span text:style-name="T1">berotu</text:span></text:p>
          </table:table-cell>
          <table:table-cell table:style-name="ce92" office:value-type="string" calcext:value-type="string">
            <text:p><text:span text:style-name="T209">Barrutia’s </text:span><text:span text:style-name="T210">Acto para la Noche Buena</text:span><text:span text:style-name="T21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Bekatariak <text:span text:style-name="T1">alegrabitez</text:span>, alegrabidi zerua! Portale baten jaiorik dago Mesias prometidua</text:p>
          </table:table-cell>
          <table:table-cell table:style-name="ce92" office:value-type="string" calcext:value-type="string">
            <text:p><text:span text:style-name="T209">Barrutia’s </text:span><text:span text:style-name="T210">Acto para la Noche Buena</text:span><text:span text:style-name="T21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umplitu bidi</text:span> sekula beti Ordenadua zeru altuti</text:p>
          </table:table-cell>
          <table:table-cell table:style-name="ce92" office:value-type="string" calcext:value-type="string">
            <text:p><text:span text:style-name="T209">Barrutia’s </text:span><text:span text:style-name="T210">Acto para la Noche Buena</text:span><text:span text:style-name="T21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Cumplitu bedi</text:span> beti sekula Zeru altuak ordenadua</text:p>
          </table:table-cell>
          <table:table-cell table:style-name="ce92" office:value-type="string" calcext:value-type="string">
            <text:p><text:span text:style-name="T209">Barrutia’s </text:span><text:span text:style-name="T210">Acto para la Noche Buena</text:span><text:span text:style-name="T21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Zeu zara ene Xauna, esklabea naiz ni, Zeure borondatea <text:span text:style-name="T1">kumplitu bidi</text:span></text:p>
          </table:table-cell>
          <table:table-cell table:style-name="ce92" office:value-type="string" calcext:value-type="string">
            <text:p><text:span text:style-name="T209">Barrutia’s </text:span><text:span text:style-name="T210">Acto para la Noche Buena</text:span><text:span text:style-name="T21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Joseph itzi bekio pensamentu orri, Biotzeko penea <text:span text:style-name="T1">desterra bidi</text:span></text:p>
          </table:table-cell>
          <table:table-cell table:style-name="ce92" office:value-type="string" calcext:value-type="string">
            <text:p><text:span text:style-name="T209">Barrutia’s </text:span><text:span text:style-name="T210">Acto para la Noche Buena</text:span><text:span text:style-name="T21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<text:span text:style-name="T1">Ibini bidi</text:span>, Alkate Xauna, ibini bidi legea, Mutilak libre, nescachak eurak paga dezeela danzea</text:p>
          </table:table-cell>
          <table:table-cell table:style-name="ce92" office:value-type="string" calcext:value-type="string">
            <text:p><text:span text:style-name="T209">Barrutia’s </text:span><text:span text:style-name="T210">Acto para la Noche Buena</text:span><text:span text:style-name="T21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Ibini bidi, Alkate Xauna, <text:span text:style-name="T1">ibini bidi</text:span> legea, Mutilak libre, nescachak eurak paga dezeela danzea</text:p>
          </table:table-cell>
          <table:table-cell table:style-name="ce92" office:value-type="string" calcext:value-type="string">
            <text:p><text:span text:style-name="T209">Barrutia’s </text:span><text:span text:style-name="T210">Acto para la Noche Buena</text:span><text:span text:style-name="T21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rdenadurik dago gu ara xuatea, <text:span text:style-name="T1">Cumplitu bidi</text:span> Xaunaren borondatea</text:p>
          </table:table-cell>
          <table:table-cell table:style-name="ce92" office:value-type="string" calcext:value-type="string">
            <text:p><text:span text:style-name="T209">Barrutia’s </text:span><text:span text:style-name="T210">Acto para la Noche Buena</text:span><text:span text:style-name="T21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Eperik ezta Josef <text:span text:style-name="T1">cumplitzen</text:span> ez <text:span text:style-name="T1">tanik</text:span> Laster xaioko da Jesusa niganik</text:p>
          </table:table-cell>
          <table:table-cell table:style-name="ce92" office:value-type="string" calcext:value-type="string">
            <text:p><text:span text:style-name="T209">Barrutia’s </text:span><text:span text:style-name="T210">Acto para la Noche Buena</text:span><text:span text:style-name="T21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Ostatu eske gabilz ez arren beatu, Zeuroen trabajua <text:span text:style-name="T1">pagatuko xazu</text:span></text:p>
          </table:table-cell>
          <table:table-cell table:style-name="ce92" office:value-type="string" calcext:value-type="string">
            <text:p><text:span text:style-name="T209">Barrutia’s </text:span><text:span text:style-name="T210">Acto para la Noche Buena</text:span><text:span text:style-name="T21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62" office:value-type="string" calcext:value-type="string">
            <text:p>Arzaraz beti gure nagusi alamenean ezteuz ichi, Olloa nola iskintokian <text:span text:style-name="T1">gizenzen jaku</text:span> losagerian</text:p>
          </table:table-cell>
          <table:table-cell table:style-name="ce92" office:value-type="string" calcext:value-type="string">
            <text:p><text:span text:style-name="T209">Barrutia’s </text:span><text:span text:style-name="T210">Acto para la Noche Buena</text:span><text:span text:style-name="T211"> (ca. 1720)</text:span></text:p>
          </table:table-cell>
          <table:table-cell table:style-name="ce12" office:value-type="string" calcext:value-type="string">
            <text:p>Lakarra, Joseba A. 1981. Barrutiaren edizio kritiko baterako. <text:span text:style-name="T60">International Journal of Basque Linguistics and Philology</text:span> [ASJU] 15. 121<text:span text:style-name="T212">–156.</text:span></text:p>
          </table:table-cell>
          <table:table-cell office:value-type="string" calcext:value-type="string">
            <text:p>Theater play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50">Ni </text:span><text:span text:style-name="T159">naiz amatu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34">Ni </text:span><text:span text:style-name="T35">naiz eguiña</text:span></text:p>
          </table:table-cell>
          <table:table-cell office:value-type="string" calcext:value-type="string">
            <text:p>Lubieta’s dictionary (1728)</text:p>
          </table:table-cell>
          <table:table-cell table:style-name="ce9" office:value-type="string" calcext:value-type="string">
            <text:p>Lubieta, Joseph D. 1728. <text:span text:style-name="T60">Diccionario en castellano y basquenze que sirve para la enseñanza de la bascongada</text:span>. Unpublished ms.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(4) Balanced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1 (weak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60">Beira zaite </text:span><text:span text:style-name="T161">ispilu andian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43">Elizalde, Francisco. 1735. </text:span><text:span text:style-name="T244">Apezendaco dotrina christiana uscáras</text:span><text:span text:style-name="T245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Gucietan <text:span text:style-name="T58">icusico zara </text:span><text:span text:style-name="T53">len becala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43">Elizalde, Francisco. 1735. </text:span><text:span text:style-name="T244">Apezendaco dotrina christiana uscáras</text:span><text:span text:style-name="T245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2" office:value-type="string" calcext:value-type="string">
            <text:p>Cergatic, nola adisquideac baytire, beti biac <text:span text:style-name="T1">acompañatzen dire</text:span></text:p>
          </table:table-cell>
          <table:table-cell table:style-name="ce13" office:value-type="string" calcext:value-type="string">
            <text:p>Elizalde’s <text:span text:style-name="T60">Dotrina christiana</text:span> (1735)</text:p>
          </table:table-cell>
          <table:table-cell table:style-name="ce9" office:value-type="string" calcext:value-type="string">
            <text:p><text:span text:style-name="T243">Elizalde, Francisco. 1735. </text:span><text:span text:style-name="T244">Apezendaco dotrina christiana uscáras</text:span><text:span text:style-name="T245">. Pamplona: Alfonso Burgete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High Navarrese</text:p>
          </table:table-cell>
          <table:table-cell office:value-type="string" calcext:value-type="string">
            <text:p>3 (strong)</text:p>
          </table:table-cell>
          <table:table-cell table:style-name="ce64" office:value-type="string" calcext:value-type="string">
            <text:p>(5) Reciproc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3" office:value-type="string" calcext:value-type="string">
            <text:p><text:span text:style-name="T150">Erreguetan deusugu Andrea, borondate andi euqui ebanagaiti, </text:span><text:span text:style-name="T159">ofrezietan zala </text:span><text:span text:style-name="T150">gugaiti artuten eriozea</text:span></text:p>
          </table:table-cell>
          <table:table-cell office:value-type="string" calcext:value-type="string">
            <text:p>Diego de Urkizu’s <text:span text:style-name="T60">Liburu</text:span> <text:span text:style-name="T60">Virgina Santissimien Errosario Santuena</text:span> (1737)</text:p>
          </table:table-cell>
          <table:table-cell table:style-name="ce9" office:value-type="string" calcext:value-type="string">
            <text:p><text:span text:style-name="T246">Urkizu, Diego de. 1737. </text:span><text:span text:style-name="T247">Virgina Santissimien Errosario Santuena</text:span><text:span text:style-name="T248">. Pamplona: Joseph Joachín Martínez.</text:span>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23" office:value-type="string" calcext:value-type="string">
            <text:p><text:span text:style-name="T162">Señale au ceñatuten dala da </text:span><text:span text:style-name="T144">santiguetan dala </text:span><text:span text:style-name="T163">ondo</text:span></text:p>
          </table:table-cell>
          <table:table-cell table:style-name="ce13" office:value-type="string" calcext:value-type="string">
            <text:p><text:span text:style-name="T202">Arzadun’s </text:span><text:span text:style-name="T4">Doctrina cristianeen esplicacinoa</text:span><text:span text:style-name="T3"> (1738)</text:span></text:p>
          </table:table-cell>
          <table:table-cell table:style-name="ce9" office:value-type="string" calcext:value-type="string">
            <text:p>Arzadun, Martin. 1738. <text:span text:style-name="T60">Doctrina cristianeen esplicacinoa</text:span>. Bilbao: Adolfo Depont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Western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49">Othoiztua naiz</text:span><text:span text:style-name="T150">, aitaz, amaz, aitarenaz, amarenaz</text:span>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Ematen naitçatçu</text:p>
          </table:table-cell>
          <table:table-cell table:style-name="ce13" office:value-type="string" calcext:value-type="string">
            <text:p>Harriet’s grammar (1741)</text:p>
          </table:table-cell>
          <table:table-cell table:style-name="ce9" office:value-type="string" calcext:value-type="string">
            <text:p>Harriet, Martin. 1741. <text:span text:style-name="T60">Gramatica escuaraz eta francesez, composatua francez hitzcunça ikhasi nahi dutenen faboretan</text:span>. Bayonne: Fauvet &amp; Fauvet.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64">Eçteçaçula gogorki trata, tentacioniaç </text:span><text:span text:style-name="T159">atacatu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165">Eci eçta bere buria goratcen diana pheretchatu, bena bai </text:span><text:span text:style-name="T166">Jincouaç gora </text:span><text:span text:style-name="T167">eçarri den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5" office:value-type="string" calcext:value-type="string">
            <text:p><text:span text:style-name="T34">Çu </text:span><text:span text:style-name="T76">cira</text:span><text:span text:style-name="T34"> eguiaçki </text:span><text:span text:style-name="T168">nitçaç</text:span><text:span text:style-name="T167"> maithatia</text:span><text:span text:style-name="T34">, milaren artian </text:span><text:span text:style-name="T35">haitati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<text:span text:style-name="T60">a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aun apezküpü mündü oroz <text:span text:style-name="T1">laüdatu den</text:span> baten eginbide(e)n jardiestea desiratzen düen ororentako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56" office:value-type="string" calcext:value-type="string">
            <text:p>H(ai)en (e)üskarala <text:span text:style-name="T1">ützüli izan den</text:span> lib(ü)rüño haur zure handitarzünaren gomendüaren, bat eta (e)re süstengüaren pean ezarri izan düzü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56" office:value-type="string" calcext:value-type="string">
            <text:p>Jinkoaren graziaren sokorriaz <text:span text:style-name="T1">lagüntüak</text:span> ez <text:span text:style-name="T1">bad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1) [past participle + -a + <text:span text:style-name="T60">izan</text:span>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81" office:value-type="string" calcext:value-type="string">
            <text:p>Ô jaun apezküpü gisa oroz <text:span text:style-name="T1">ohoratü izatea</text:span> merexi düzün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81" office:value-type="string" calcext:value-type="string">
            <text:p>Hartakotz konbeni dela jüjatzen dit lehen beno lehen <text:span text:style-name="T1">izan dadin inprimatüa</text:span> Jinkoaren gloriagatik, eta Züberoa herriko fidel ororen profeitü ezpiritüalagatik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81" office:value-type="string" calcext:value-type="string">
            <text:p>Haur düzüla, ene irakurzale maitea, zuregatik zure lengoajeala <text:span text:style-name="T1">ützüli izan den</text:span> lib(ü)rü bat, zoin mündü ororen erraneala, eskriptüra sainta bere(i)zten delarik beita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81" office:value-type="string" calcext:value-type="string">
            <text:p>Hartakotz ere ez düzü heltübada batere haboro lengoajetara <text:span text:style-name="T1">ützüli iza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81" office:value-type="string" calcext:value-type="string">
            <text:p>Hobekiago haren lehen iseia ezar(r)iren düanik, edo beste zonbait argitarzün zuri, ene irakurzale maitea, emaitera <text:span text:style-name="T1">ekarri izanen denik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56" office:value-type="string" calcext:value-type="string">
            <text:p><text:span text:style-name="T34">Nour ere eçpeita orano bere buriari ossoki hil, berhala </text:span><text:span text:style-name="T35">tentatu</text:span><text:span text:style-name="T36"> eta </text:span><text:span text:style-name="T167">garhaitu içaten d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<text:span text:style-name="T34">Comentietan arren guiçonac </text:span><text:span text:style-name="T35">borogatu içaten dira</text:span><text:span text:style-name="T36">, hala noula urhia labe bero batetan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2) Passive (future)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2" office:value-type="string" calcext:value-type="string">
            <text:p>Elhe hanitç erraitetic <text:span text:style-name="T58">beguira cite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ihaur ja haritaco eta goçamenetaco <text:span text:style-name="T1">emaiten beitcira</text:span></text:p>
          </table:table-cell>
          <table:table-cell table:style-name="ce13" office:value-type="string" calcext:value-type="string">
            <text:p>Maister’s <text:span text:style-name="T60">Jesü Kristen imitazionea</text:span> (1757)</text:p>
          </table:table-cell>
          <table:table-cell table:style-name="ce9" office:value-type="string" calcext:value-type="string">
            <text:p>Maister, Martin. 1757. <text:span text:style-name="T60">Jesu-Kristen imitacionia</text:span>. Pau: Guillaume Dugué &amp; Jeanne Desbaratz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edireiten diren eskola honak, zoinen ikustea ez beita neke zure botzari <text:span text:style-name="T1">behatzen direnentako</text:span></text:p>
          </table:table-cell>
          <table:table-cell table:style-name="ce13" office:value-type="string" calcext:value-type="string">
            <text:p><text:span text:style-name="T20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Jinkoaren ajütüareki(n), hasi eta akabi beita, h(ai)en beren salbamentüala helarazitzeko <text:span text:style-name="T1">zerbütxa</text:span> ahal <text:span text:style-name="T1">ledin</text:span></text:p>
          </table:table-cell>
          <table:table-cell table:style-name="ce13" office:value-type="string" calcext:value-type="string">
            <text:p><text:span text:style-name="T20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lüharrastürik, eta zonbat apalmentüreki(n) den zure handitarzünaren begirari eta zerbütxari leial bat, eta hari ezin haboro <text:span text:style-name="T1">estekatü den</text:span> bat</text:p>
          </table:table-cell>
          <table:table-cell table:style-name="ce13" office:value-type="string" calcext:value-type="string">
            <text:p><text:span text:style-name="T20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Hartzaz <text:span text:style-name="T1">zerbütxatzen da</text:span> espiritü gaixtoa gure bere lazoetan atzamaiteko</text:p>
          </table:table-cell>
          <table:table-cell table:style-name="ce13" office:value-type="string" calcext:value-type="string">
            <text:p><text:span text:style-name="T20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ehen pentsamentü üken behar düguna da gihaurdanik ez gitakeala hainbeste itxüra honen üdüriaren pean <text:span text:style-name="T1">gordatzen den</text:span> etsaiari bühürt</text:p>
          </table:table-cell>
          <table:table-cell table:style-name="ce13" office:value-type="string" calcext:value-type="string">
            <text:p><text:span text:style-name="T20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Zoinen merexitzeko hanitx <text:span text:style-name="T1">zerbütxatzen beitzaizgü</text:span> kanpotikoak</text:p>
          </table:table-cell>
          <table:table-cell table:style-name="ce13" office:value-type="string" calcext:value-type="string">
            <text:p><text:span text:style-name="T20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54" office:value-type="string" calcext:value-type="string">
            <text:p><text:span text:style-name="T12">Zuri züzen jüstoagoreki(n) </text:span><text:span text:style-name="T1">gomenda leite</text:span><text:span text:style-name="T12"> lib(ü)rüño, hainbeste gizon bai debozion(e)az</text:span></text:p>
          </table:table-cell>
          <table:table-cell table:style-name="ce13" office:value-type="string" calcext:value-type="string">
            <text:p><text:span text:style-name="T20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56" office:value-type="string" calcext:value-type="string">
            <text:p>Lib(ü)rü txipi hontan <text:span text:style-name="T1">edireiten diren</text:span> eskola honak, zoinen ikustea ez beita neke zure botzari behatzen direnentako</text:p>
          </table:table-cell>
          <table:table-cell table:style-name="ce13" office:value-type="string" calcext:value-type="string">
            <text:p><text:span text:style-name="T20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56" office:value-type="string" calcext:value-type="string">
            <text:p>Zük egiten eta erraiten dütüzüneki(n), pareiü batetan jüntatürik <text:span text:style-name="T1">edireiten diren</text:span>, eta tenpora beraurtan jardiets ahal dezen</text:p>
          </table:table-cell>
          <table:table-cell table:style-name="ce13" office:value-type="string" calcext:value-type="string">
            <text:p><text:span text:style-name="T20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56" office:value-type="string" calcext:value-type="string">
            <text:p>Ikasten beitütüe, hanitxez ehiñerago gogoan etxekiren dütüela katiximan <text:span text:style-name="T1">erakusten zaitzen</text:span> egia saintüak</text:p>
          </table:table-cell>
          <table:table-cell table:style-name="ce13" office:value-type="string" calcext:value-type="string">
            <text:p><text:span text:style-name="T20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<text:span text:style-name="T1">ezarri zaitzün</text:span> ardietarat düzün amorioaren seinale bat), haur dükezü zure handitarzünari baizik ezin emaiten den laüdorio bat</text:p>
          </table:table-cell>
          <table:table-cell table:style-name="ce13" office:value-type="string" calcext:value-type="string">
            <text:p><text:span text:style-name="T20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81" office:value-type="string" calcext:value-type="string">
            <text:p>Ô Jaun apezküpü ezinago konplitü zirena, (hori beitate Jinkoaganat eta zure manüpean ezarri zaitzün ardietarat düzün amorioaren seinale bat), haur dükezü zure handitarzünari baizik ezin <text:span text:style-name="T1">emaiten den</text:span> laüdorio bat</text:p>
          </table:table-cell>
          <table:table-cell table:style-name="ce13" office:value-type="string" calcext:value-type="string">
            <text:p><text:span text:style-name="T20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81" office:value-type="string" calcext:value-type="string">
            <text:p>Zoin, ohoin estalgünez estalgüne nontik zer ebatsiren düan dabilan bat bezala, gizonen bihotzetan <text:span text:style-name="T1">sartzen beita</text:span></text:p>
          </table:table-cell>
          <table:table-cell table:style-name="ce13" office:value-type="string" calcext:value-type="string">
            <text:p><text:span text:style-name="T20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81" office:value-type="string" calcext:value-type="string">
            <text:p>Amore(a)gatik gizon berriaren beztimenta honez beztitürik, bekatü orijinaletik <text:span text:style-name="T1">baratü zaigün</text:span> kozü gaixto haren kontre bühürtzen ikas dezagün</text:p>
          </table:table-cell>
          <table:table-cell table:style-name="ce13" office:value-type="string" calcext:value-type="string">
            <text:p><text:span text:style-name="T202">Maister’s </text:span><text:span text:style-name="T4">Jesü Kristen imitazionea</text:span><text:span text:style-name="T3"> (1757)</text:span></text:p>
          </table:table-cell>
          <table:table-cell table:style-name="ce9" office:value-type="string" calcext:value-type="string">
            <text:p>Maister, Martin. 2009 [1757]. <text:span text:style-name="T60">Jesü Kristen imitazionea</text:span>. Bilbao: Euskaltzaindia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81" office:value-type="string" calcext:value-type="string">
            <text:p>Letra hau eskiribatzen darotzut zuri erraiteko errezebitu nuela zure letra 120 liberako letra sanjarekin, zeintaz <text:span text:style-name="T1">pagatua izan bainaiz</text:span>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2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81" office:value-type="string" calcext:value-type="string">
            <text:p>Eta zerbeit egin duzula aditu dugu, eta unki <text:span text:style-name="T1">goberna zaite</text:span>; eta errezibitu nuben zazpi libera Martinenganik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2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81" office:value-type="string" calcext:value-type="string">
            <text:p>Zuhurki <text:span text:style-name="T1">goberna zaite</text:span>. Eta osabaz ere berri onak ditugu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2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81" office:value-type="string" calcext:value-type="string">
            <text:p>Alaba bat baduzu iduri dubena perfek; etorriko da horrat bakija <text:span text:style-name="T1">egiten denian</text:span>, idurikitzen du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2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81" office:value-type="string" calcext:value-type="string">
            <text:p>Eskribatzen dizut bi lerro hauk zuri markatzerat emateko estatu miserable batian <text:span text:style-name="T1">kausitzen naiz</text:span>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2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81" office:value-type="string" calcext:value-type="string">
            <text:p>Hor laster <text:span text:style-name="T1">aberasten</text:span> omen <text:span text:style-name="T1">dira</text:span>; zuk ere sa?a duzu gai hona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2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 zure zerbitzari, Gacina de Biscarrondo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2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 zure zerbitzari, errespetu handi batekin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2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81" office:value-type="string" calcext:value-type="string">
            <text:p><text:span text:style-name="T1">Gelditzen naiz</text:span>, ene espos maitea, zure ikhusteko esperantzarekin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2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81" office:value-type="string" calcext:value-type="string">
            <text:p>Emendik harat <text:span text:style-name="T1">oroitu zaren</text:span> baiño obeki oroitu zu zarela gizona</text:p>
          </table:table-cell>
          <table:table-cell table:style-name="ce13" office:value-type="string" calcext:value-type="string">
            <text:p><text:span text:style-name="T60">Le Dauphin</text:span> letters (1757)</text:p>
          </table:table-cell>
          <table:table-cell table:style-name="ce9" office:value-type="string" calcext:value-type="string">
            <text:p>Padilla Moyano, Manuel &amp; Charles Videgain. 2015. Le Dauphin: Euskarazko gutunak. <text:span text:style-name="T60">Lapurdum</text:span> Special Issue 2, 95<text:span text:style-name="T212">–16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style-name="ce97"/>
          <table:table-cell table:style-name="ce111" table:number-columns-repeated="16372"/>
        </table:table-row>
        <table:table-row table:style-name="ro1">
          <table:table-cell table:style-name="ce73" office:value-type="string" calcext:value-type="string">
            <text:p><text:span text:style-name="T169">Munduaren partetic aguirienetan jaquin dan gueiena griegoz ta latinez </text:span><text:span text:style-name="T170">escribitu </text:span><text:span text:style-name="T1">izan da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4" office:value-type="string" calcext:value-type="string">
            <text:p>Anciñaco filosofo lenenac, erretoricoac, ta are gueiago dana, eleizaguizonic andienac, maisuric jaquinsuenac, Espiritu Santuaren arguiaz <text:span text:style-name="T1">guidatuac</text:span>, beren ceruco libruac lenguage bietan escribitu cituzten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 bat onetaraco bere lecio ta erreglac gramaticaco libru bat <text:span text:style-name="T169">escribitu ta gazteai </text:span><text:span text:style-name="T171">abc</text:span><text:span text:style-name="T169">-tic asi ta eracusten</text:span><text:span text:style-name="T170"> jarri zan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iceronen urrengoa Quintiliano esan edo <text:span text:style-name="T1">contatu</text:span> oi <text:span text:style-name="T1">da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Gazte bat aurtasunetic nola ondo </text:span><text:span text:style-name="T170">aci bear dan</text:span><text:span text:style-name="T169">, </text:span><text:span text:style-name="T171">abc</text:span><text:span text:style-name="T169">-tic asi ta guizon prestu, chit jaquinsu edo biribill eguin arteraño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Eusquera Jaincoac nai ta menditarte oietan, beti nasgabe, beti garbi, beti seguru beregan </text:span><text:span text:style-name="T170">gorde izandu da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Chanchetan <text:span text:style-name="T1">esan</text:span> oi <text:span text:style-name="T1">da</text:span> edo euscaldunac esan oi dute Jaungoicoac paradisuan <text:span text:style-name="T169">Adan gure Aitari45 eusqueraz “Adan, non cera?” esan ciola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duan lengoageen naspilla izandu zan, ta arrezquero ere nasgabeco hebreo garbia <text:span text:style-name="T1">usatcen zala</text:span> dió gure Cornelioc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ciñaco izquera zarren artean, gucien lenen, aurreneco ama ta asiera bezala, hebreoa beti <text:span text:style-name="T1">contatcen da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Munduaren partetic aguirienetan </text:span><text:span text:style-name="T170">jaquin dan</text:span><text:span text:style-name="T169"> gueiena griegoz ta latinez escribitu </text:span>izan da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Ambeste libru ondo escribitceco ta oriec bear bezala iracurtceco,</text:span>esan edo itzeguiteco bietan erregla on asco <text:span text:style-name="T1">eman dira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Esan</text:span> oi <text:span text:style-name="T1">dana</text:span>: oiei lepoa ebaqui edo bicia quendu gabe, euscara ecin utci edo quendu diteque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oi dana: oiei lepoa ebaqui edo bicia quendu gabe, euscara ecin utci edo <text:span text:style-name="T1">quendu diteque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aungoicoaren vorondate jaquiña da aren fede ta <text:span text:style-name="T169">legueco mysterio escutatu ta dotrina salvatceco bear dana, sacerdote jaunen </text:span>ministerio sagraduetan, eusqueraz baicic emen eguin ta <text:span text:style-name="T1">esan bear</text:span> ez <text:span text:style-name="T1">dala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Bada Aita Manuel </text:span>Larramendic neque gogor ta estudio esan al baño andiagoarequin ecin izango ta ecin <text:span text:style-name="T1">eguingo zana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afarroan, len ta oraiñ, <text:span text:style-name="T169">bertaco ta are gueiago Franciaco libruen socorruaz, nolerebait errazago beren izquera </text:span><text:span text:style-name="T170">gorde izan da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Maravilla au ondo icusi, enzun ta aditu gabe ecin, ala fede, </text:span><text:span text:style-name="T170">sinistu </text:span><text:span text:style-name="T1">liteque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uisa onetan edo bestean itzeguitea ferian edo dendan <text:span text:style-name="T1">erosten dan</text:span> gauza ezta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cribitcen asi baño lenago munduan <text:span text:style-name="T1">itzeguiten zan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Gendeen artean beste lenguageric eusquera baño dicha gabeagoric <text:span text:style-name="T1">ezta icusi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<text:span text:style-name="T1">eguiten badira</text:span>, ta gure mutilcho edo aurrai bildur ta azoteaquin eusqueraz itzeguitea eragozten bazaie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ldin eusquera ondatceco aleguiñ guciac eguiten badira, ta gure mutilcho edo aurrai bildur ta azoteaquin eusqueraz itzeguitea <text:span text:style-name="T1">eragozten bazaie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, ez escolan ta ez <text:span text:style-name="T169">gramatican euscara beñere </text:span><text:span text:style-name="T170">utci bear ezta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iaz <text:span text:style-name="T1">esan</text:span> oi <text:span text:style-name="T1">da</text:span>: gaztelania ez icasi ta eusquera bai aztu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itzeguiteco ta ez elcar aditzeco erdarazco ta euscarazco naspilla moldacaiz eta nazcagàrri bat <text:span text:style-name="T1">enzun</text:span> oi <text:span text:style-name="T1">da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etaraco diran erreglac ondo <text:span text:style-name="T172">gordetcen badira</text:span><text:span text:style-name="T169"> edoceñ eusquera chitez beraa, suave eta gozoa ertengo da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Deadar, izu ta golpe gabe, ezpada onez, egun guchian ondo </text:span><text:span text:style-name="T170">esan zan</text:span><text:span text:style-name="T169">, ederqui ta </text:span>nai bezala iracurtera gure chiquiac eta andiac eguingo dira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do iracurteco lengo ondo <text:span text:style-name="T1">escribitu bear da</text:span>; ta nola ondo escribitceac asco laguntcen duen, ala gaizqui escribitceac ondo iracurtea asco eragozten du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Usadio charrai berneac ebaqui, </text:span><text:span text:style-name="T170">esan</text:span><text:span text:style-name="T169"> oi </text:span><text:span text:style-name="T170">da</text:span><text:span text:style-name="T169">; ta alferricaco letra asco utci ta itcez esaten edo aoz pronunciatcen dana garbiro escribituaz, obeto ta errazago </text:span>acertatuco da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Usadio charrai berneac ebaqui, esan oi da; ta alferricaco letra asco utci ta itcez esaten edo aoz </text:span><text:span text:style-name="T170">pronunciatcen dana</text:span><text:span text:style-name="T169"> garbiro escribituaz, obeto ta errazago </text:span>acertatuco da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<text:span text:style-name="T1">itceguiten dan</text:span> guisa, ezpada buru gabe ta nola nai escribitcen dute, ta argatic nequez ta gaizqui iracurten da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ta ta bestea oiturac dacar; oiturac dacar erraztura. Ascoc ez bear dan ta itceguiten dan guisa, ezpada buru gabe ta nola nai escribitcen dute, ta argatic nequez ta gaizqui <text:span text:style-name="T1">iracurten da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tiñean amasei letra jaquiñac ciran; guero besteac billatu ta orañ bear dituenac baditu; eusqueran orobat <text:span text:style-name="T1">icusten da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Vocalac esan nai du aoz bera esateco beste letren bearric ez duena, eta bera bacarric berez <text:span text:style-name="T1">esaten dana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an nai <text:span text:style-name="T169">du ez berez edo bacarric, baicican vocalaquin batean aoz </text:span><text:span text:style-name="T170">esaten diranac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 Agustinen lenengo lecioa da itz edo dicioen asiera edo nola <text:span text:style-name="T1">asi bear diran</text:span> ta cer letraquin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requin guciac nastu, elcar ecin aditu eta guizonac munduan <text:span text:style-name="T1">banatu ciran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Alere, asco eguiequi eusquera </text:span><text:span text:style-name="T170">galdu da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zcaico predicadore asco gurean predicatcera <text:span text:style-name="T1">oitu</text:span> edo <text:span text:style-name="T1">eguin dirala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me ta alabac chiquitatic escolan erdaraz ta euscaraz edo guztitara <text:span text:style-name="T1">oitu bear dira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au eguneco <text:span text:style-name="T169">egercicio pisca batequin seguru erdaraz bezala edo aisago euscaraz iracurtcera</text:span><text:span text:style-name="T170"> </text:span><text:span text:style-name="T1">eguingo cera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Escolan bertan eracatsi ordu onean ta erdaraz jardun dezatela; </text:span>baña guero libre, naiz eusqueraz, naiz gaztelaniaz; orrequin bietara <text:span text:style-name="T1">eguingo dira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Deadar, izu ta golpe gabe, ezpada onez, egun guchian ondo esan zan, ederqui ta </text:span>nai bezala iracurtera gure chiquiac eta andiac <text:span text:style-name="T1">eguingo dira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69">Onetara oitu ta eguin, ta gogotic equin ta laster lau egunean </text:span>orretara <text:span text:style-name="T1">eguingo cera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usquera, latiña bezala, letra gueienaz <text:span text:style-name="T1">baliatcen da</text:span></text:p>
          </table:table-cell>
          <table:table-cell table:style-name="ce64" office:value-type="string" calcext:value-type="string">
            <text:p><text:span text:style-name="T203">Kardaberaz’ </text:span><text:span text:style-name="T204">Eusqueraren berri onac</text:span><text:span text:style-name="T205"> (1761)</text:span></text:p>
          </table:table-cell>
          <table:table-cell table:style-name="ce12" office:value-type="string" calcext:value-type="string">
            <text:p>Kardaberaz, Agustin. 2004 [1761]. <text:span text:style-name="T249">Eusqueraren berri onac</text:span>. Bilbo/Bilbao: Euskaltzaindia.</text:p>
          </table:table-cell>
          <table:table-cell office:value-type="string" calcext:value-type="string">
            <text:p>Religious essay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8th century</text:p>
          </table:table-cell>
          <table:table-cell office:value-type="string" calcext:value-type="string">
            <text:p>Central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da, hemen kontatzen ditudanak dirade, ezpadut huts egiten, … 245<text:span text:style-name="T31">½ cargas; eta baldin huts </text:span><text:span text:style-name="T47">egin bada</text:span><text:span text:style-name="T31">, kontatuko ditu beurrek ere</text:span>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ta biga<text:span text:style-name="T13">[</text:span>r<text:span text:style-name="T13">]</text:span> Elduiñ etorriko da. Gaztiga beza ola haundiko kabiaz zer <text:span text:style-name="T1">egiñ behar den</text:span>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Jaimeren denboran <text:span text:style-name="T1">egiñ ziran</text:span> burniak, astean astekoak, lenbiziko lau astetan tretxuan aritu baitzen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Lorenzoren partida joan den asterañokoa, eta orañ geldituko dira joan den asteko burniak gehienak, eta aste honetan <text:span text:style-name="T1">egiten diranak</text:span> beren espensakiñ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gur. <text:span text:style-name="T1">Geldi bedi</text:span> ongi. Arranbide, 19 de enero de 1787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ez dakik noiz <text:span text:style-name="T1">akabatuko diran</text:span> haxi eta zakar hoiek, eta abisatuko dut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Horra Lorenzoren partida joan den asterañokoa, eta orañ <text:span text:style-name="T1">geldituko dira</text:span> joan den asteko burniak gehienak, eta aste honetan egiten diranak beren espensakiñ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baziran hiru itzai; bialdu ditut hamabi barra, eta <text:span text:style-name="T1">gelditu dira</text:span> hamalau barra, eta hoiek egiñen dut bialzera alegiñ guziaz</text:p>
          </table:table-cell>
          <table:table-cell table:style-name="ce64" office:value-type="string" calcext:value-type="string">
            <text:p>Ignazio Bergara’s letters (1787-1811)</text:p>
          </table:table-cell>
          <table:table-cell table:style-name="ce12" office:value-type="string" calcext:value-type="string">
            <text:p>Salaberri Zaratiegi, Patxi, Juan Jose Zubiri Luxanbio &amp; Iker Salaberri Izko. 2023. <text:span text:style-name="T60">Ignazio Bergara goizuetarraren gutunak, Arranbide (Arano) eta Elama (Artikutza), 1787-1811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73">Olatxoa ongi hasi da. Ta franzesa ez </text:span><text:span text:style-name="T174">da agertu</text:span><text:span text:style-name="T175">, ta gaztigatu diot datorrela berehal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Joseph Antoniok esan dit Irungo burniak behar dituena bigar <text:span text:style-name="T1">agertuko dela</text:span> Oiarzuna, ta jakiñen duela zer modu de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k esan diot berorrekin <text:span text:style-name="T1">konpon dedill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añ Motela horrara heldu denean <text:span text:style-name="T1">konponduko da</text:span> nahi duen bezal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rañik ez <text:span text:style-name="T1">dira</text:span> elizatik <text:span text:style-name="T1">erakutsi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 hemen aritu den denborako espensa bost laguneko espensako diruetatik <text:span text:style-name="T1">pagatzen da</text:span>, eta ogiak ere honetan sartu ditut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i <text:span text:style-name="T1">kargatzen zaiona</text:span> Garatekori arinduko zaio kontueta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nbolli kargatzen zaiona Garatekori <text:span text:style-name="T1">arinduko zaio</text:span> kontuetan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njuanek hor esan du noski gure suertean zenbat kargaren entresaka egin duten, ta horiez gañera Olaandituko dotazioan <text:span text:style-name="T1">egin da</text:span> hamabi kargaren entresak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natxuriren perrazalleak eskatzen du perra burnia, ta <text:span text:style-name="T1">emanen zaion</text:span> edo zenbat pagaraziko diogun gaztiga bez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Paratu dute hamaseiean ta hartan <text:span text:style-name="T1">itzali da</text:span>, ta erreal bat eman diot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Gaztelun <text:span text:style-name="T1">hasi den</text:span> lantegi honek ere zerbait bealz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Beleak esan dit semeari esan diola nola izandu geran, semeak eranzun diola basoko irabaziarekin eziñ <text:span text:style-name="T1">pasa daitekeala</text:span> hura, ta nahi duguna egit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7) [verb root + <text:span text:style-name="T60">izan</text:span> + -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Zortzi urretxikitatik 6 anega ta bi lakadi a 9 cuartos <text:span text:style-name="T1">pagatu zaio</text:span>, ta sobratu ziran ola handikoen babatako 16 pezetas y 19 cuartos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Arragoa deskargatzen <text:span text:style-name="T1">sartu dira</text:span> olatxekoaz kanpora 7 días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Maxalenek lenekoan 13<text:span text:style-name="T31">½ pezeta, ta gañera eskatu zuela 40 pezetas, ta guzia </text:span><text:span text:style-name="T47">eman zitzaion</text:span><text:span text:style-name="T31">, 40 pezeta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0" office:value-type="string" calcext:value-type="string">
            <text:p>Len aldizka bezala orañ guziak batean, ta len ordañakoa franko izaten da han dabilzan haietan, baño orañ, guziak behar diran honetan, ez <text:span text:style-name="T1">da</text:span> hañ aisa <text:span text:style-name="T1">billatuko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rrenteriako olatxokoak <text:span text:style-name="T1">gelditu dira</text:span>, ta izanen dira lagunak hasteko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76">Ta Errenterian mea garbitzen ari diran oiarzuarrai eman ditioztet bi pezeta, mea zare bi ta bihorzeko bat pagatzeko. Orañ </text:span><text:span text:style-name="T177">gelditzen dira</text:span><text:span text:style-name="T176"> 20 </text:span><text:span text:style-name="T178">pezetas </text:span><text:span text:style-name="T179">sobra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latxoa ongi <text:span text:style-name="T1">hasi da</text:span>. Ta franzesa ez da agertu, ta gaztigatu diot datorrela berehal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askiak <text:span text:style-name="T1">hautsi dira</text:span> hamasei, hamar kuarto ta erdiñ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Gelditzen da</text:span> harzeko 16 pezetas y 30<text:span text:style-name="T31">½ cuarto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Tobera <text:span text:style-name="T1">erre da</text:span>. Moztu ta estuturik sartu dugu; berria beharko da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la handitik ari diranean kuartillua gehiago omen da usarioa, ta mealleari asteko ezkuturako eskas <text:span text:style-name="T1">ateratzen zaio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spensa maisuarena atera ta <text:span text:style-name="T1">gelditzen zaio</text:span> ola handiko bakoitzari 30 pezetas y 21<text:span text:style-name="T31">½ cuartos</text:span></text:p>
          </table:table-cell>
          <table:table-cell table:style-name="ce64" office:value-type="string" calcext:value-type="string">
            <text:p>Jose Ramon Minondo’s letters (1790-1807)</text:p>
          </table:table-cell>
          <table:table-cell table:style-name="ce12" office:value-type="string" calcext:value-type="string">
            <text:p>Salaberri Zaratiegi, Patxi, Juan Jose Zubiri Luxanbio &amp; Iker Salaberri Izko. 2021. <text:span text:style-name="T60">Jose Ramon Minondo goizuetarraren gutunak, Olaberria (Oiartzun), 1790-1807: Edizioa</text:span>. Bilbao: Euskaltzaindia.</text:p>
          </table:table-cell>
          <table:table-cell office:value-type="string" calcext:value-type="string">
            <text:p>Letters</text:p>
          </table:table-cell>
          <table:table-cell table:style-name="ce8"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High Navarrese</text:p>
          </table:table-cell>
          <table:table-cell table:style-name="ce13"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nau orainguiño inoc icusi ardauac <text:span text:style-name="T1">igarota</text:span>, gach eguinda, zabuca oñac locaturic, ez miña motelduta, ez beguijac lausotut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2) Non-finite passive participle</text:p>
          </table:table-cell>
          <table:table-cell office:value-type="string" calcext:value-type="string">
            <text:p>(8) [passive participle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Gorde zaite</text:span> bada aurreracuan orrelan verba eguitet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daquizu barriz celan<text:span text:style-name="T1"> jazten nas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Serbilleta oraingüen ordian eztaucazu imini baño aus zapi, edo marrats bat <text:span text:style-name="T1">loitu etzait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 emen lapico galanta, ta pichar bete ardao: <text:span text:style-name="T1">ase zaitece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gun guichijan <text:span text:style-name="T1">zara icusico</text:span> Indar galantac arturi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cen onaren zalia nasan aldeti, ez oi <text:span text:style-name="T1">nas sartu</text:span> ardanteguijetan nora e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serratuco ezpalichaquio</text:span> jaquin gura neuque nor dan, ta cec ecarri daben on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lan <text:span text:style-name="T1">sartu nas</text:span> emen cuartillu bat atera, eta cerbait jaate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Lengo Barberu chaarrac ibilli oi cirian deshonretan euren opicijo onrauba; <text:span text:style-name="T1">batuten cirian</text:span> tabernetan ta nun nai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c barriz dinozu, astaqui bat izango dala dongaro jasten dalaco, nequezaliacaz bat <text:span text:style-name="T1">eguiten dalaco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teutsut nic lotsaric galdu, ez galduco bere; baña bai eguija garbijac esan, ta <text:span text:style-name="T1">minduten bazara</text:span>, zeuria izango da errub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guiri dozu, adisquidia, baserrijan <text:span text:style-name="T1">aci zariala</text:span>; eztozula inos Bizcai ta basoarteti urte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r izango litzate azur ausijac compondu biar bacenduz, edo osatu golpe andi bat artu ta <text:span text:style-name="T1">heridu dana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Ta eraatsi zaurichuban locaarrijac <text:span text:style-name="T1">ascatuco</text:span> ez <text:span text:style-name="T1">dirian</text:span> guisaan iñoren escu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izan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barcac cirian euren oñetacuac, ta ortocic ibilten bere ez <text:span text:style-name="T1">cirian lotsatu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Eta celan <text:span text:style-name="T1">aci cendubezan</text:span> zu? ¿Celan cinuazan escolara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Osatuten bada</text:span> celan edo alan, zorijonian dei eguin jat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<text:span text:style-name="T1">austen dira</text:span> egunian bein lurrezcuac badira, ta bestelanguac, edo urtu oi ditu subac, edo ausita saldu edo trucau biar izaten dir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diñozu? ¿Nun <text:span text:style-name="T1">aci zara</text:span>? Bedeincatu eguizu bada gaur esan eztaiguben cristinau gaistuac garial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Jatsico dira</text:span> meza enzutera jai egunetan indrisca, ta eurra bada bere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aña bildur naz errebesau ez daidan, edo aise dongas <text:span text:style-name="T1">bete</text:span> ez <text:span text:style-name="T1">nadi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tan <text:span text:style-name="T1">parau</text:span> ete <text:span text:style-name="T1">zan</text:span> Piestia? ¿Noc osatu eban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<text:span text:style-name="T1">dira</text:span> ez onlango heridac Bedarchubaz <text:span text:style-name="T1">oset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c ez daquit celan <text:span text:style-name="T1">osatu zan</text:span> cantau daben tranc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z <text:span text:style-name="T1">jacolaco</text:span> echagun beguiratu bati ondo <text:span text:style-name="T1">eguiten</text:span> buruba bat eguit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Ibillico dira gaisuen artian odolac manchau eztaguizan bildurrez sangrija bat <text:span text:style-name="T1">eguin</text:span> biar <text:span text:style-name="T1">dani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Errazago <text:span text:style-name="T1">icasten dira</text:span> zure biarguinzac niriac baño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aisuba; ¿eta cer eguingo cenduque zuc burdi bat banatu, burpillac locatu ta ascora bat <text:span text:style-name="T1">emongo balichaquezu</text:span>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<text:span text:style-name="T1">Atera</text:span> biar <text:span text:style-name="T1">da</text:span> odola gach ascotan, baña neure ustez, ez aimbestetam, celan ateraten d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tera biar da odola gach ascotan, baña neure ustez, ez aimbestetam, celan <text:span text:style-name="T1">ateraten da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eintzat ez odolaterateric eguin Osaguille nausi, Medicuben icena <text:span text:style-name="T1">emoten jaqueenac</text:span> gaisua icusi, ta oneec aguindu artian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Biar sari guiejago <text:span text:style-name="T1">emoten bajatzu</text:span> odola ateratiarren, bildur izateco da diru guriac aci edo gueitu ezdeguizan odola aterateco preminac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¡Ai nire esanac <text:span text:style-name="T1">eguin balira</text:span>!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disquidia, ¿cer da erretilluba? Platerian <text:span text:style-name="T1">ateraten dira</text:span> aza ta oqueli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Zure bestelango plateroc austen dira egunian bein lurrezcuac badira, ta bestelanguac, edo urtu oi ditu subac, edo ausita saldu edo <text:span text:style-name="T1">trucau</text:span> biar <text:span text:style-name="T1">izaten dir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Ascoz gozuago dira aza ta oquela zati escuz ebagui, atzacaz ta oguiz batu, ta <text:span text:style-name="T1">jaten dirianac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Nire echian ta baserricoen artian beti jan aurreti alan <text:span text:style-name="T1">eguin</text:span> oi <text:span text:style-name="T1">da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<text:span text:style-name="T1">esango litzate</text:span> enzungo balitz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2) [prospective participle + <text:span text:style-name="T60">izan</text:span> + <text:span text:style-name="T60">te</text:span>/<text:span text:style-name="T60">ke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¿Cer esango litzate <text:span text:style-name="T1">enzungo balitz</text:span> baserritar batec bedeincatuten dabela maia, ez jaquinarren Barberubac ain apaindu, ta Madrilen urtiac eguin ditubanac?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Miliquerijen artian ez<text:span text:style-name="T1">da</text:span> aragui sendoric <text:span text:style-name="T1">eguiten</text:span>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73" office:value-type="string" calcext:value-type="string">
            <text:p>Onac ta chaarrac, atsacabia ta atseguiña emoten dabeenac <text:span text:style-name="T1">artu</text:span> biar <text:span text:style-name="T1">dira</text:span> aserre baga</text:p>
          </table:table-cell>
          <table:table-cell table:style-name="ce64" office:value-type="string" calcext:value-type="string">
            <text:p>Mogel’s <text:span text:style-name="T60">Peru Abarca </text:span>(1802)</text:p>
          </table:table-cell>
          <table:table-cell table:style-name="ce12" office:value-type="string" calcext:value-type="string">
            <text:p>Mogel, Juan A. 1904. <text:span text:style-name="T60">El doctor Peru Abarca</text:span>. Durango: Florentino Elosu.</text:p>
          </table:table-cell>
          <table:table-cell office:value-type="string" calcext:value-type="string">
            <text:p>Narrative</text:p>
          </table:table-cell>
          <table:table-cell table:style-name="ce8" office:value-type="string" calcext:value-type="string">
            <text:p>(5) Transition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Western Basque</text:p>
          </table:table-cell>
          <table:table-cell table:style-name="ce13"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racusaldiac, lenvicico Comunioraco <text:span text:style-name="T1">prestatu bear diran</text:span> Aurrentzat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Fede, Esperanza, ta onezco damu, edo Contricio osoarequin <text:span text:style-name="T1">biurtzen baciran</text:span> Jaunag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Confesatcen diran</text:span> becatari guciac artzenote ditue ondasun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<text:span text:style-name="T1"> jarrico naiz</text:span> Jaunaren aurrean lecu egoquiren batean, ta adoratuco det humilltasun, eta errespeto guciarequin, goiceco jaieran eracusten dan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<text:span text:style-name="T1">jarrico naiz</text:span> Jaunaren aurrean, eta adoratuco det humiltasun, eta errespeto guciarequi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<text:span text:style-name="T1">Confesatzen nintzanean</text:span>, oroitzen ote nintzan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az onezco damu, edo Contricioarequin confesatzeco <text:span text:style-name="T1">prestatzen bada</text:span> bat, eta Elizara dijoala bidean iltzen bada Confesiogabe, Ceru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<text:span text:style-name="T1">prestatzen dana</text:span> confesatzeco, Elizaraco bidean iltzen bada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asmo gucitic jayoa, eta alaco sasoian Ipintzen duana becataria, non prest <text:span text:style-name="T1">jartzen dan</text:span> ecergatic-ere aurrera becaturic ez egui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sco ote da becatu larriric beiñere ez eguiteco asmoa, becatu venialac baicic eguiñ ez duana, <text:span text:style-name="T1">confesatzen dane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tzeco asmo-iduri utsarequin <text:span text:style-name="T1">confesatu</text:span> oi <text:span text:style-name="T1">diran</text:span> becatarien gañ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r, edo ceiñ ote dira ontzeco asmo eguiazco gabe, edo asmo-irudi utsarequin-<text:span text:style-name="T1">confesatzen diranac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<text:span text:style-name="T1">confesatu ditequean</text:span> becatu venialac baicic ez duana, esan dá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oreac ematen dion penitencia eguiteco asmo gabe <text:span text:style-name="T1">confesatcen danac</text:span> cer becatu eguiten du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Comulgatu bear badu, eta becatuan <text:span text:style-name="T1">arquitzen ba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co <text:span text:style-name="T1">prestatzen ceranean</text:span>, acusatzen asi baño len eguin bear dezu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atzera zoacenean, nola <text:span text:style-name="T1">jarrico cer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Jarrico naiz</text:span> belaunico umiltasun andiarequin, eta ciñatuco nai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, baña zarrai, eta ericho daudenai lecu eguitea, lembaitlen <text:span text:style-name="T1">Confesa ditecen</text:span>, ederqui dirudian gauza d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cusatzen asi baño len esan, eta eguin bear dezuna aditu degu: esazu orain nola <text:span text:style-name="T1">acusatuco ceran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cen naiz</text:span> nere Jangoicoa bear bezala ez amatu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cusatzen naiz</text:span> eriotzaco orduan etsaiac acusatuco nauan guci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nengoan <text:span text:style-name="T1">eracusten dira</text:span>, Confesioco Sacramentuari dagozcan gauz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<text:span text:style-name="T1">eguiten dan</text:span> lenengo bietan hitzez adiraci da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irugarrenean, nola obraz eguiten dan lenengo bietan hitzez <text:span text:style-name="T1">adiraci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renean, <text:span text:style-name="T1">eracusten zayo</text:span>, alá lenvicico Comunioa eguiten duan aurrari, nola, edo cein Cristauri betico vicitza doatsuaren bide eder-garbi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80">Cer icen </text:span><text:span text:style-name="T181">eman</text:span><text:span text:style-name="T182"> oi </text:span><text:span text:style-name="T181">zate</text:span><text:span text:style-name="T182"> biotzeco damuari, aozco Confesioari, eta obrazco satisfaccioari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dan, eta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jarrico naiz Jaunaren aurrean lecu egoquiren batean, ta adoratuco det humilltasun, eta errespeto guciarequin, goiceco jaieran <text:span text:style-name="T1">eracusten dan</text:span> bezal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<text:span text:style-name="T1">eguiten diran</text:span> batzuetan laburseago, eracutsico zatzu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esan dezu: eta cer dan Jaunaren aurrean jartzea, eta nola gauz oec eguiten diran batzuetan laburseago, <text:span text:style-name="T1">eracutsico zatzu</text:span> hirugarren Parte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fesio gaiztoac berritzeco nola <text:span text:style-name="T1">eguin ditequean</text:span>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an dezu, nola <text:span text:style-name="T1">eguin bear dan</text:span> azqueneco Confesioric oraindañoco examin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<text:span text:style-name="T1">deitzen zaio</text:span> <text:span text:style-name="T13">Atricioari beldurrezco damu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, len <text:span text:style-name="T1">esan dan</text:span> bezala, Atricioa bera utsic ez dan asco becatariari graciaren apaindura ederra emateco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sortzen dan guchitan <text:span text:style-name="T1">eguin</text:span> oi <text:span text:style-name="T1">dan</text:span>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u, edo <text:span text:style-name="T1">confesatu bear</text:span> ote <text:span text:style-name="T1">dira</text:span> becatu venialac-ere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confesatu ditequean becatu venialac baicic ez duana, <text:span text:style-name="T1">esan dá</text:span> bederatzi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ortzea becatuac examinan <text:span text:style-name="T1">arquitu diran</text:span> eran, eta adiñ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<text:span text:style-name="T1">gordetzen badira</text:span> Confesioan, cer becatu eguiten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otsaz, edo gaiztaqueriaz becatu larriac edertzen, edo isilic gordetzen badira Confesioan, cer becatu <text:span text:style-name="T1">eguiten d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 Jauna, ceren Confesio onarequin bacarric quentzen, eta <text:span text:style-name="T1">bucatzen dan</text:span> becatu larrien confesatu bea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<text:span text:style-name="T1">eguin ditequean</text:span> examina, esan zan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gui diozu: eta confesio gaistoac berritzeco nola eguin ditequean examina, <text:span text:style-name="T1">esan zan</text:span> bostgarren Eracusaldi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usitzen duan penitentcia chiquia bada, chiquia, edo veniala izango dá alde onetatic <text:span text:style-name="T1">eguiten dan</text:span> becatua ere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qui escatuco, edo erregutuco diot, alda deguidala beste penitencia batera, <text:span text:style-name="T1">alda baditeque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u Elizac señalatu dembora hau, baña Iruñeco Apaiz Nagusiaren mendeco errietan ala leguez, nola usanzaz garizuman <text:span text:style-name="T1">eguiñ</text:span> oi <text:span text:style-name="T1">d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<text:span text:style-name="T1">daquiela utzi</text:span> Elizan sartzen, eta hiltzen diranean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hiltzen diranean, <text:span text:style-name="T1">ucatu daquiela</text:span>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4) [past participle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mbicia, barcatzen du becatuai cegoten betico pena, eta aldatzen du, emen, edo Purgatorioan demboraz <text:span text:style-name="T1">bucatuco dan</text:span>, pen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mbat gauzatara<text:span text:style-name="T1"> biurtcen dira</text:span> esan dituzun bost oec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gatic bost gauza aec <text:span text:style-name="T1">biurtcen dira</text:span> iru oetar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xamina <text:span text:style-name="T1">biurtcen dan</text:span> Confesio onera; eta ontzeco asmoa eguiazco damu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garrena, becatu larri, edo mortal gucietara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, damu au dala Espiritu Santuaren laguntza, eta graciarequin <text:span text:style-name="T1">sor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ditzen det gañera, damu au <text:span text:style-name="T1">sortzen dala</text:span> Fedeac eracusten duan damu bide, edo motivoren bategati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cic bear dala viotzetic eguiaz, eta venaz <text:span text:style-name="T1">sortzen dan</text:span> damu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becatu larri gueietara <text:span text:style-name="T1">zabaltzen dán</text:span> damuarequin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 bat biotzean <text:span text:style-name="T1">sortzen dana</text:span>, lembicia, ceren gauza guciz itsusia da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<text:span text:style-name="T1">sortu</text:span> oi <text:span text:style-name="T1">dan</text:span> betico vicitza galtzeco, eta betico su, eta garretan erortzeco beldurre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amut bat biotzean <text:span text:style-name="T1">sortzen dana</text:span>, ceren Ontasun, eta Maitagarritasun baztergabea dan Jaunaren contra becatu eguin degun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ontricioa da añ damu indartsua, añ miragarri, ta prestua, non biotzean <text:span text:style-name="T1">sortzen dan</text:span> une, edo puntuan bertan ayenatzen dituan becatu larri guciac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80">Beraz onezco damu, edo Contricioarequin confesatzeco prestatzen bada bat, eta Elizara dijoala bidean </text:span><text:span text:style-name="T181">iltzen bada</text:span><text:span text:style-name="T182"> Confesiogabe, Cerura joango da?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, Jauna, ceren Jaunaren graci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beldurrezco damu, edo Atricioarequin prestatzen dana confesatzeco, Elizaraco bidean <text:span text:style-name="T1">iltzen bada</text:span> Confesiogabe, nora joango da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nfernura, ceren becatuan <text:span text:style-name="T1">ilco dan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a, becatu gucietara, larrietara, beintzat, <text:span text:style-name="T1">zabaltzen dana</text:span>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aditzen dezu diozunean: <text:span text:style-name="T13">becatu gucietara, larrietara beintzat, </text:span><text:span text:style-name="T183">zabaltzen dana</text:span>?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en errazago <text:span text:style-name="T1">sortzen dan</text:span> guchitan eguin oi dan becatuan ez erortzeco asmo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guintzen du, vicitzan ez daquiela utzi Elizan sartzen, eta <text:span text:style-name="T1">hiltzen diranean</text:span>, ucatu daquiela Elizlurra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stgarrena, Confesatzen nintzanean, <text:span text:style-name="T1">oroitzen</text:span> ote <text:span text:style-name="T1">nintzan</text:span> leneco Confesio, ta Comunio gaizto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ec eguiteco <text:span text:style-name="T1">valia diteque</text:span>, Dotrinaco liburuchoac dacarren, goiceco jayeraz</text:p>
          </table:table-cell>
          <table:table-cell table:style-name="ce13" office:value-type="string" calcext:value-type="string">
            <text:p>Agirre Asteasukoa’s <text:span text:style-name="T60">Eracusaldiac</text:span> (1803)</text:p>
          </table:table-cell>
          <table:table-cell table:style-name="ce9" office:value-type="string" calcext:value-type="string">
            <text:p>Agirre, Juan B. 1803. <text:span text:style-name="T60">Confesioco, eta somunioco sacramentuen gañean eracusaldiac, lenvicico Comunioraco prestatu bear diran Aurrentzat, eta bidez Cristau acientzat-ere bai</text:span>. Tolosa: Francisco Lama.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Central Basqu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Sinestan dud Joangoicuatan Ayta gueiza gucietan Poder dionaren, Ceuriaren Lurraren Criazale; Eta Jesu Christo Aren Seme Gore Jein Bacocha, Zoin <text:span text:style-name="T1">Izan beicen Concebituric</text:span> Espiritu Saintu Geinaren Obraz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6">Gómez, Ricardo. 1991. Erronkarierazko dotrina argitaragabe bat: Edizioa eta azterketa. </text:span><text:span text:style-name="T250">International Journal of Basque Linguistics and Philology</text:span><text:span text:style-name="T251"> [ASJU] Special Issue 14(1). 375</text:span><text:span text:style-name="T25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anidadieren Zazpietaco leyna, Sines Gore Jesu Cristo Jeyna, G<text:span text:style-name="T13">[</text:span>u<text:span text:style-name="T13">]</text:span>izon dena bequinbatez, <text:span text:style-name="T1">Izan cela concebituric</text:span> Espiritu Saintu Jeynaren Obraz; Bigarna, Sines Sortu cela Ama Berginaganic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6">Gómez, Ricardo. 1991. Erronkarierazko dotrina argitaragabe bat: Edizioa eta azterketa. </text:span><text:span text:style-name="T250">International Journal of Basque Linguistics and Philology</text:span><text:span text:style-name="T251"> [ASJU] Special Issue 14(1). 375</text:span><text:span text:style-name="T25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yta gorea, Ceurietan zaudiana, <text:span text:style-name="T1">Santifica bedi</text:span> Zore icen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6">Gómez, Ricardo. 1991. Erronkarierazko dotrina argitaragabe bat: Edizioa eta azterketa. </text:span><text:span text:style-name="T250">International Journal of Basque Linguistics and Philology</text:span><text:span text:style-name="T251"> [ASJU] Special Issue 14(1). 375</text:span><text:span text:style-name="T25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Sin bequigu Zore reynoa Goregana; <text:span text:style-name="T1">Cumpli bedi</text:span> Zore borontatia, Nola ceurian Cala lurre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6">Gómez, Ricardo. 1991. Erronkarierazko dotrina argitaragabe bat: Edizioa eta azterketa. </text:span><text:span text:style-name="T250">International Journal of Basque Linguistics and Philology</text:span><text:span text:style-name="T251"> [ASJU] Special Issue 14(1). 375</text:span><text:span text:style-name="T25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l eta orci, <text:span text:style-name="T1">Sausci cela</text:span> Limbuetra, Cantic Irurgarren Egunean Resucitatu cela Ilen artetic, Igan cela ceurietra, Can dagola Jasseriric Bere Ayta Poderosaren Altescoyecualti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6">Gómez, Ricardo. 1991. Erronkarierazko dotrina argitaragabe bat: Edizioa eta azterketa. </text:span><text:span text:style-name="T250">International Journal of Basque Linguistics and Philology</text:span><text:span text:style-name="T251"> [ASJU] Special Issue 14(1). 375</text:span><text:span text:style-name="T25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l eta orci, Sausci cela Limbuetra, Cantic Irurgarren Egunean <text:span text:style-name="T1">Resucitatu cela</text:span> Ilen artetic, Igan cela ceurietra, Can dagola Jasseriric Bere Ayta Poderosaren Altescoyecualti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6">Gómez, Ricardo. 1991. Erronkarierazko dotrina argitaragabe bat: Edizioa eta azterketa. </text:span><text:span text:style-name="T250">International Journal of Basque Linguistics and Philology</text:span><text:span text:style-name="T251"> [ASJU] Special Issue 14(1). 375</text:span><text:span text:style-name="T25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l eta orci, Sausci cela Limbuetra, Cantic Irurgarren Egunean Resucitatu cela Ilen artetic, <text:span text:style-name="T1">Igan cela</text:span> ceurietra, Can dagola Jasseriric Bere Ayta Poderosaren Altescoyecualtian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6">Gómez, Ricardo. 1991. Erronkarierazko dotrina argitaragabe bat: Edizioa eta azterketa. </text:span><text:span text:style-name="T250">International Journal of Basque Linguistics and Philology</text:span><text:span text:style-name="T251"> [ASJU] Special Issue 14(1). 375</text:span><text:span text:style-name="T25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mar Mandamentu Saintu cuec <text:span text:style-name="T1">Zerretan drade</text:span> Bitan: Leyna, Juangoyco Jeyna Gaiza guciez gaynetic Oneresi eta estima dezagu<text:span text:style-name="T13">[</text:span>l<text:span text:style-name="T13">]</text:span>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6">Gómez, Ricardo. 1991. Erronkarierazko dotrina argitaragabe bat: Edizioa eta azterketa. </text:span><text:span text:style-name="T250">International Journal of Basque Linguistics and Philology</text:span><text:span text:style-name="T251"> [ASJU] Special Issue 14(1). 375</text:span><text:span text:style-name="T25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80">Umanidadieren Zazpietaco leyna, Sines Gore Jesu Cristo Jeyna, G</text:span><text:span text:style-name="T184">[</text:span><text:span text:style-name="T185">u</text:span><text:span text:style-name="T184">]</text:span><text:span text:style-name="T185">izon dena bequinbatez, Izan cela concebituric Espiritu Saintu Jeynaren Obraz; Bigarna, Sines </text:span><text:span text:style-name="T186">Sortu cela</text:span><text:span text:style-name="T187"> Ama Berginaganic</text:span>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6">Gómez, Ricardo. 1991. Erronkarierazko dotrina argitaragabe bat: Edizioa eta azterketa. </text:span><text:span text:style-name="T250">International Journal of Basque Linguistics and Philology</text:span><text:span text:style-name="T251"> [ASJU] Special Issue 14(1). 375</text:span><text:span text:style-name="T25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urgarna, Sines <text:span text:style-name="T1">Sausi cela</text:span> Linbuetra, Cantic Idoqui ztiela Patriaraquen Arimac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6">Gómez, Ricardo. 1991. Erronkarierazko dotrina argitaragabe bat: Edizioa eta azterketa. </text:span><text:span text:style-name="T250">International Journal of Basque Linguistics and Philology</text:span><text:span text:style-name="T251"> [ASJU] Special Issue 14(1). 375</text:span><text:span text:style-name="T25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na, Sines Cantic Irurgarren egunean <text:span text:style-name="T1">Resucitatu cela</text:span>; Seygarna, Sines Igan cela Ceurietar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6">Gómez, Ricardo. 1991. Erronkarierazko dotrina argitaragabe bat: Edizioa eta azterketa. </text:span><text:span text:style-name="T250">International Journal of Basque Linguistics and Philology</text:span><text:span text:style-name="T251"> [ASJU] Special Issue 14(1). 375</text:span><text:span text:style-name="T25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augarna, Sines Cantic Irurgarren egunean Resucitatu cela; Seygarna, Sines <text:span text:style-name="T1">Igan cela</text:span> Ceurietara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6">Gómez, Ricardo. 1991. Erronkarierazko dotrina argitaragabe bat: Edizioa eta azterketa. </text:span><text:span text:style-name="T250">International Journal of Basque Linguistics and Philology</text:span><text:span text:style-name="T251"> [ASJU] Special Issue 14(1). 375</text:span><text:span text:style-name="T25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ina borontean, bigarna aoan, irorgarna burarretan, <text:span text:style-name="T1">mincetan grelaric</text:span> gore Jein eta Juangoico Jeinarequi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6">Gómez, Ricardo. 1991. Erronkarierazko dotrina argitaragabe bat: Edizioa eta azterketa. </text:span><text:span text:style-name="T250">International Journal of Basque Linguistics and Philology</text:span><text:span text:style-name="T251"> [ASJU] Special Issue 14(1). 375</text:span><text:span text:style-name="T25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orontetic bioceara, biocetic ezquerreco soinneara, ezquerrecotic escoinecoara, <text:span text:style-name="T1">mincetan grelaric</text:span> Trinitate Saintu Jeinnarequi</text:p>
          </table:table-cell>
          <table:table-cell table:style-name="ce13" office:value-type="string" calcext:value-type="string">
            <text:p>Hualde Mayo’s doctrine (1869)</text:p>
          </table:table-cell>
          <table:table-cell table:style-name="ce9" office:value-type="string" calcext:value-type="string">
            <text:p><text:span text:style-name="T246">Gómez, Ricardo. 1991. Erronkarierazko dotrina argitaragabe bat: Edizioa eta azterketa. </text:span><text:span text:style-name="T250">International Journal of Basque Linguistics and Philology</text:span><text:span text:style-name="T251"> [ASJU] Special Issue 14(1). 375</text:span><text:span text:style-name="T252">–426.</text:span>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(6)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ta leheneko aldietan bezala, <text:span text:style-name="T1">agertuko zare</text:span> usaiako tokirat</text:p>
          </table:table-cell>
          <table:table-cell table:style-name="ce13" office:value-type="string" calcext:value-type="string">
            <text:p>Arrangoitze letter (1881)</text:p>
          </table:table-cell>
          <table:table-cell table:style-name="ce9" office:value-type="string" calcext:value-type="string">
            <text:p>Duhalde, Maitena. 2021. Arrangoitzeko euskararen bilakaera Kanadara igorri gutun pribatu baten argitan. <text:span text:style-name="T60">Fontes Linguae Vasconum</text:span> 131. 89<text:span text:style-name="T212">–11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akit bertzerik <text:span text:style-name="T1">atheratuko den</text:span>, zeren orai hoik gargo<text:span text:style-name="T13">[</text:span>ro<text:span text:style-name="T13">]</text:span> handituzkoak dire nere ustez</text:p>
          </table:table-cell>
          <table:table-cell table:style-name="ce13" office:value-type="string" calcext:value-type="string">
            <text:p>Arrangoitze letter (1881)</text:p>
          </table:table-cell>
          <table:table-cell table:style-name="ce9" office:value-type="string" calcext:value-type="string">
            <text:p>Duhalde, Maitena. 2021. Arrangoitzeko euskararen bilakaera Kanadara igorri gutun pribatu baten argitan. <text:span text:style-name="T60">Fontes Linguae Vasconum</text:span> 131. 89<text:span text:style-name="T212">–11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 dakit noiz arthe bethi <text:span text:style-name="T1">igaran garen</text:span> noiz behar dugun kanporat juan eta oinon hola gare, ez dakit noiz arthe</text:p>
          </table:table-cell>
          <table:table-cell table:style-name="ce13" office:value-type="string" calcext:value-type="string">
            <text:p>Arrangoitze letter (1881)</text:p>
          </table:table-cell>
          <table:table-cell table:style-name="ce9" office:value-type="string" calcext:value-type="string">
            <text:p>Duhalde, Maitena. 2021. Arrangoitzeko euskararen bilakaera Kanadara igorri gutun pribatu baten argitan. <text:span text:style-name="T60">Fontes Linguae Vasconum</text:span> 131. 89<text:span text:style-name="T212">–111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nitate da araguiaren nahicunter jarraikitcia; eta desiratcia certzaz ere hain garrazki <text:span text:style-name="T1">gaztigatu içan behar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akinxier laket çaie bere burien aguertzia eta çuhurrac <text:span text:style-name="T1">deithu içati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mbatenaz haboro eta hobekiago beitakikeçu, hambatenaz garratzkiago <text:span text:style-name="T1">jujatu içanen cira</text:span>, saintukiago bicitcen ezpac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intzaz eracasten beiteicu behar dutugula haren bicitcia eta eguitatiac imitatu; <text:span text:style-name="T1">nahi baguira</text:span> eguiazki <text:span text:style-name="T1">argui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sseya cite</text:span> arren, çoure bihotzaren gaiça ikhousten direnen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unxa centçu gabia da, salbamentiari so eztauden gaicer <text:span text:style-name="T1">estecatcen den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c du guduca azcarrago bat, çoina bere buriaren goitcera <text:span text:style-name="T1">isseyatcen denac</text:span>?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<text:span text:style-name="T1">estekatcenago beitira</text:span> jakitiari, eciez behar bezala bicitciari, hartacoz ardura inganatcen di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noula haboroac estekatcenago beitira jakitiari, eciez behar bezala bicitciari, hartacoz ardura <text:span text:style-name="T1">inganatc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ndi içatia tchercatcenago beitie eziez umil içatia, hartacoz bere phensamentietan khe bat beçala <text:span text:style-name="T1">ezdeusturen dir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Argudia cite</text:span> gogo hounez eta ichilic beha cite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gudia cite gogo hounez eta ichilic <text:span text:style-name="T1">beha cite</text:span> saintien hitzer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z flacu dena eta cerbait guisaz araguiaren nahicunterara erortoki, nekez <text:span text:style-name="T1">daite</text:span> lurreco gudicietaric ossoki <text:span text:style-name="T1">sol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fida</text:span> çoure jakitatian, ez çoin nahibeita guiçonen antcian; bena bai lehenago Jincoaren gracian, çoinec umilac laguntcen beitutu, eta bera baithan fidatcen direnac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fida çoure jakitatian, ez çoin nahibeita guiçonen antcian; bena bai lehenago Jincoaren gracian, çoinec umilac laguntcen beitutu, eta bera baithan <text:span text:style-name="T1">fidatcen direnac</text:span> aphaltc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glorifica</text:span> çoure aberaxturçunetan, hanitz balin baduçu; ez etare çoure adichkidetan photerexu direlacoz, bena Jincoatan, çoinec oro emaiten beiteizcu, eta ororen gagnetic bera eman nahi beitçaic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çitiala glorifica çoure aberaxturçunetan, hanitz balin baduçu; ez etare çoure adichkidetan photerexu direlacoz, bena Jincoatan, çoinec oro emaiten beiteizcu, eta ororen gagnetic bera <text:span text:style-name="T1">eman nahi beitçaic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5) [past participle + <text:span text:style-name="T60">nahi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zçitiala handi</text:span> çoure khorpitzaren handitarçunaz edo edertarçunaz, çoin eritarçun tchipi batec ahitcen eta itchousten beit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ogotic ounhesten dugu <text:span text:style-name="T1">imprima dadin</text:span> Jesu-Kristen Imitacionia, çuberouco uscaralat berriz utzul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elkhi den libururic ederrena, escriptura sainta berhez <text:span text:style-name="T1">uzten delari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<text:span text:style-name="T1">erran ahal daite</text:span>, erliac lilien cocoxetic eztigueya bilcen dian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3) [verb root + <text:span text:style-name="T60">ahal</text:span>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ura orhatu eta <text:span text:style-name="T1">adelatu diala</text:span>, hantic arimaren beharrune gucientzat errekeitu berheci baten emaiteco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ahi genuke arrax oroz, othoitciaren aitcinetic edo ondotic, <text:span text:style-name="T1">iracour ledin</text:span> capitulu bat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<text:span text:style-name="T1">ikhousten direnen</text:span> amouriotic soltatçera, eta ecin ikhousten direnetarat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sseya cite arren, çoure bihotzaren gaiça ikhousten direnen amouriotic soltatçera, eta ecin <text:span text:style-name="T1">ikhousten direnetarat</text:span> igain eraciter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uçula hanitz jakiteco nahicunte handiegui bat, ceren ezpiritiaren barreiadura, eta inganio handiric han <text:span text:style-name="T1">edireiten beit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citiala arren handious içan çoure jakitatiaz: bena loxa ukhen eçaçu <text:span text:style-name="T1">eman içan çaiçun</text:span> eçagutz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<text:span text:style-name="T1">ta behar gaitzexi</text:span> jakitatia edo gaicen eçagutce simplia, çoin beraurtan houn beit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Eguin behar direnen</text:span> aitcinetic ikhoustia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a behar elhe ez gogocounte orori bere senhestia eman; bena gaiçac <text:span text:style-name="T1">behar dira</text:span> luçaz eta cincinki Jincoaren aitcinian <text:span text:style-name="T1">pheça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las, ardura sinhesten eta <text:span text:style-name="T1">erraiten da</text:span> ehikiago gaizkia eciez houna, besteentaco; hainbeste beikira flacu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gente çuhurrec eztutie ehignera sinhesten elhe errailiac oro: ceren beitakie guiçonaren ejoguidura gaizkialat <text:span text:style-name="T1">ekharri de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uhurtcia da orano, nournahiren elhen ez sinhestia, eta entzun eta <text:span text:style-name="T1">sinhexi diren</text:span> gaicen, besten beharrietara ez berhala ichourtc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ia <text:span text:style-name="T1">da behar</text:span>, escriptura saintan <text:span text:style-name="T1">tcherkhatu</text:span>, ez elhen edertaçun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3) [past participle + <text:span text:style-name="T60">behar</text:span>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racourtu ere behar du escriptura saintac, <text:span text:style-name="T1">eguin içan den</text:span> ezpiritu beri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in gogo hounez behar dutugu iracourtu libru debotac eta simpliac, noula goraki eta jakitereki <text:span text:style-name="T1">eguin içan direnac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2) [past participle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eçaçula galtha nourc erraiten dian, bena gogoa emaçu cer <text:span text:style-name="T1">erraiten d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er nahibeita guisaz guiçonac cerbait gaizki asmatcen badu, berhala bere beithan erreus <text:span text:style-name="T1">bilhatcen d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hechatcen ere da arhinzki, nahi diana <text:span text:style-name="T1">eguiten ezçayonia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ri da guiçonen eskietaric <text:span text:style-name="T1">elkhi den</text:span> libururic ederrena, escriptura sainta berhez uzten delaric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<text:span text:style-name="T1">bilcen dian</text:span> beçala, liburu hounen eguiliac bildu diala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na erran ahal daite, erliac lilien cocoxetic eztigueya bilcen dian beçala, liburu hounen eguiliac <text:span text:style-name="T1">bildu diala</text:span> escriptura saintaren bihotzuni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orhit cite erran çahar hounez, ez<text:span text:style-name="T1">tela</text:span> beguia <text:span text:style-name="T1">assetcen</text:span>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chil bite</text:span> dotorac, mutu bite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<text:span text:style-name="T1">mutu bite</text:span> creaturac oro çoure aitcinian, eta çu cihaur mintza zakiztadal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piritu chahu, simple, eta fermo bat ez<text:span text:style-name="T1">ta</text:span> eguiteco hanitzetan <text:span text:style-name="T1">barreiatcen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Çoumbat ez<text:span text:style-name="T1">tira</text:span> mundian jakite vano batez <text:span text:style-name="T1">galtcen</text:span>, Jincoaren cerbutchiaz acholic eztielacoz!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içonac <text:span text:style-name="T1">igaraiten dira</text:span>, bena Jincoaren eguiac bethi iraiten du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e buriari ossoki <text:span text:style-name="T1">hil eztena</text:span> berhala tentaturic eta garhaituric da, gaiça tchipi eta char elibateta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dura <text:span text:style-name="T1">orhit cite</text:span> erran çahar hounez, eztela beguia assetcen so eguitez ez beharria entzutez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obe da eguiazki Jincoa cerbutchatcen dian laborari umil bat, eciez filosofo urguluxu bat, çoinec bere arimaren arrancura utziric, celuco içarren lasterrac <text:span text:style-name="T1">gogouatcen beitutu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0) [past participle + <text:span text:style-name="T60">uk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uri ere Verbo eternala <text:span text:style-name="T1">mintçatcen beita</text:span>, houra hanitz nahasduratic escantzutcen da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chil bite dotorac, mutu bite creaturac oro çoure aitcinian, eta çu cihaur <text:span text:style-name="T1">mintza zakiztadala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aiça segura da azken judicioco egunian etzaicula galthatu içanen, cer iracourtu dugun, bena bai cer eguin dugun; ez çoinen ounxa <text:span text:style-name="T1">mintçatu guiren</text:span>, bena bai çoinen debotki bici içan guiren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stec diticie orai hen carguiac, eta eztakit hetzaz <text:span text:style-name="T1">orhitcen</text:span> ere <text:span text:style-name="T1">direnez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Jincoa hanitz maneriaz <text:span text:style-name="T1">mintzatcen çaicu</text:span>, ihouren berhezkeriaric eguin gabe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Umileki eta simpleki, deboteki eta pherestieki içan cite ardura; eta hounialat erakharten dien gaicetzaz <text:span text:style-name="T1">mintza cite</text:span></text:p>
          </table:table-cell>
          <table:table-cell table:style-name="ce13" office:value-type="string" calcext:value-type="string">
            <text:p>Intxauspe’s <text:span text:style-name="T60">Jesu-Kristen imitacionia</text:span> (1883)</text:p>
          </table:table-cell>
          <table:table-cell table:style-name="ce9" office:value-type="string" calcext:value-type="string">
            <text:p>Intxauspe, Emmanuel. 1883. <text:span text:style-name="T60">Jesu-Kristen imitacionia</text:span>. Baiona: Lamaignère.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(7) Very close to literary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4 (very 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garren gazeta <text:span text:style-name="T1">igorria izanen da</text:span> gaurkua bezala hainitz presuneri, partikularki herrietako konseiluko jauneri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ertze aldiko gazetan emanen ditugu, eskual herriko merkatu handienetan, abonamenduen errezibitzeko, <text:span text:style-name="T1">kargatuak izanen diren</text:span> presunen izenak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nan <text:span text:style-name="T1">othoiztatuac izan dire</text:span>, promes ederrez inguratuac, eman dute beren hitza eta atchiki; azken aldico segur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ain beretik <text:span text:style-name="T1">errezibitzen dire</text:span> abonamenduak adreza hunta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Frantzian urte buru batetic bertzeat <text:span text:style-name="T1">saltzen da</text:span> hamar edo hamabi miliunen bakalau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hain hori ez <text:span text:style-name="T12">da</text:span> itshaso guzietan kausitzen; arrantza handienak <text:span text:style-name="T1">egiten dire</text:span> Ameriketako irla batean zoina deithzen baitugu Ternu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itzazkegu condena flacatu direnac; <text:span text:style-name="T1">itzulico zauzkigu</text:span>, segur, helduden bozketa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57">Ordre tirano horren pean </text:span><text:span text:style-name="T158">erabili dire</text:span><text:span text:style-name="T188"> etchez etche, othoizca </text:span><text:span text:style-name="T189">– ez dakit belhaunicatu den cembeit – cer nahi pentsatuz, cer nahi erranez</text:span>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phezarena, erlijioneari <text:span text:style-name="T1">behatcen diren</text:span> kestione gucieta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eputatuen ganbaran <text:span text:style-name="T1">pasatu da</text:span> egun haukietan lege berri bat zoinen medioz: kampo erresumetarik Frantzian sartuko den ogi biiak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Deputatuen ganbaran pasatu da egun haukietan lege berri bat zoinen medioz: kampo erresumetarik Frantzian <text:span text:style-name="T1">sartuko den</text:span> ogi biiak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rhain hori ez <text:span text:style-name="T1">da</text:span> itshaso guzietan <text:span text:style-name="T1">kausitzen</text:span>; arrantza handienak egiten dire Ameriketako irla batean zoina deithzen baitugu Ternu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entseguez nahico dugu zuen etchetan bethi <text:span text:style-name="T1">ager diten</text:span> Eskual herrico usantcha zaharrac; gure ahal guciaz defendiatuco ditugu zuen intresac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dakigu denec cer conditionetan <text:span text:style-name="T1">agertu den</text:span> Morde Joanthoren icen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34,000 botz horiec han izanen dire fidelki lehen eleccione yeneraletan; horiec <text:span text:style-name="T1">yuntatuco dire</text:span>; 6,000 botz emaile aurthen bozcatu ez direnac eta churi direnac segurki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hen orenan <text:span text:style-name="T1">trichtatu gare</text:span>, bainan gutienic ez gire lotsa ethorkitzuneco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duco Errepublicaren obrac <text:span text:style-name="T1">mintzatuco dire</text:span> berac eta goraki gure alde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skualdun langileak eta laborariak ikhusten duzue beraz deputatu churiak zuetaz <text:span text:style-name="T1">okupatzen direla</text:span> Parisen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Churiac berac <text:span text:style-name="T1">estonatu ciren</text:span> Morde Joanthoren agertceaz; casic denac, batzu bihotcez, bertceac bortchaz, preparatuac ginen botzen ez emaitera</text:p>
          </table:table-cell>
          <table:table-cell table:style-name="ce13" office:value-type="string" calcext:value-type="string">
            <text:p><text:span text:style-name="T60">Escualduna</text:span> newspaper (1887)</text:p>
          </table:table-cell>
          <table:table-cell table:style-name="ce9" office:value-type="string" calcext:value-type="string">
            <text:p>Etxeberri, Louis &amp; Jean Hiriart-Urruti. 1887. <text:span text:style-name="T60">Escualduna – Le basque: Journal basque-français</text:span>. Bayonne/Baiona: A. Lamaignère.</text:p>
          </table:table-cell>
          <table:table-cell office:value-type="string" calcext:value-type="string">
            <text:p>News report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2 (regular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60">Geexina gure neskato izanari mila goraintziak </text:span><text:span text:style-name="T61">ezkondu den</text:span><text:span text:style-name="T13">[…]</text:span><text:span text:style-name="T60">; horra dazkigun berri guziak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3">Kamino, Peio &amp; Patxi Salaberri. 2006. Luzaideko eta Ondarrolako hiru gutun. </text:span><text:span text:style-name="T254">Fontes Linguae Vasconum</text:span><text:span text:style-name="T255"> 101. 95</text:span><text:span text:style-name="T252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husi dugu hanitz jende <text:span text:style-name="T1">hil dela</text:span> eta desiratzen ginuen gure etxeko ahaiden berriak xeheki jakitiaz 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3">Kamino, Peio &amp; Patxi Salaberri. 2006. Luzaideko eta Ondarrolako hiru gutun. </text:span><text:span text:style-name="T254">Fontes Linguae Vasconum</text:span><text:span text:style-name="T255"> 101. 95</text:span><text:span text:style-name="T252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150">Don Paskualek ideia du jiteko Ahazparneraino tur bat fite. Menturaz maiatzian </text:span><text:span text:style-name="T190">phastuko da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3">Kamino, Peio &amp; Patxi Salaberri. 2006. Luzaideko eta Ondarrolako hiru gutun. </text:span><text:span text:style-name="T254">Fontes Linguae Vasconum</text:span><text:span text:style-name="T255"> 101. 95</text:span><text:span text:style-name="T252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Jose karpinterua <text:span text:style-name="T1">hil</text:span> izan <text:span text:style-name="T1">da</text:span>, eta karnabalak ere arras tristiak phasatu dira; Juan konserbakua itho zen Uruguain bera(k) juanik edo bertzek jauzi eginarazirik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3">Kamino, Peio &amp; Patxi Salaberri. 2006. Luzaideko eta Ondarrolako hiru gutun. </text:span><text:span text:style-name="T254">Fontes Linguae Vasconum</text:span><text:span text:style-name="T255"> 101. 95</text:span><text:span text:style-name="T252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Jose karpinterua hil izan da, eta karnabalak ere arras tristiak <text:span text:style-name="T1">phasatu dira</text:span>; Juan konserbakua itho zen Uruguain bera(k) juanik edo bertzek jauzi eginarazirik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3">Kamino, Peio &amp; Patxi Salaberri. 2006. Luzaideko eta Ondarrolako hiru gutun. </text:span><text:span text:style-name="T254">Fontes Linguae Vasconum</text:span><text:span text:style-name="T255"> 101. 95</text:span><text:span text:style-name="T252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Jose karpinterua hil izan da, eta karnabalak ere arras tristiak phasatu dira; Juan konserbakua <text:span text:style-name="T1">itho zen</text:span> Uruguain bera(k) juanik edo bertzek jauzi eginarazirik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3">Kamino, Peio &amp; Patxi Salaberri. 2006. Luzaideko eta Ondarrolako hiru gutun. </text:span><text:span text:style-name="T254">Fontes Linguae Vasconum</text:span><text:span text:style-name="T255"> 101. 95</text:span><text:span text:style-name="T252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191">Juanes zaharraren phartez arrebari goraintzi Ondarlara, berriak jakin nahia dela, eta Piarre Ttipiak miliunka Josepe Ezkerrarekin xinhaurri hiltzen ari direla eta erdi lotsatuak direla, nahi luketela jakin </text:span><text:span text:style-name="T192">bueltatuko den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3">Kamino, Peio &amp; Patxi Salaberri. 2006. Luzaideko eta Ondarrolako hiru gutun. </text:span><text:span text:style-name="T254">Fontes Linguae Vasconum</text:span><text:span text:style-name="T255"> 101. 95</text:span><text:span text:style-name="T252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191">Mila goraintzi gutaz galdatzen duten guzier; </text:span><text:span text:style-name="T192">gelditzen gira</text:span><text:span text:style-name="T191"> arrapostuaren espero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3">Kamino, Peio &amp; Patxi Salaberri. 2006. Luzaideko eta Ondarrolako hiru gutun. </text:span><text:span text:style-name="T254">Fontes Linguae Vasconum</text:span><text:span text:style-name="T255"> 101. 95</text:span><text:span text:style-name="T252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osagarria arras ona da eta desiratzen dautzug<text:span text:style-name="T13">[</text:span>u<text:span text:style-name="T13">]</text:span> abantail beraz goza ziten orai eta bethi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3">Kamino, Peio &amp; Patxi Salaberri. 2006. Luzaideko eta Ondarrolako hiru gutun. </text:span><text:span text:style-name="T254">Fontes Linguae Vasconum</text:span><text:span text:style-name="T255"> 101. 95</text:span><text:span text:style-name="T252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93" office:value-type="string" calcext:value-type="string">
            <text:p><text:span text:style-name="T60">Bixkaineko familiain eta Ortxaixeneko familia</text:span><text:span text:style-name="T13">[</text:span><text:span text:style-name="T60">i</text:span><text:span text:style-name="T13">]</text:span><text:span text:style-name="T60">n berriak, Unhaianekuez (Unhaianekuek), Gallurrukuak, aita hanitz </text:span><text:span text:style-name="T61">orhoitzen dela</text:span><text:span text:style-name="T60"> gaztiaz</text:span></text:p>
          </table:table-cell>
          <table:table-cell table:style-name="ce13" office:value-type="string" calcext:value-type="string">
            <text:p>Manex and Franziska Gaztanbide’s letters (1893)</text:p>
          </table:table-cell>
          <table:table-cell table:style-name="ce9" office:value-type="string" calcext:value-type="string">
            <text:p><text:span text:style-name="T253">Kamino, Peio &amp; Patxi Salaberri. 2006. Luzaideko eta Ondarrolako hiru gutun. </text:span><text:span text:style-name="T254">Fontes Linguae Vasconum</text:span><text:span text:style-name="T255"> 101. 95</text:span><text:span text:style-name="T252">–108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19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Martxede eskatu zitzauna egin balau, <text:span text:style-name="T1">ezren enuxaten</text:span> eta xarrekiten zren adexkidetarzun berart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6">Estornés Lasa, José. 1984. Mendigatxa’k Azkue’ri kartak (1902-1916) eta Erronkari’ko uskaratik utzulpen ta goarpenak. </text:span><text:span text:style-name="T257">Fontes Linguae Vasconum</text:span><text:span text:style-name="T258"> 43. </text:span><text:span text:style-name="T25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Leku egongiuarengatik, <text:span text:style-name="T1">ankartu zren</text:span> bi emazte; batak zion iror ogei ta zortzi urte; eta berziak ogei ta borz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6">Estornés Lasa, José. 1984. Mendigatxa’k Azkue’ri kartak (1902-1916) eta Erronkari’ko uskaratik utzulpen ta goarpenak. </text:span><text:span text:style-name="T257">Fontes Linguae Vasconum</text:span><text:span text:style-name="T258"> 43. </text:span><text:span text:style-name="T25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ero, trenprareki <text:span text:style-name="T1">gaintu</text:span> emon <text:span text:style-name="T1">zren</text:span>, gaztiak zarretaz; eta faiten emon zren zarrak zauden etseko bortara, kantatra berze kantxoin xunto oiltan daudana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6">Estornés Lasa, José. 1984. Mendigatxa’k Azkue’ri kartak (1902-1916) eta Erronkari’ko uskaratik utzulpen ta goarpenak. </text:span><text:span text:style-name="T257">Fontes Linguae Vasconum</text:span><text:span text:style-name="T258"> 43. </text:span><text:span text:style-name="T25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ai xa eztaud isartan oboro, solo xarrekitan nazala osagarri eta xateko ganu onareki; koneki <text:span text:style-name="T1">despeditan naz</text:span> Urrietakuaraino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6">Estornés Lasa, José. 1984. Mendigatxa’k Azkue’ri kartak (1902-1916) eta Erronkari’ko uskaratik utzulpen ta goarpenak. </text:span><text:span text:style-name="T257">Fontes Linguae Vasconum</text:span><text:span text:style-name="T258"> 43. </text:span><text:span text:style-name="T25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Ttik, ene gaztezutiuan, <text:span text:style-name="T1">erraiten zen</text:span> emaztek altarier eta saintiuer egiten zein erreberenziari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6">Estornés Lasa, José. 1984. Mendigatxa’k Azkue’ri kartak (1902-1916) eta Erronkari’ko uskaratik utzulpen ta goarpenak. </text:span><text:span text:style-name="T257">Fontes Linguae Vasconum</text:span><text:span text:style-name="T258"> 43. </text:span><text:span text:style-name="T25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izon bilgune batian, batek ezbadu elerik erran, karentako <text:span text:style-name="T1">erraiten da</text:span> anitx gisatra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6">Estornés Lasa, José. 1984. Mendigatxa’k Azkue’ri kartak (1902-1916) eta Erronkari’ko uskaratik utzulpen ta goarpenak. </text:span><text:span text:style-name="T257">Fontes Linguae Vasconum</text:span><text:span text:style-name="T258"> 43. </text:span><text:span text:style-name="T25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naxe ilik dauden arima guziuentako elizan <text:span text:style-name="T1">egiten dra</text:span> funzione andi bana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6">Estornés Lasa, José. 1984. Mendigatxa’k Azkue’ri kartak (1902-1916) eta Erronkari’ko uskaratik utzulpen ta goarpenak. </text:span><text:span text:style-name="T257">Fontes Linguae Vasconum</text:span><text:span text:style-name="T258"> 43. </text:span><text:span text:style-name="T25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n xa estaud obro isartan, baizik, orri zerbutxatu naz betik <text:span text:style-name="T1">baratan nazala</text:span> gose andi bateki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6">Estornés Lasa, José. 1984. Mendigatxa’k Azkue’ri kartak (1902-1916) eta Erronkari’ko uskaratik utzulpen ta goarpenak. </text:span><text:span text:style-name="T257">Fontes Linguae Vasconum</text:span><text:span text:style-name="T258"> 43. </text:span><text:span text:style-name="T25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ztaud isartan obro, ezik betik <text:span text:style-name="T1">baratan naz</text:span> gisa berian, aiketa Mayatzekuaraino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6">Estornés Lasa, José. 1984. Mendigatxa’k Azkue’ri kartak (1902-1916) eta Erronkari’ko uskaratik utzulpen ta goarpenak. </text:span><text:span text:style-name="T257">Fontes Linguae Vasconum</text:span><text:span text:style-name="T258"> 43. </text:span><text:span text:style-name="T25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osetxaren biltako tenpran, <text:span text:style-name="T1">ezta baratan</text:span> gentia gay eta egun, nola tenpra baidigu llabur, aprobetxatiagati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6">Estornés Lasa, José. 1984. Mendigatxa’k Azkue’ri kartak (1902-1916) eta Erronkari’ko uskaratik utzulpen ta goarpenak. </text:span><text:span text:style-name="T257">Fontes Linguae Vasconum</text:span><text:span text:style-name="T258"> 43. </text:span><text:span text:style-name="T25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alako gisan sartu emon zitzabein lotsa, <text:span text:style-name="T1">ezbaizren erkiten</text:span> este, biltan zreneti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6">Estornés Lasa, José. 1984. Mendigatxa’k Azkue’ri kartak (1902-1916) eta Erronkari’ko uskaratik utzulpen ta goarpenak. </text:span><text:span text:style-name="T257">Fontes Linguae Vasconum</text:span><text:span text:style-name="T258"> 43. </text:span><text:span text:style-name="T25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Kalako gisan sartu emon zitzabein lotsa, ezbaizren erkiten este, <text:span text:style-name="T1">biltan zrenetik</text:span>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6">Estornés Lasa, José. 1984. Mendigatxa’k Azkue’ri kartak (1902-1916) eta Erronkari’ko uskaratik utzulpen ta goarpenak. </text:span><text:span text:style-name="T257">Fontes Linguae Vasconum</text:span><text:span text:style-name="T258"> 43. </text:span><text:span text:style-name="T25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nixko ganuareki nago xakin nay, ya orri <text:span text:style-name="T1">sontuto denez</text:span> edo nola dago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6">Estornés Lasa, José. 1984. Mendigatxa’k Azkue’ri kartak (1902-1916) eta Erronkari’ko uskaratik utzulpen ta goarpenak. </text:span><text:span text:style-name="T257">Fontes Linguae Vasconum</text:span><text:span text:style-name="T258"> 43. </text:span><text:span text:style-name="T25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ndorian bi goxez erori zen izotz bat kartxirietan talatu baizaizkugun alubiak eta gaiza tierno guziuak <text:span text:style-name="T1">exartu dira</text:span>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6">Estornés Lasa, José. 1984. Mendigatxa’k Azkue’ri kartak (1902-1916) eta Erronkari’ko uskaratik utzulpen ta goarpenak. </text:span><text:span text:style-name="T257">Fontes Linguae Vasconum</text:span><text:span text:style-name="T258"> 43. </text:span><text:span text:style-name="T25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n kuetan nago sendimentu pikor bateki; orai gunean <text:span text:style-name="T1">il zitzaitadan</text:span> ñore mentian adexkiderik andien ekun duana, iri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6">Estornés Lasa, José. 1984. Mendigatxa’k Azkue’ri kartak (1902-1916) eta Erronkari’ko uskaratik utzulpen ta goarpenak. </text:span><text:span text:style-name="T257">Fontes Linguae Vasconum</text:span><text:span text:style-name="T258"> 43. </text:span><text:span text:style-name="T25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l zen</text:span> minik bage; solo irur egun igari zion oyan; berak eskatruk, errezibitu ztion sakramentu saintu guziua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6">Estornés Lasa, José. 1984. Mendigatxa’k Azkue’ri kartak (1902-1916) eta Erronkari’ko uskaratik utzulpen ta goarpenak. </text:span><text:span text:style-name="T257">Fontes Linguae Vasconum</text:span><text:span text:style-name="T258"> 43. </text:span><text:span text:style-name="T25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Nola ezbaitud ekun orren kartarik, min artu zionaz gero, betik nago xakin nay <text:span text:style-name="T1">sontotu zenez</text:span> ote; eta zertan daraman berorren lan andia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6">Estornés Lasa, José. 1984. Mendigatxa’k Azkue’ri kartak (1902-1916) eta Erronkari’ko uskaratik utzulpen ta goarpenak. </text:span><text:span text:style-name="T257">Fontes Linguae Vasconum</text:span><text:span text:style-name="T258"> 43. </text:span><text:span text:style-name="T25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nke erraiten daitadala daigun udan xinen dela kona gaizak onki <text:span text:style-name="T1">erkiten bazazkau</text:span> ilabete batentako, kemenko uren artra, ene eta iror edo lauren lagungiuareki, tenpra guziuan uskaraz ele erraiteko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6">Estornés Lasa, José. 1984. Mendigatxa’k Azkue’ri kartak (1902-1916) eta Erronkari’ko uskaratik utzulpen ta goarpenak. </text:span><text:span text:style-name="T257">Fontes Linguae Vasconum</text:span><text:span text:style-name="T258"> 43. </text:span><text:span text:style-name="T25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ero orrek ekusen du zer egin biar dion; <text:span text:style-name="T1">ezgra gatxiten</text:span> noranai fan dein, badakigu ñork ere eztakiola obeki, bapana berark, gaizak nola komeni zazk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6">Estornés Lasa, José. 1984. Mendigatxa’k Azkue’ri kartak (1902-1916) eta Erronkari’ko uskaratik utzulpen ta goarpenak. </text:span><text:span text:style-name="T257">Fontes Linguae Vasconum</text:span><text:span text:style-name="T258"> 43. </text:span><text:span text:style-name="T25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un ketan <text:span text:style-name="T1">guartu nintzen</text:span> ortaz, konsentitu nion, xa, eznaula eskribiten obrorik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6">Estornés Lasa, José. 1984. Mendigatxa’k Azkue’ri kartak (1902-1916) eta Erronkari’ko uskaratik utzulpen ta goarpenak. </text:span><text:span text:style-name="T257">Fontes Linguae Vasconum</text:span><text:span text:style-name="T258"> 43. </text:span><text:span text:style-name="T25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Orai gunian <text:span text:style-name="T1">guartu nintzen</text:span>, nola ene Ama zenak (Jangeikoak bere zeurian dakala) kontatan zaitadan</text:p>
          </table:table-cell>
          <table:table-cell table:style-name="ce13" office:value-type="string" calcext:value-type="string">
            <text:p>Mariano Mendigatxa’s letters (1902-1916)</text:p>
          </table:table-cell>
          <table:table-cell table:style-name="ce9" office:value-type="string" calcext:value-type="string">
            <text:p><text:span text:style-name="T256">Estornés Lasa, José. 1984. Mendigatxa’k Azkue’ri kartak (1902-1916) eta Erronkari’ko uskaratik utzulpen ta goarpenak. </text:span><text:span text:style-name="T257">Fontes Linguae Vasconum</text:span><text:span text:style-name="T258"> 43. </text:span><text:span text:style-name="T259">55–127.</text:span>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(2)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Roncalese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7) Antipassive</text:p>
          </table:table-cell>
          <table:table-cell office:value-type="string" calcext:value-type="string">
            <text:p>(3) Transitive-antipassive altern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zan zen arrestatua</text:span> eta Baionarat erema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Larregain <text:span text:style-name="T1">izan zen</text:span> beraz <text:span text:style-name="T1">kondenatua</text:span> itzalerat sei ilabeterentz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dez erdirat orduko <text:span text:style-name="T1">izan zen arrestatua</text:span> galdatzen ziolarik gizon kasketadun batek “Votre billet”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zkenean ezaguturik noikin zuen opera, <text:span text:style-name="T1">izan zen egorria</text:span>; treinaz etori naia, oinez ets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zan zen aRrestatua</text:span> eta Bayonarat erema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re LaRegain <text:span text:style-name="T1">izan zen</text:span> beraz <text:span text:style-name="T1">kondenatua</text:span> itzalera sei ilabeterentz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ide erdirat oRduko <text:span text:style-name="T1">izan zen aRestatua</text:span> galdatzen ziolarik gizon kasketadun batek “Votre billet”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zkenean ezaguturik noikin zuen opera, <text:span text:style-name="T1">izan zen egoRia</text:span>; treinaz etoRi naia, oinez et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Bestitzen da</text:span> soldado arropan. Aitak [ematen dio] zaldia eta behar duen diru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ak zer egiten du ikusteko ian kuraya izanen zuen: bide lazterretz <text:span text:style-name="T1">ateratzen zayo</text:span> bid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4) Reflex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onako patroina <text:span text:style-name="T1">deitzen da</text:span> Saint Leon saindu haundiagorik eztut senti nehon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ur haurra zelarik, mutil bezala zagon Bastoinea <text:span text:style-name="T1">deitzen den</text:span> etxe batean, egonaren medioz etxekotu ondoan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nohako eremuetan Atxulai deitzen dugun mendixka baten hegalean <text:span text:style-name="T1">ikusten da</text:span> kapera ttipi bat itxuraz gauza guti, bizkitartean urhun ageri de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ionatik haxirik, Urdazuriraino ez <text:span text:style-name="T1">da</text:span> herri bat nundik <text:span text:style-name="T1">ikusten</text:span> ez baita kapera xuri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iazki lekhu xarmagarria da; lekhu aiphatuenak kurriturik ere, ezin <text:span text:style-name="T1">hauta ziteken</text:span> toki ederragorik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k dakiguna da, duela hurbil berrehun bat urthe, han bizi zela ermitau saindu bat Jean Batiste Beherekotxea <text:span text:style-name="T1">deitzen zena</text:span>, Ainhoa Gorritiko etxean sortua ze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yonako patroina <text:span text:style-name="T1">deitzen da</text:span> San Leon saindu aundiagorik ez dut senti nehon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HauR hauRa zelatik, mutil bezala zagon Bastoina <text:span text:style-name="T1">deitzen den</text:span> etxe batean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-inohako eremuetan Atxulai deitzen dugun mendixka baten hegalean <text:span text:style-name="T1">ikusten da</text:span> kapera ttipi bat itxuraz gauza guti, bizkitaRtean urhun ageri de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yonatik hasirik, URdazuraino ez <text:span text:style-name="T1">da</text:span> heRi bat nundik <text:span text:style-name="T1">ikusten</text:span> ez baita kapera xuri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giazki lekhu xaRmagaRia da; leku aiphatuenak kuRiturik ere, ezin <text:span text:style-name="T1">hauta ziteken</text:span> toki edeRagorik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) [verb root + *<text:span text:style-name="T60">edi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Guk dakiguna da, duela huRbil beRehun bat uRthe, ham bizi zela ermitau saindu bat Jean Batiste Beherekotxea <text:span text:style-name="T1">deitzen zena</text:span>, Ainhoa GoRitiko etxean soRtua zena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Erraiten dio: ‘Bizia ala moltza!’ <text:span text:style-name="T1">Itzultzen da</text:span> iziturik e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<text:span text:style-name="T1">Izitu naiz</text:span> aita ohoin bat ateratu zai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Izitu naiz aita ohoin bat <text:span text:style-name="T1">ateratu zait</text:span>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Aita badoha bertzeari bezala erraiten dio: ‘bizi ala moltza’. <text:span text:style-name="T1">Itzultzen da</text:span> berehala et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41" office:value-type="string" calcext:value-type="string">
            <text:p>Ba aita ohoin bat <text:span text:style-name="T1">ateratu zait</text:span>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Aitak zeR egiten du ikusteko ia kuraya izanen zuen: bide lazteRetz <text:span text:style-name="T1">ateratzen zayo</text:span> bid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Eraiten dio: ‘Bizia ala moltza!’<text:span text:style-name="T1"> Itzultzen da</text:span> iziturik et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<text:span text:style-name="T1">Izitu naiz</text:span> aita ohoin bat ateratu zai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Izitu naiz aita ohoin bat <text:span text:style-name="T1">ateratu zait</text:span>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Aita badoha beRtze hari bezala eRaiten dio: ‘bizia ala moltza’. <text:span text:style-name="T1">Itzultzen da</text:span> bereala etxerat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5" office:value-type="string" calcext:value-type="string">
            <text:p>‘HoR haiz I ere’. ‘Ba aita ohoin bat <text:span text:style-name="T1">ateratu zait</text:span>’.</text:p>
          </table:table-cell>
          <table:table-cell table:style-name="ce13" office:value-type="string" calcext:value-type="string">
            <text:p>Recordings by Rudolf Trebitsch (1913) (1)</text:p>
          </table:table-cell>
          <table:table-cell table:style-name="ce9" office:value-type="string" calcext:value-type="string">
            <text:p>Etxebarria, Jose M. 1990. Las grabaciones en euskera de la fonoteca de Viena, II. Grabaciones en dialecto labortano. <text:span text:style-name="T60">Anuario de Eusko Folklore</text:span> 36. 59<text:span text:style-name="T212">–64.</text:span>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(1) Very close to oral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Navarrese-Lapurdia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3">Düala hogei bat urte, jakinik Larrainen telefona </text:span><text:span text:style-name="T194">ezarririk izan zela</text:span><text:span text:style-name="T193">, jin zen Pello Otsagabirik oski berri elibatekin, behar zütüala Mauleko kosi bati telefonaz igorri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1) Pass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6) [past participle + -<text:span text:style-name="T60">a</text:span>(<text:span text:style-name="T60">k</text:span>) + <text:span text:style-name="T60">izan</text:span> (participle) + <text:span text:style-name="T60">izan</text:span> (auxiliary)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5">Ez dü, ene ustez, Jondane Petirik holako bidanjantik hartzen; zelüko </text:span><text:span text:style-name="T196">borta </text:span><text:span text:style-name="T197">hersi da</text:span><text:span text:style-name="T196"> eta arranoa nekez da han igara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5">Hiru dailariak xütitürik soz dagotza zer </text:span><text:span text:style-name="T198">diren ikusiko</text:span><text:span text:style-name="T195"> oro zoin lehiatürikago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21) [prospective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6">Nola </text:span><text:span text:style-name="T197">deitzen da</text:span><text:span text:style-name="T196"> delako gaxki egilea? dio etxeko jaun zaharrak, etxearen ikertzez, ez baitzüan nahi haatik holako aujami bati eman aterbea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6) Impersonal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6">Ezarri zütüan txilintxau erran delako alanbre mehean eta bera </text:span><text:span text:style-name="T197">hürrüntü ze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Etxe batetan <text:span text:style-name="T1">sartü zen</text:span> borta jo gabe, üdüri hil bat xutik, eta erran nolaz horra zen gaüko alojearen nahiz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6">Azkenoz Pello gaizoa hatsik ezin hartzera zoan, noiz gatü batetan trabatürik erori baitzen lüze bezain zabal sükalte erditara bai eta panparekin ferreta erdiz erdi </text:span><text:span text:style-name="T197">hautse ze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6">Espainiako hegiala heltü zenean izerdi llapa eta hatsalbo, </text:span><text:span text:style-name="T197">jarri zen</text:span><text:span text:style-name="T196"> hats hartzeko eta küia bere kantüan pausatü, eskü batez etxekitzen züalarik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8">Sartü zen</text:span><text:span text:style-name="T195"> tarte arte batetan, porrokiña</text:span><text:span text:style-name="T196">tzen zelarik eta denbora berean erbi bat elki zen tarta petik eta joan mendi maxelan harat iñazia bezain zalhe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5">Sartü zen tarte arte batetan, porrokiña</text:span><text:span text:style-name="T196">tzen zelarik eta denbora berean erbi bat </text:span><text:span text:style-name="T197">elki zen</text:span><text:span text:style-name="T196"> tarta petik eta joan mendi maxelan harat iñazia bezain zalhe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6">Erran baiko ematen dü sokari tirako ozen bat eta gainen Mariak mandoari pusako handi bat, bai eta mandoa petik tiratürik, gainetik pusatürik </text:span><text:span text:style-name="T197">larrütü zen</text:span><text:span text:style-name="T196"> eta Pello hareki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Pello eta mandoa <text:span text:style-name="T1">dirade larrütü</text:span>, Bai eta peko zolan biak zale sartü Sartü badira sartü, han dira baratü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Pello eta mandoa dirade larrütü, Bai eta peko zolan biak zale sartü Sartü <text:span text:style-name="T1">badira sartü</text:span>, han dira baratü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Pello eta mandoa dirade larrütü, Bai eta peko zolan biak zale sartü Sartü badira sartü, han <text:span text:style-name="T1">dira baratü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Bena mündüala <text:span text:style-name="T1">baita</text:span> Pello franko <text:span text:style-name="T1">hiltzen</text:span> Ikusiren dütügü, ez bagira hiltzen, Sosaren errabiaz biziaren galtzen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Bena mündüala baita Pello franko hiltzen Ikusiren dütügü, ez <text:span text:style-name="T1">bagira hiltzen</text:span>, Sosaren errabiaz biziaren galtzen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6">Ber denboran arranoa nontik baitik jin zen eta aragiaren ürrina senditürik, zorrozka </text:span><text:span text:style-name="T197">sartü zen</text:span><text:span text:style-name="T196"> baxa zola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5">Bena arranoa oihüak baserazirik zalhe odeitan gor </text:span><text:span text:style-name="T198">igaran ze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Ez dü, ene ustez, Jondane Petirik holako bidanjantik hartzen; zelüko borta hersi da eta arranoa nekez <text:span text:style-name="T1">da</text:span> han <text:span text:style-name="T1">igaran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9) [pas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style-name="ce96" office:value-type="string" calcext:value-type="string">
            <text:p><text:span text:style-name="T199">Orea </text:span><text:span text:style-name="T200">altxatzen den</text:span><text:span text:style-name="T199"> artean ama badoa baratzealat aza lantare zonbaiten lantatzera, eta hau xilo egin eta tapa kiska-kaska ari da</text:span></text:p>
          </table:table-cell>
          <table:table-cell table:style-name="ce13" office:value-type="string" calcext:value-type="string">
            <text:p><text:span text:style-name="T60">Gure Herria</text:span> short stories (1924-1939)</text:p>
          </table:table-cell>
          <table:table-cell table:style-name="ce9" office:value-type="string" calcext:value-type="string">
            <text:p>Coyos, Jean-Baptiste. 2013. <text:span text:style-name="T60">Zubererazko istorio, alegia eta ipuin irri-egingarri: Gure Herria aldizkariaren idazleak (1924-1939)</text:span>. Bilbo/Bilbao: Euskaltzaindia.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(5) Transition to literary language</text:p>
          </table:table-cell>
          <table:table-cell office:value-type="string" calcext:value-type="string">
            <text:p>20th century</text:p>
          </table:table-cell>
          <table:table-cell office:value-type="string" calcext:value-type="string">
            <text:p>Souletin</text:p>
          </table:table-cell>
          <table:table-cell office:value-type="string" calcext:value-type="string">
            <text:p>3 (strong)</text:p>
          </table:table-cell>
          <table:table-cell office:value-type="string" calcext:value-type="string">
            <text:p>(3) Anticausative</text:p>
          </table:table-cell>
          <table:table-cell office:value-type="string" calcext:value-type="string">
            <text:p>(1) Detransitivization</text:p>
          </table:table-cell>
          <table:table-cell office:value-type="string" calcext:value-type="string">
            <text:p>(18) [present participle + <text:span text:style-name="T60">izan</text:span>]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office:value-type="string" calcext:value-type="string">
            <text:p>(continue collecting examples from Mounole (2011: 27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database of BHS paper manuscript on reflexivity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xular (2015: 2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zarraga (2010: 17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Otxoa de Arin (1902: 38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riain (1621: 25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Agirre Asteasukoa (1803: 4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rdaberatz (2004: 3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ogel (1904: second chapter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Belapeyre (1983: 61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Maister (2009: 4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Intxauspe (1883: 1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panaga (1656: 19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Xurio (1872: 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Lakarra (1981: 13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Padilla Moyano &amp; Bidegain (2015: 100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Salaberri Zaratiegi et al. 2021: 70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Salaberri Zaratiegi et al. 2023: 46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Estornés Lasa 1984: 71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Etxeberri &amp; Hiriart-Urruti 1887(1/3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Gómez 1991: 387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continue collecting examples from Kamino &amp; Salaberri 2006: 100)</text:p>
          </table:table-cell>
          <table:table-cell table:number-columns-repeated="16383"/>
        </table:table-row>
        <table:table-row table:style-name="ro1" table:number-rows-repeated="104747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Garamond-Regular" svg:font-family="AGaramond-Regular" style:font-family-generic="roman"/>
    <style:font-face style:name="Andale Sans UI" svg:font-family="'Andale Sans UI', 'Arial Unicode MS'" style:font-pitch="variable"/>
    <style:font-face style:name="Arial" svg:font-family="Arial" style:font-family-generic="swiss"/>
    <style:font-face style:name="ArialNarrow" svg:font-family="ArialNarrow"/>
    <style:font-face style:name="ArialNarrow-Italic" svg:font-family="ArialNarrow-Italic"/>
    <style:font-face style:name="ArialUnicodeMS" svg:font-family="ArialUnicodeMS"/>
    <style:font-face style:name="CentaurMT" svg:font-family="CentaurMT" style:font-family-generic="roman"/>
    <style:font-face style:name="HiddenHorzOCR" svg:font-family="HiddenHorzOC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empelMARIA-Italic" svg:font-family="StempelMARIA-Italic" style:font-family-generic="swiss"/>
    <style:font-face style:name="StempelMARIA-Roman" svg:font-family="StempelMARIA-Roman"/>
    <style:font-face style:name="Tahoma" svg:font-family="Tahoma" style:font-family-generic="system" style:font-pitch="variable"/>
    <style:font-face style:name="Times" svg:font-family="Times, 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Lodia" style:font-family-generic="roman" style:font-pitch="variable"/>
    <style:font-face style:name="Times New Roman3" svg:font-family="'Times New Roman'" style:font-adornments="Negrita" style:font-family-generic="roman" style:font-pitch="variable"/>
    <style:font-face style:name="Times New Roman4" svg:font-family="'Times New Roman', 'Times New Roman PS'" style:font-family-generic="roman"/>
    <style:font-face style:name="Times New Roman5" svg:font-family="'Times New Roman'"/>
    <style:font-face style:name="Times New Roman6" svg:font-family="'Times New Roman', 'Times New Roman'" style:font-family-generic="roman"/>
    <style:font-face style:name="Times-BoldItalic" svg:font-family="Times-BoldItalic" style:font-family-generic="roman"/>
    <style:font-face style:name="Times-Italic" svg:font-family="Times-Italic" style:font-family-generic="roman"/>
    <style:font-face style:name="TimesNewRomanPS-BoldItalicMT" svg:font-family="TimesNewRomanPS-BoldItalicMT"/>
    <style:font-face style:name="TimesNewRomanPS-ItalicMT" svg:font-family="TimesNewRomanPS-ItalicMT"/>
    <style:font-face style:name="TimesNewRomanPSMT" svg:font-family="TimesNewRomanPSMT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51:46.700000000</meta:creation-date>
    <dc:date>2024-11-07T20:17:32.819000000</dc:date>
    <meta:editing-duration>P2DT1H44M42S</meta:editing-duration>
    <meta:editing-cycles>1109</meta:editing-cycles>
    <meta:generator>LibreOffice/7.5.2.2$Windows_X86_64 LibreOffice_project/53bb9681a964705cf672590721dbc85eb4d0c3a2</meta:generator>
    <meta:document-statistic meta:table-count="1" meta:cell-count="11847" meta:object-count="0"/>
  </office:meta>
</office:document-meta>
</file>